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9.95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 = 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2.08" calcext:value-type="float">
            <text:p>-2.08</text:p>
          </table:table-cell>
          <table:table-cell office:value-type="float" office:value="0" calcext:value-type="float">
            <text:p>0</text:p>
          </table:table-cell>
          <table:table-cell office:value-type="float" office:value="4.3264" calcext:value-type="float">
            <text:p>4.3264</text:p>
          </table:table-cell>
          <table:table-cell office:value-type="float" office:value="18.7177" calcext:value-type="float">
            <text:p>18.7177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40721" calcext:value-type="float">
            <text:p>1.40721</text:p>
          </table:table-cell>
          <table:table-cell office:value-type="float" office:value="0" calcext:value-type="float">
            <text:p>0</text:p>
          </table:table-cell>
          <table:table-cell table:formula="of:=0.5*SQRT(100*[.H3]/[.J3]-1)/SIN(PI()/10)" office:value-type="float" office:value="3.75845087469299" calcext:value-type="float">
            <text:p>3.75845087469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office:value-type="float" office:value="2.3104" calcext:value-type="float">
            <text:p>2.3104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9692" calcext:value-type="float">
            <text:p>2.99692</text:p>
          </table:table-cell>
          <table:table-cell office:value-type="float" office:value="0" calcext:value-type="float">
            <text:p>0</text:p>
          </table:table-cell>
          <table:table-cell table:formula="of:=0.5*SQRT(100*[.H4]/[.J4]-1)/SIN(PI()/10)" office:value-type="float" office:value="0.936090528226217" calcext:value-type="float">
            <text:p>0.936090528226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-1.52" calcext:value-type="float">
            <text:p>-1.52</text:p>
          </table:table-cell>
          <table:table-cell office:value-type="float" office:value="0" calcext:value-type="float">
            <text:p>0</text:p>
          </table:table-cell>
          <table:table-cell office:value-type="float" office:value="2.3104" calcext:value-type="float">
            <text:p>2.3104</text:p>
          </table:table-cell>
          <table:table-cell office:value-type="float" office:value="5.33795" calcext:value-type="float">
            <text:p>5.33795</text:p>
          </table:table-cell>
          <table:table-cell office:value-type="float" office:value="0.34" calcext:value-type="float">
            <text:p>0.34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133634" calcext:value-type="float">
            <text:p>0.0133634</text:p>
          </table:table-cell>
          <table:table-cell office:value-type="float" office:value="1.74971" calcext:value-type="float">
            <text:p>1.74971</text:p>
          </table:table-cell>
          <table:table-cell office:value-type="float" office:value="0" calcext:value-type="float">
            <text:p>0</text:p>
          </table:table-cell>
          <table:table-cell table:formula="of:=0.5*SQRT(100*[.H5]/[.J5]-1)/SIN(PI()/10)" office:value-type="float" office:value="3.83129441135831" calcext:value-type="float">
            <text:p>3.83129441135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12" calcext:value-type="float">
            <text:p>0.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0736" calcext:value-type="float">
            <text:p>0.00020736</text:p>
          </table:table-cell>
          <table:table-cell office:value-type="float" office:value="9.00381" calcext:value-type="float">
            <text:p>9.00381</text:p>
          </table:table-cell>
          <table:table-cell office:value-type="float" office:value="0" calcext:value-type="float">
            <text:p>0</text:p>
          </table:table-cell>
          <table:table-cell table:formula="of:=0.5*SQRT(100*[.H6]/[.J6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46" calcext:value-type="float">
            <text:p>0.46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447746" calcext:value-type="float">
            <text:p>0.0447746</text:p>
          </table:table-cell>
          <table:table-cell office:value-type="float" office:value="0.013901" calcext:value-type="float">
            <text:p>0.013901</text:p>
          </table:table-cell>
          <table:table-cell office:value-type="float" office:value="0" calcext:value-type="float">
            <text:p>0</text:p>
          </table:table-cell>
          <table:table-cell table:formula="of:=0.5*SQRT(100*[.H7]/[.J7]-1)/SIN(PI()/10)" office:value-type="float" office:value="63.1073217299632" calcext:value-type="float">
            <text:p>63.1073217299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24" calcext:value-type="float">
            <text:p>0.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0331776" calcext:value-type="float">
            <text:p>0.00331776</text:p>
          </table:table-cell>
          <table:table-cell office:value-type="float" office:value="8.25633" calcext:value-type="float">
            <text:p>8.25633</text:p>
          </table:table-cell>
          <table:table-cell office:value-type="float" office:value="0" calcext:value-type="float">
            <text:p>0</text:p>
          </table:table-cell>
          <table:table-cell table:formula="of:=0.5*SQRT(100*[.H8]/[.J8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1.0816" calcext:value-type="float">
            <text:p>1.0816</text:p>
          </table:table-cell>
          <table:table-cell office:value-type="float" office:value="1.16986" calcext:value-type="float">
            <text:p>1.16986</text:p>
          </table:table-cell>
          <table:table-cell office:value-type="float" office:value="0.14" calcext:value-type="float">
            <text:p>0.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6.45633" calcext:value-type="float">
            <text:p>6.45633</text:p>
          </table:table-cell>
          <table:table-cell office:value-type="float" office:value="0" calcext:value-type="float">
            <text:p>0</text:p>
          </table:table-cell>
          <table:table-cell table:formula="of:=0.5*SQRT(100*[.H9]/[.J9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268739" calcext:value-type="float">
            <text:p>0.26873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62695" calcext:value-type="float">
            <text:p>0.62695</text:p>
          </table:table-cell>
          <table:table-cell office:value-type="float" office:value="0" calcext:value-type="float">
            <text:p>0</text:p>
          </table:table-cell>
          <table:table-cell table:formula="of:=0.5*SQRT(100*[.H10]/[.J10]-1)/SIN(PI()/10)" office:value-type="float" office:value="3.75303466986344" calcext:value-type="float">
            <text:p>3.75303466986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-0.64" calcext:value-type="float">
            <text:p>-0.64</text:p>
          </table:table-cell>
          <table:table-cell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4.85718" calcext:value-type="float">
            <text:p>4.85718</text:p>
          </table:table-cell>
          <table:table-cell office:value-type="float" office:value="0" calcext:value-type="float">
            <text:p>0</text:p>
          </table:table-cell>
          <table:table-cell table:formula="of:=0.5*SQRT(100*[.H11]/[.J11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98345" calcext:value-type="float">
            <text:p>0.09834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460588" calcext:value-type="float">
            <text:p>0.460588</text:p>
          </table:table-cell>
          <table:table-cell office:value-type="float" office:value="0" calcext:value-type="float">
            <text:p>0</text:p>
          </table:table-cell>
          <table:table-cell table:formula="of:=0.5*SQRT(100*[.H12]/[.J12]-1)/SIN(PI()/10)" office:value-type="float" office:value="1.75102212125655" calcext:value-type="float">
            <text:p>1.75102212125655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.64" calcext:value-type="float">
            <text:p>-2.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6.976" calcext:value-type="float">
            <text:p>6.976</text:p>
          </table:table-cell>
          <table:table-cell office:value-type="float" office:value="48.843" calcext:value-type="float">
            <text:p>48.843</text:p>
          </table:table-cell>
          <table:table-cell office:value-type="float" office:value="0.17" calcext:value-type="float">
            <text:p>0.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85256" calcext:value-type="float">
            <text:p>0.00085256</text:p>
          </table:table-cell>
          <table:table-cell office:value-type="float" office:value="0.790132" calcext:value-type="float">
            <text:p>0.790132</text:p>
          </table:table-cell>
          <table:table-cell office:value-type="float" office:value="0.64" calcext:value-type="float">
            <text:p>0.64</text:p>
          </table:table-cell>
          <table:table-cell table:formula="of:=0.5*SQRT(100*[.H14]/[.J14]-1)/SIN(PI()/10)" office:value-type="float" office:value="2.64402439273232" calcext:value-type="float">
            <text:p>2.64402439273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-2.24" calcext:value-type="float">
            <text:p>-2.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5.0752" calcext:value-type="float">
            <text:p>5.0752</text:p>
          </table:table-cell>
          <table:table-cell office:value-type="float" office:value="26.9137" calcext:value-type="float">
            <text:p>26.9137</text:p>
          </table:table-cell>
          <table:table-cell office:value-type="float" office:value="0.2" calcext:value-type="float">
            <text:p>0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0317696" calcext:value-type="float">
            <text:p>0.00317696</text:p>
          </table:table-cell>
          <table:table-cell office:value-type="float" office:value="7.32354" calcext:value-type="float">
            <text:p>7.32354</text:p>
          </table:table-cell>
          <table:table-cell office:value-type="float" office:value="0.0476033" calcext:value-type="float">
            <text:p>0.0476033</text:p>
          </table:table-cell>
          <table:table-cell table:formula="of:=0.5*SQRT(100*[.H15]/[.J15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office:value-type="float" office:value="-2.04" calcext:value-type="float">
            <text:p>-2.04</text:p>
          </table:table-cell>
          <table:table-cell office:value-type="float" office:value="0.0784" calcext:value-type="float">
            <text:p>0.0784</text:p>
          </table:table-cell>
          <table:table-cell office:value-type="float" office:value="4.24" calcext:value-type="float">
            <text:p>4.24</text:p>
          </table:table-cell>
          <table:table-cell office:value-type="float" office:value="19.2827" calcext:value-type="float">
            <text:p>19.2827</text:p>
          </table:table-cell>
          <table:table-cell office:value-type="float" office:value="0.39" calcext:value-type="float">
            <text:p>0.39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0573825" calcext:value-type="float">
            <text:p>0.0573825</text:p>
          </table:table-cell>
          <table:table-cell office:value-type="float" office:value="3.60997" calcext:value-type="float">
            <text:p>3.60997</text:p>
          </table:table-cell>
          <table:table-cell office:value-type="float" office:value="0.0169605" calcext:value-type="float">
            <text:p>0.0169605</text:p>
          </table:table-cell>
          <table:table-cell table:formula="of:=0.5*SQRT(100*[.H16]/[.J16]-1)/SIN(PI()/10)" office:value-type="float" office:value="3.32124473670359" calcext:value-type="float">
            <text:p>3.32124473670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-2" calcext:value-type="float">
            <text:p>-2</text:p>
          </table:table-cell>
          <table:table-cell office:value-type="float" office:value="0.0256" calcext:value-type="float">
            <text:p>0.0256</text:p>
          </table:table-cell>
          <table:table-cell office:value-type="float" office:value="4.0256" calcext:value-type="float">
            <text:p>4.0256</text:p>
          </table:table-cell>
          <table:table-cell office:value-type="float" office:value="16.6151" calcext:value-type="float">
            <text:p>16.6151</text:p>
          </table:table-cell>
          <table:table-cell office:value-type="float" office:value="0.34" calcext:value-type="float">
            <text:p>0.34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92762" calcext:value-type="float">
            <text:p>0.0492762</text:p>
          </table:table-cell>
          <table:table-cell office:value-type="float" office:value="1.15666" calcext:value-type="float">
            <text:p>1.15666</text:p>
          </table:table-cell>
          <table:table-cell office:value-type="float" office:value="0.00528926" calcext:value-type="float">
            <text:p>0.00528926</text:p>
          </table:table-cell>
          <table:table-cell table:formula="of:=0.5*SQRT(100*[.H17]/[.J17]-1)/SIN(PI()/10)" office:value-type="float" office:value="5.87387702713675" calcext:value-type="float">
            <text:p>5.8738770271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-1.8" calcext:value-type="float">
            <text:p>-1.8</text:p>
          </table:table-cell>
          <table:table-cell office:value-type="float" office:value="0.0784" calcext:value-type="float">
            <text:p>0.0784</text:p>
          </table:table-cell>
          <table:table-cell office:value-type="float" office:value="3.3184" calcext:value-type="float">
            <text:p>3.3184</text:p>
          </table:table-cell>
          <table:table-cell office:value-type="float" office:value="12.0278" calcext:value-type="float">
            <text:p>12.0278</text:p>
          </table:table-cell>
          <table:table-cell office:value-type="float" office:value="0.51" calcext:value-type="float">
            <text:p>0.51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866817" calcext:value-type="float">
            <text:p>0.0866817</text:p>
          </table:table-cell>
          <table:table-cell office:value-type="float" office:value="2.66541" calcext:value-type="float">
            <text:p>2.66541</text:p>
          </table:table-cell>
          <table:table-cell office:value-type="float" office:value="0.0154864" calcext:value-type="float">
            <text:p>0.0154864</text:p>
          </table:table-cell>
          <table:table-cell table:formula="of:=0.5*SQRT(100*[.H18]/[.J18]-1)/SIN(PI()/10)" office:value-type="float" office:value="4.9110230478876" calcext:value-type="float">
            <text:p>4.9110230478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1.64" calcext:value-type="float">
            <text:p>-1.64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704" calcext:value-type="float">
            <text:p>2.704</text:p>
          </table:table-cell>
          <table:table-cell office:value-type="float" office:value="7.46654" calcext:value-type="float">
            <text:p>7.46654</text:p>
          </table:table-cell>
          <table:table-cell office:value-type="float" office:value="0.36" calcext:value-type="float">
            <text:p>0.36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167962" calcext:value-type="float">
            <text:p>0.0167962</text:p>
          </table:table-cell>
          <table:table-cell office:value-type="float" office:value="3.36233" calcext:value-type="float">
            <text:p>3.36233</text:p>
          </table:table-cell>
          <table:table-cell office:value-type="float" office:value="0.00272212" calcext:value-type="float">
            <text:p>0.00272212</text:p>
          </table:table-cell>
          <table:table-cell table:formula="of:=0.5*SQRT(100*[.H19]/[.J19]-1)/SIN(PI()/10)" office:value-type="float" office:value="2.73369701873595" calcext:value-type="float">
            <text:p>2.73369701873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-2.04" calcext:value-type="float">
            <text:p>-2.0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176" calcext:value-type="float">
            <text:p>4.176</text:p>
          </table:table-cell>
          <table:table-cell office:value-type="float" office:value="17.6787" calcext:value-type="float">
            <text:p>17.6787</text:p>
          </table:table-cell>
          <table:table-cell office:value-type="float" office:value="0.51" calcext:value-type="float">
            <text:p>0.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75323" calcext:value-type="float">
            <text:p>0.075323</text:p>
          </table:table-cell>
          <table:table-cell office:value-type="float" office:value="5.93676" calcext:value-type="float">
            <text:p>5.93676</text:p>
          </table:table-cell>
          <table:table-cell office:value-type="float" office:value="0.00260751" calcext:value-type="float">
            <text:p>0.00260751</text:p>
          </table:table-cell>
          <table:table-cell table:formula="of:=0.5*SQRT(100*[.H20]/[.J20]-1)/SIN(PI()/10)" office:value-type="float" office:value="3.0113321870634" calcext:value-type="float">
            <text:p>3.0113321870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-0.96" calcext:value-type="float">
            <text:p>-0.9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4777" calcext:value-type="float">
            <text:p>0.884777</text:p>
          </table:table-cell>
          <table:table-cell office:value-type="float" office:value="0.34" calcext:value-type="float">
            <text:p>0.3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8434" calcext:value-type="float">
            <text:p>0.0178434</text:p>
          </table:table-cell>
          <table:table-cell office:value-type="float" office:value="2.8522" calcext:value-type="float">
            <text:p>2.8522</text:p>
          </table:table-cell>
          <table:table-cell office:value-type="float" office:value="0.000946746" calcext:value-type="float">
            <text:p>0.000946746</text:p>
          </table:table-cell>
          <table:table-cell table:formula="of:=0.5*SQRT(100*[.H21]/[.J21]-1)/SIN(PI()/10)" office:value-type="float" office:value="2.92922248006479" calcext:value-type="float">
            <text:p>2.92922248006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-0.84" calcext:value-type="float">
            <text:p>-0.8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04648" calcext:value-type="float">
            <text:p>0.504648</text:p>
          </table:table-cell>
          <table:table-cell office:value-type="float" office:value="0.28" calcext:value-type="float">
            <text:p>0.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85296" calcext:value-type="float">
            <text:p>0.00785296</text:p>
          </table:table-cell>
          <table:table-cell office:value-type="float" office:value="2.26679" calcext:value-type="float">
            <text:p>2.26679</text:p>
          </table:table-cell>
          <table:table-cell office:value-type="float" office:value="0.000123457" calcext:value-type="float">
            <text:p>0.000123457</text:p>
          </table:table-cell>
          <table:table-cell table:formula="of:=0.5*SQRT(100*[.H22]/[.J22]-1)/SIN(PI()/10)" office:value-type="float" office:value="2.61774209158891" calcext:value-type="float">
            <text:p>2.61774209158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-1" calcext:value-type="float">
            <text:p>-1</text:p>
          </table:table-cell>
          <table:table-cell office:value-type="float" office:value="0.0144" calcext:value-type="float">
            <text:p>0.0144</text:p>
          </table:table-cell>
          <table:table-cell office:value-type="float" office:value="1.0144" calcext:value-type="float">
            <text:p>1.0144</text:p>
          </table:table-cell>
          <table:table-cell office:value-type="float" office:value="1.08661" calcext:value-type="float">
            <text:p>1.08661</text:p>
          </table:table-cell>
          <table:table-cell office:value-type="float" office:value="0.1" calcext:value-type="float">
            <text:p>0.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032896" calcext:value-type="float">
            <text:p>0.00032896</text:p>
          </table:table-cell>
          <table:table-cell office:value-type="float" office:value="2.97735" calcext:value-type="float">
            <text:p>2.97735</text:p>
          </table:table-cell>
          <table:table-cell office:value-type="float" office:value="0.000680529" calcext:value-type="float">
            <text:p>0.000680529</text:p>
          </table:table-cell>
          <table:table-cell table:formula="of:=0.5*SQRT(100*[.H23]/[.J23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" calcext:value-type="float">
            <text:p>0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2" calcext:value-type="float">
            <text:p>0.1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22472" calcext:value-type="float">
            <text:p>0.00022472</text:p>
          </table:table-cell>
          <table:table-cell office:value-type="float" office:value="0.71305" calcext:value-type="float">
            <text:p>0.71305</text:p>
          </table:table-cell>
          <table:table-cell office:value-type="float" office:value="0" calcext:value-type="float">
            <text:p>0</text:p>
          </table:table-cell>
          <table:table-cell table:formula="of:=0.5*SQRT(100*[.H25]/[.J25]-1)/SIN(PI()/10)" office:value-type="float" office:value="1.6560498815401" calcext:value-type="float">
            <text:p>1.6560498815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3.34" calcext:value-type="float">
            <text:p>-3.34</text:p>
          </table:table-cell>
          <table:table-cell office:value-type="float" office:value="0.4428" calcext:value-type="float">
            <text:p>0.4428</text:p>
          </table:table-cell>
          <table:table-cell office:value-type="float" office:value="11.5984" calcext:value-type="float">
            <text:p>11.5984</text:p>
          </table:table-cell>
          <table:table-cell office:value-type="float" office:value="154.104" calcext:value-type="float">
            <text:p>154.104</text:p>
          </table:table-cell>
          <table:table-cell office:value-type="float" office:value="0.77" calcext:value-type="float">
            <text:p>0.77</text:p>
          </table:table-cell>
          <table:table-cell office:value-type="float" office:value="0.662" calcext:value-type="float">
            <text:p>0.662</text:p>
          </table:table-cell>
          <table:table-cell office:value-type="float" office:value="0.571384" calcext:value-type="float">
            <text:p>0.571384</text:p>
          </table:table-cell>
          <table:table-cell office:value-type="float" office:value="0.793951" calcext:value-type="float">
            <text:p>0.793951</text:p>
          </table:table-cell>
          <table:table-cell office:value-type="float" office:value="0.36595" calcext:value-type="float">
            <text:p>0.36595</text:p>
          </table:table-cell>
          <table:table-cell table:formula="of:=0.5*SQRT(100*[.H26]/[.J26]-1)/SIN(PI()/10)" office:value-type="float" office:value="14.6858723137653" calcext:value-type="float">
            <text:p>14.6858723137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-2.8" calcext:value-type="float">
            <text:p>-2.8</text:p>
          </table:table-cell>
          <table:table-cell office:value-type="float" office:value="0.0736" calcext:value-type="float">
            <text:p>0.0736</text:p>
          </table:table-cell>
          <table:table-cell office:value-type="float" office:value="7.9136" calcext:value-type="float">
            <text:p>7.9136</text:p>
          </table:table-cell>
          <table:table-cell office:value-type="float" office:value="65.0144" calcext:value-type="float">
            <text:p>65.0144</text:p>
          </table:table-cell>
          <table:table-cell office:value-type="float" office:value="0.69" calcext:value-type="float">
            <text:p>0.69</text:p>
          </table:table-cell>
          <table:table-cell office:value-type="float" office:value="0.4898" calcext:value-type="float">
            <text:p>0.4898</text:p>
          </table:table-cell>
          <table:table-cell office:value-type="float" office:value="0.267137" calcext:value-type="float">
            <text:p>0.267137</text:p>
          </table:table-cell>
          <table:table-cell office:value-type="float" office:value="4.23718" calcext:value-type="float">
            <text:p>4.23718</text:p>
          </table:table-cell>
          <table:table-cell office:value-type="float" office:value="0.0159221" calcext:value-type="float">
            <text:p>0.0159221</text:p>
          </table:table-cell>
          <table:table-cell table:formula="of:=0.5*SQRT(100*[.H27]/[.J27]-1)/SIN(PI()/10)" office:value-type="float" office:value="5.25788229781539" calcext:value-type="float">
            <text:p>5.2578822978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2.9" calcext:value-type="float">
            <text:p>-2.9</text:p>
          </table:table-cell>
          <table:table-cell office:value-type="float" office:value="0.2156" calcext:value-type="float">
            <text:p>0.2156</text:p>
          </table:table-cell>
          <table:table-cell office:value-type="float" office:value="8.6256" calcext:value-type="float">
            <text:p>8.6256</text:p>
          </table:table-cell>
          <table:table-cell office:value-type="float" office:value="82.2559" calcext:value-type="float">
            <text:p>82.2559</text:p>
          </table:table-cell>
          <table:table-cell office:value-type="float" office:value="0.795" calcext:value-type="float">
            <text:p>0.795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440293" calcext:value-type="float">
            <text:p>0.440293</text:p>
          </table:table-cell>
          <table:table-cell office:value-type="float" office:value="0.941591" calcext:value-type="float">
            <text:p>0.941591</text:p>
          </table:table-cell>
          <table:table-cell office:value-type="float" office:value="0.0445455" calcext:value-type="float">
            <text:p>0.0445455</text:p>
          </table:table-cell>
          <table:table-cell table:formula="of:=0.5*SQRT(100*[.H28]/[.J28]-1)/SIN(PI()/10)" office:value-type="float" office:value="13.2674417816016" calcext:value-type="float">
            <text:p>13.2674417816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-2.62" calcext:value-type="float">
            <text:p>-2.62</text:p>
          </table:table-cell>
          <table:table-cell office:value-type="float" office:value="0.1548" calcext:value-type="float">
            <text:p>0.1548</text:p>
          </table:table-cell>
          <table:table-cell office:value-type="float" office:value="7.0192" calcext:value-type="float">
            <text:p>7.0192</text:p>
          </table:table-cell>
          <table:table-cell office:value-type="float" office:value="54.1583" calcext:value-type="float">
            <text:p>54.1583</text:p>
          </table:table-cell>
          <table:table-cell office:value-type="float" office:value="0.735" calcext:value-type="float">
            <text:p>0.735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331317" calcext:value-type="float">
            <text:p>0.331317</text:p>
          </table:table-cell>
          <table:table-cell office:value-type="float" office:value="2.04679" calcext:value-type="float">
            <text:p>2.04679</text:p>
          </table:table-cell>
          <table:table-cell office:value-type="float" office:value="0.0305778" calcext:value-type="float">
            <text:p>0.0305778</text:p>
          </table:table-cell>
          <table:table-cell table:formula="of:=0.5*SQRT(100*[.H29]/[.J29]-1)/SIN(PI()/10)" office:value-type="float" office:value="8.24314903377599" calcext:value-type="float">
            <text:p>8.24314903377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2.62" calcext:value-type="float">
            <text:p>-2.62</text:p>
          </table:table-cell>
          <table:table-cell office:value-type="float" office:value="0.4172" calcext:value-type="float">
            <text:p>0.4172</text:p>
          </table:table-cell>
          <table:table-cell office:value-type="float" office:value="7.2816" calcext:value-type="float">
            <text:p>7.2816</text:p>
          </table:table-cell>
          <table:table-cell office:value-type="float" office:value="61.7423" calcext:value-type="float">
            <text:p>61.7423</text:p>
          </table:table-cell>
          <table:table-cell office:value-type="float" office:value="0.71" calcext:value-type="float">
            <text:p>0.71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319644" calcext:value-type="float">
            <text:p>0.319644</text:p>
          </table:table-cell>
          <table:table-cell office:value-type="float" office:value="1.67318" calcext:value-type="float">
            <text:p>1.67318</text:p>
          </table:table-cell>
          <table:table-cell office:value-type="float" office:value="0.0788658" calcext:value-type="float">
            <text:p>0.0788658</text:p>
          </table:table-cell>
          <table:table-cell table:formula="of:=0.5*SQRT(100*[.H30]/[.J30]-1)/SIN(PI()/10)" office:value-type="float" office:value="8.95467377097603" calcext:value-type="float">
            <text:p>8.95467377097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-1.98" calcext:value-type="float">
            <text:p>-1.98</text:p>
          </table:table-cell>
          <table:table-cell office:value-type="float" office:value="0.0972" calcext:value-type="float">
            <text:p>0.0972</text:p>
          </table:table-cell>
          <table:table-cell office:value-type="float" office:value="4.0176" calcext:value-type="float">
            <text:p>4.0176</text:p>
          </table:table-cell>
          <table:table-cell office:value-type="float" office:value="17.7193" calcext:value-type="float">
            <text:p>17.71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59916" calcext:value-type="float">
            <text:p>0.00059916</text:p>
          </table:table-cell>
          <table:table-cell office:value-type="float" office:value="10.1492" calcext:value-type="float">
            <text:p>10.1492</text:p>
          </table:table-cell>
          <table:table-cell office:value-type="float" office:value="0.0176007" calcext:value-type="float">
            <text:p>0.0176007</text:p>
          </table:table-cell>
          <table:table-cell table:formula="of:=0.5*SQRT(100*[.H31]/[.J31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-1.64" calcext:value-type="float">
            <text:p>-1.64</text:p>
          </table:table-cell>
          <table:table-cell office:value-type="float" office:value="0.056" calcext:value-type="float">
            <text:p>0.056</text:p>
          </table:table-cell>
          <table:table-cell office:value-type="float" office:value="2.7456" calcext:value-type="float">
            <text:p>2.7456</text:p>
          </table:table-cell>
          <table:table-cell office:value-type="float" office:value="8.18123" calcext:value-type="float">
            <text:p>8.1812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416388" calcext:value-type="float">
            <text:p>0.00416388</text:p>
          </table:table-cell>
          <table:table-cell office:value-type="float" office:value="5.48684" calcext:value-type="float">
            <text:p>5.48684</text:p>
          </table:table-cell>
          <table:table-cell office:value-type="float" office:value="0.00828402" calcext:value-type="float">
            <text:p>0.00828402</text:p>
          </table:table-cell>
          <table:table-cell table:formula="of:=0.5*SQRT(100*[.H32]/[.J32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-1.56" calcext:value-type="float">
            <text:p>-1.56</text:p>
          </table:table-cell>
          <table:table-cell office:value-type="float" office:value="0.1968" calcext:value-type="float">
            <text:p>0.1968</text:p>
          </table:table-cell>
          <table:table-cell office:value-type="float" office:value="2.6304" calcext:value-type="float">
            <text:p>2.6304</text:p>
          </table:table-cell>
          <table:table-cell office:value-type="float" office:value="8.86358" calcext:value-type="float">
            <text:p>8.86358</text:p>
          </table:table-cell>
          <table:table-cell office:value-type="float" office:value="0.33" calcext:value-type="float">
            <text:p>0.3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386919" calcext:value-type="float">
            <text:p>0.0386919</text:p>
          </table:table-cell>
          <table:table-cell office:value-type="float" office:value="3.174" calcext:value-type="float">
            <text:p>3.174</text:p>
          </table:table-cell>
          <table:table-cell office:value-type="float" office:value="0.0151852" calcext:value-type="float">
            <text:p>0.0151852</text:p>
          </table:table-cell>
          <table:table-cell table:formula="of:=0.5*SQRT(100*[.H33]/[.J33]-1)/SIN(PI()/10)" office:value-type="float" office:value="3.1730057700029" calcext:value-type="float">
            <text:p>3.1730057700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-0.88" calcext:value-type="float">
            <text:p>-0.8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729272" calcext:value-type="float">
            <text:p>0.729272</text:p>
          </table:table-cell>
          <table:table-cell office:value-type="float" office:value="0.11" calcext:value-type="float">
            <text:p>0.1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069192" calcext:value-type="float">
            <text:p>0.00069192</text:p>
          </table:table-cell>
          <table:table-cell office:value-type="float" office:value="4.04435" calcext:value-type="float">
            <text:p>4.04435</text:p>
          </table:table-cell>
          <table:table-cell office:value-type="float" office:value="0.00136106" calcext:value-type="float">
            <text:p>0.00136106</text:p>
          </table:table-cell>
          <table:table-cell table:formula="of:=0.5*SQRT(100*[.H34]/[.J34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0033834" calcext:value-type="float">
            <text:p>0.00033834</text:p>
          </table:table-cell>
          <table:table-cell office:value-type="float" office:value="0.627599" calcext:value-type="float">
            <text:p>0.627599</text:p>
          </table:table-cell>
          <table:table-cell office:value-type="float" office:value="0.000000000000266454" calcext:value-type="float">
            <text:p>2.66454E-13</text:p>
          </table:table-cell>
          <table:table-cell table:formula="of:=0.5*SQRT(100*[.H36]/[.J36]-1)/SIN(PI()/10)" office:value-type="float" office:value="2.1972953943936" calcext:value-type="float">
            <text:p>2.1972953943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0" calcext:value-type="float">
            <text:p>0</text:p>
          </table:table-cell>
          <table:table-cell table:formula="of:=0.5*SQRT(100*[.H37]/[.J37]-1)/SIN(PI()/10)" office:value-type="float" office:value="4.66220589749943E+016" calcext:value-type="float">
            <text:p>4.66220589749943E+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-2.66" calcext:value-type="float">
            <text:p>-2.66</text:p>
          </table:table-cell>
          <table:table-cell office:value-type="float" office:value="0.1596" calcext:value-type="float">
            <text:p>0.1596</text:p>
          </table:table-cell>
          <table:table-cell office:value-type="float" office:value="7.2352" calcext:value-type="float">
            <text:p>7.2352</text:p>
          </table:table-cell>
          <table:table-cell office:value-type="float" office:value="57.4327" calcext:value-type="float">
            <text:p>57.4327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47115" calcext:value-type="float">
            <text:p>0.47115</text:p>
          </table:table-cell>
          <table:table-cell office:value-type="float" office:value="0.248" calcext:value-type="float">
            <text:p>0.248</text:p>
          </table:table-cell>
          <table:table-cell office:value-type="float" office:value="3.15703" calcext:value-type="float">
            <text:p>3.15703</text:p>
          </table:table-cell>
          <table:table-cell office:value-type="float" office:value="0.0345268" calcext:value-type="float">
            <text:p>0.0345268</text:p>
          </table:table-cell>
          <table:table-cell table:formula="of:=0.5*SQRT(100*[.H38]/[.J38]-1)/SIN(PI()/10)" office:value-type="float" office:value="6.03763841146697" calcext:value-type="float">
            <text:p>6.03763841146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-2.55" calcext:value-type="float">
            <text:p>-2.55</text:p>
          </table:table-cell>
          <table:table-cell office:value-type="float" office:value="0.2231" calcext:value-type="float">
            <text:p>0.2231</text:p>
          </table:table-cell>
          <table:table-cell office:value-type="float" office:value="6.7256" calcext:value-type="float">
            <text:p>6.7256</text:p>
          </table:table-cell>
          <table:table-cell office:value-type="float" office:value="51.8062" calcext:value-type="float">
            <text:p>51.8062</text:p>
          </table:table-cell>
          <table:table-cell office:value-type="float" office:value="0.47" calcext:value-type="float">
            <text:p>0.47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187281" calcext:value-type="float">
            <text:p>0.187281</text:p>
          </table:table-cell>
          <table:table-cell office:value-type="float" office:value="8.07243" calcext:value-type="float">
            <text:p>8.07243</text:p>
          </table:table-cell>
          <table:table-cell office:value-type="float" office:value="0.046095" calcext:value-type="float">
            <text:p>0.046095</text:p>
          </table:table-cell>
          <table:table-cell table:formula="of:=0.5*SQRT(100*[.H39]/[.J39]-1)/SIN(PI()/10)" office:value-type="float" office:value="2.69577025669676" calcext:value-type="float">
            <text:p>2.69577025669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-2.94" calcext:value-type="float">
            <text:p>-2.94</text:p>
          </table:table-cell>
          <table:table-cell office:value-type="float" office:value="0.1932" calcext:value-type="float">
            <text:p>0.1932</text:p>
          </table:table-cell>
          <table:table-cell office:value-type="float" office:value="8.8368" calcext:value-type="float">
            <text:p>8.8368</text:p>
          </table:table-cell>
          <table:table-cell office:value-type="float" office:value="85.6905" calcext:value-type="float">
            <text:p>85.6905</text:p>
          </table:table-cell>
          <table:table-cell office:value-type="float" office:value="0.78" calcext:value-type="float">
            <text:p>0.78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421746" calcext:value-type="float">
            <text:p>0.421746</text:p>
          </table:table-cell>
          <table:table-cell office:value-type="float" office:value="1.0826" calcext:value-type="float">
            <text:p>1.0826</text:p>
          </table:table-cell>
          <table:table-cell office:value-type="float" office:value="0.038163" calcext:value-type="float">
            <text:p>0.038163</text:p>
          </table:table-cell>
          <table:table-cell table:formula="of:=0.5*SQRT(100*[.H40]/[.J40]-1)/SIN(PI()/10)" office:value-type="float" office:value="12.1542859439035" calcext:value-type="float">
            <text:p>12.1542859439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-2.92" calcext:value-type="float">
            <text:p>-2.92</text:p>
          </table:table-cell>
          <table:table-cell office:value-type="float" office:value="0.136" calcext:value-type="float">
            <text:p>0.136</text:p>
          </table:table-cell>
          <table:table-cell office:value-type="float" office:value="8.6624" calcext:value-type="float">
            <text:p>8.6624</text:p>
          </table:table-cell>
          <table:table-cell office:value-type="float" office:value="79.6543" calcext:value-type="float">
            <text:p>79.6543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41051" calcext:value-type="float">
            <text:p>0.41051</text:p>
          </table:table-cell>
          <table:table-cell office:value-type="float" office:value="1.71183" calcext:value-type="float">
            <text:p>1.71183</text:p>
          </table:table-cell>
          <table:table-cell office:value-type="float" office:value="0.0257089" calcext:value-type="float">
            <text:p>0.0257089</text:p>
          </table:table-cell>
          <table:table-cell table:formula="of:=0.5*SQRT(100*[.H41]/[.J41]-1)/SIN(PI()/10)" office:value-type="float" office:value="9.50098405080504" calcext:value-type="float">
            <text:p>9.50098405080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-1.83" calcext:value-type="float">
            <text:p>-1.83</text:p>
          </table:table-cell>
          <table:table-cell office:value-type="float" office:value="0.0727" calcext:value-type="float">
            <text:p>0.0727</text:p>
          </table:table-cell>
          <table:table-cell office:value-type="float" office:value="3.4216" calcext:value-type="float">
            <text:p>3.4216</text:p>
          </table:table-cell>
          <table:table-cell office:value-type="float" office:value="12.6564" calcext:value-type="float">
            <text:p>12.6564</text:p>
          </table:table-cell>
          <table:table-cell office:value-type="float" office:value="0.16" calcext:value-type="float">
            <text:p>0.1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0161836" calcext:value-type="float">
            <text:p>0.00161836</text:p>
          </table:table-cell>
          <table:table-cell office:value-type="float" office:value="6.46998" calcext:value-type="float">
            <text:p>6.46998</text:p>
          </table:table-cell>
          <table:table-cell office:value-type="float" office:value="0.0131643" calcext:value-type="float">
            <text:p>0.0131643</text:p>
          </table:table-cell>
          <table:table-cell table:formula="of:=0.5*SQRT(100*[.H42]/[.J42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2.69" calcext:value-type="float">
            <text:p>-2.69</text:p>
          </table:table-cell>
          <table:table-cell office:value-type="float" office:value="0.3711" calcext:value-type="float">
            <text:p>0.3711</text:p>
          </table:table-cell>
          <table:table-cell office:value-type="float" office:value="7.6072" calcext:value-type="float">
            <text:p>7.6072</text:p>
          </table:table-cell>
          <table:table-cell office:value-type="float" office:value="67.5157" calcext:value-type="float">
            <text:p>67.5157</text:p>
          </table:table-cell>
          <table:table-cell office:value-type="float" office:value="0.72" calcext:value-type="float">
            <text:p>0.72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370323" calcext:value-type="float">
            <text:p>0.370323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0.0548964" calcext:value-type="float">
            <text:p>0.0548964</text:p>
          </table:table-cell>
          <table:table-cell table:formula="of:=0.5*SQRT(100*[.H43]/[.J43]-1)/SIN(PI()/10)" office:value-type="float" office:value="13.0205626152105" calcext:value-type="float">
            <text:p>13.0205626152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-1.17" calcext:value-type="float">
            <text:p>-1.17</text:p>
          </table:table-cell>
          <table:table-cell office:value-type="float" office:value="0.0271" calcext:value-type="float">
            <text:p>0.0271</text:p>
          </table:table-cell>
          <table:table-cell office:value-type="float" office:value="1.396" calcext:value-type="float">
            <text:p>1.396</text:p>
          </table:table-cell>
          <table:table-cell office:value-type="float" office:value="2.10306" calcext:value-type="float">
            <text:p>2.1030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0092942" calcext:value-type="float">
            <text:p>0.00092942</text:p>
          </table:table-cell>
          <table:table-cell office:value-type="float" office:value="3.18123" calcext:value-type="float">
            <text:p>3.18123</text:p>
          </table:table-cell>
          <table:table-cell office:value-type="float" office:value="0.00209105" calcext:value-type="float">
            <text:p>0.00209105</text:p>
          </table:table-cell>
          <table:table-cell table:formula="of:=0.5*SQRT(100*[.H44]/[.J44]-1)/SIN(PI()/10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-0.96" calcext:value-type="float">
            <text:p>-0.96</text:p>
          </table:table-cell>
          <table:table-cell office:value-type="float" office:value="0.1216" calcext:value-type="float">
            <text:p>0.1216</text:p>
          </table:table-cell>
          <table:table-cell office:value-type="float" office:value="1.0432" calcext:value-type="float">
            <text:p>1.0432</text:p>
          </table:table-cell>
          <table:table-cell office:value-type="float" office:value="1.59336" calcext:value-type="float">
            <text:p>1.59336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00273702" calcext:value-type="float">
            <text:p>0.00273702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0.00574669" calcext:value-type="float">
            <text:p>0.00574669</text:p>
          </table:table-cell>
          <table:table-cell table:formula="of:=0.5*SQRT(100*[.H45]/[.J45]-1)/SIN(PI()/10)" office:value-type="float" office:value="2.25556916390976" calcext:value-type="float">
            <text:p>2.25556916390976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018775" calcext:value-type="float">
            <text:p>0.018775</text:p>
          </table:table-cell>
          <table:table-cell office:value-type="float" office:value="0.00036715" calcext:value-type="float">
            <text:p>0.00036715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000000000000266454" calcext:value-type="float">
            <text:p>2.66454E-13</text:p>
          </table:table-cell>
          <table:table-cell table:formula="of:=0.5*SQRT(100*[.H47]/[.J47]-1)/SIN(PI()/10)" office:value-type="float" office:value="2.41469456867761" calcext:value-type="float">
            <text:p>2.41469456867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0" calcext:value-type="float">
            <text:p>0</text:p>
          </table:table-cell>
          <table:table-cell table:formula="of:=0.5*SQRT(100*[.H48]/[.J48]-1)/SIN(PI()/10)" office:value-type="float" office:value="4.66220589749943E+016" calcext:value-type="float">
            <text:p>4.66220589749943E+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-3.145" calcext:value-type="float">
            <text:p>-3.145</text:p>
          </table:table-cell>
          <table:table-cell office:value-type="float" office:value="0.102175" calcext:value-type="float">
            <text:p>0.102175</text:p>
          </table:table-cell>
          <table:table-cell office:value-type="float" office:value="9.9932" calcext:value-type="float">
            <text:p>9.9932</text:p>
          </table:table-cell>
          <table:table-cell office:value-type="float" office:value="104.053" calcext:value-type="float">
            <text:p>104.053</text:p>
          </table:table-cell>
          <table:table-cell office:value-type="float" office:value="0.85" calcext:value-type="float">
            <text:p>0.85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542782" calcext:value-type="float">
            <text:p>0.542782</text:p>
          </table:table-cell>
          <table:table-cell office:value-type="float" office:value="0.57175" calcext:value-type="float">
            <text:p>0.57175</text:p>
          </table:table-cell>
          <table:table-cell office:value-type="float" office:value="0.0221038" calcext:value-type="float">
            <text:p>0.0221038</text:p>
          </table:table-cell>
          <table:table-cell table:formula="of:=0.5*SQRT(100*[.H49]/[.J49]-1)/SIN(PI()/10)" office:value-type="float" office:value="18.1772236033219" calcext:value-type="float">
            <text:p>18.1772236033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-2.22" calcext:value-type="float">
            <text:p>-2.22</text:p>
          </table:table-cell>
          <table:table-cell office:value-type="float" office:value="0.066" calcext:value-type="float">
            <text:p>0.066</text:p>
          </table:table-cell>
          <table:table-cell office:value-type="float" office:value="4.9944" calcext:value-type="float">
            <text:p>4.9944</text:p>
          </table:table-cell>
          <table:table-cell office:value-type="float" office:value="26.2611" calcext:value-type="float">
            <text:p>26.2611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0208178" calcext:value-type="float">
            <text:p>0.0208178</text:p>
          </table:table-cell>
          <table:table-cell office:value-type="float" office:value="6.62777" calcext:value-type="float">
            <text:p>6.62777</text:p>
          </table:table-cell>
          <table:table-cell office:value-type="float" office:value="0.0136364" calcext:value-type="float">
            <text:p>0.0136364</text:p>
          </table:table-cell>
          <table:table-cell table:formula="of:=0.5*SQRT(100*[.H50]/[.J50]-1)/SIN(PI()/10)" office:value-type="float" office:value="1.58497809655019" calcext:value-type="float">
            <text:p>1.58497809655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-2.875" calcext:value-type="float">
            <text:p>-2.875</text:p>
          </table:table-cell>
          <table:table-cell office:value-type="float" office:value="0.089975" calcext:value-type="float">
            <text:p>0.089975</text:p>
          </table:table-cell>
          <table:table-cell office:value-type="float" office:value="8.3556" calcext:value-type="float">
            <text:p>8.3556</text:p>
          </table:table-cell>
          <table:table-cell office:value-type="float" office:value="72.6851" calcext:value-type="float">
            <text:p>72.6851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0.0177728" calcext:value-type="float">
            <text:p>0.0177728</text:p>
          </table:table-cell>
          <table:table-cell table:formula="of:=0.5*SQRT(100*[.H51]/[.J51]-1)/SIN(PI()/10)" office:value-type="float" office:value="8.41294461464026" calcext:value-type="float">
            <text:p>8.41294461464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-1.92" calcext:value-type="float">
            <text:p>-1.92</text:p>
          </table:table-cell>
          <table:table-cell office:value-type="float" office:value="0.0672" calcext:value-type="float">
            <text:p>0.0672</text:p>
          </table:table-cell>
          <table:table-cell office:value-type="float" office:value="3.7536" calcext:value-type="float">
            <text:p>3.7536</text:p>
          </table:table-cell>
          <table:table-cell office:value-type="float" office:value="15.1867" calcext:value-type="float">
            <text:p>15.1867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103475" calcext:value-type="float">
            <text:p>0.103475</text:p>
          </table:table-cell>
          <table:table-cell office:value-type="float" office:value="0.0179848" calcext:value-type="float">
            <text:p>0.0179848</text:p>
          </table:table-cell>
          <table:table-cell office:value-type="float" office:value="5.70172" calcext:value-type="float">
            <text:p>5.70172</text:p>
          </table:table-cell>
          <table:table-cell office:value-type="float" office:value="0.0127032" calcext:value-type="float">
            <text:p>0.0127032</text:p>
          </table:table-cell>
          <table:table-cell table:formula="of:=0.5*SQRT(100*[.H52]/[.J52]-1)/SIN(PI()/10)" office:value-type="float" office:value="1.4605418887527" calcext:value-type="float">
            <text:p>1.4605418887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-2.775" calcext:value-type="float">
            <text:p>-2.775</text:p>
          </table:table-cell>
          <table:table-cell office:value-type="float" office:value="0.463775" calcext:value-type="float">
            <text:p>0.463775</text:p>
          </table:table-cell>
          <table:table-cell office:value-type="float" office:value="8.1644" calcext:value-type="float">
            <text:p>8.1644</text:p>
          </table:table-cell>
          <table:table-cell office:value-type="float" office:value="79.5141" calcext:value-type="float">
            <text:p>79.5141</text:p>
          </table:table-cell>
          <table:table-cell office:value-type="float" office:value="0.69875" calcext:value-type="float">
            <text:p>0.69875</text:p>
          </table:table-cell>
          <table:table-cell office:value-type="float" office:value="0.552675" calcext:value-type="float">
            <text:p>0.552675</text:p>
          </table:table-cell>
          <table:table-cell office:value-type="float" office:value="0.391518" calcext:value-type="float">
            <text:p>0.391518</text:p>
          </table:table-cell>
          <table:table-cell office:value-type="float" office:value="2.60399" calcext:value-type="float">
            <text:p>2.60399</text:p>
          </table:table-cell>
          <table:table-cell office:value-type="float" office:value="0.0839792" calcext:value-type="float">
            <text:p>0.0839792</text:p>
          </table:table-cell>
          <table:table-cell table:formula="of:=0.5*SQRT(100*[.H53]/[.J53]-1)/SIN(PI()/10)" office:value-type="float" office:value="7.27650588355204" calcext:value-type="float">
            <text:p>7.27650588355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-2.2" calcext:value-type="float">
            <text:p>-2.2</text:p>
          </table:table-cell>
          <table:table-cell office:value-type="float" office:value="0.0816" calcext:value-type="float">
            <text:p>0.0816</text:p>
          </table:table-cell>
          <table:table-cell office:value-type="float" office:value="4.9216" calcext:value-type="float">
            <text:p>4.9216</text:p>
          </table:table-cell>
          <table:table-cell office:value-type="float" office:value="25.9274" calcext:value-type="float">
            <text:p>25.927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349275" calcext:value-type="float">
            <text:p>0.349275</text:p>
          </table:table-cell>
          <table:table-cell office:value-type="float" office:value="0.155417" calcext:value-type="float">
            <text:p>0.155417</text:p>
          </table:table-cell>
          <table:table-cell office:value-type="float" office:value="3.68879" calcext:value-type="float">
            <text:p>3.68879</text:p>
          </table:table-cell>
          <table:table-cell office:value-type="float" office:value="0.012071" calcext:value-type="float">
            <text:p>0.012071</text:p>
          </table:table-cell>
          <table:table-cell table:formula="of:=0.5*SQRT(100*[.H54]/[.J54]-1)/SIN(PI()/10)" office:value-type="float" office:value="4.70860457245037" calcext:value-type="float">
            <text:p>4.70860457245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-1.335" calcext:value-type="float">
            <text:p>-1.335</text:p>
          </table:table-cell>
          <table:table-cell office:value-type="float" office:value="0.112575" calcext:value-type="float">
            <text:p>0.112575</text:p>
          </table:table-cell>
          <table:table-cell office:value-type="float" office:value="1.8948" calcext:value-type="float">
            <text:p>1.8948</text:p>
          </table:table-cell>
          <table:table-cell office:value-type="float" office:value="4.47212" calcext:value-type="float">
            <text:p>4.47212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00932426" calcext:value-type="float">
            <text:p>0.00932426</text:p>
          </table:table-cell>
          <table:table-cell office:value-type="float" office:value="3.78485" calcext:value-type="float">
            <text:p>3.78485</text:p>
          </table:table-cell>
          <table:table-cell office:value-type="float" office:value="0.00868634" calcext:value-type="float">
            <text:p>0.00868634</text:p>
          </table:table-cell>
          <table:table-cell table:formula="of:=0.5*SQRT(100*[.H55]/[.J55]-1)/SIN(PI()/10)" office:value-type="float" office:value="1.22237725073839" calcext:value-type="float">
            <text:p>1.22237725073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-0.89" calcext:value-type="float">
            <text:p>-0.89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825" calcext:value-type="float">
            <text:p>0.788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17396" calcext:value-type="float">
            <text:p>0.0017396</text:p>
          </table:table-cell>
          <table:table-cell office:value-type="float" office:value="1.75737" calcext:value-type="float">
            <text:p>1.75737</text:p>
          </table:table-cell>
          <table:table-cell office:value-type="float" office:value="0.00162098" calcext:value-type="float">
            <text:p>0.00162098</text:p>
          </table:table-cell>
          <table:table-cell table:formula="of:=0.5*SQRT(100*[.H56]/[.J56]-1)/SIN(PI()/10)" office:value-type="float" office:value="0.993554245031904" calcext:value-type="float">
            <text:p>0.993554245031904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7.10543E-015" calcext:value-type="float">
            <text:p>7.10543E-15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.00033539" calcext:value-type="float">
            <text:p>0.00033539</text:p>
          </table:table-cell>
          <table:table-cell office:value-type="float" office:value="0.614508" calcext:value-type="float">
            <text:p>0.614508</text:p>
          </table:table-cell>
          <table:table-cell office:value-type="float" office:value="0.000000000000710543" calcext:value-type="float">
            <text:p>7.10543E-13</text:p>
          </table:table-cell>
          <table:table-cell table:formula="of:=0.5*SQRT(100*[.H58]/[.J58]-1)/SIN(PI()/10)" office:value-type="float" office:value="2.23071354196488" calcext:value-type="float">
            <text:p>2.23071354196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0" calcext:value-type="float">
            <text:p>0</text:p>
          </table:table-cell>
          <table:table-cell table:formula="of:=0.5*SQRT(100*[.H59]/[.J59]-1)/SIN(PI()/10)" office:value-type="float" office:value="4.66220589749943E+016" calcext:value-type="float">
            <text:p>4.66220589749943E+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office:value-type="float" office:value="-2.525" calcext:value-type="float">
            <text:p>-2.525</text:p>
          </table:table-cell>
          <table:table-cell office:value-type="float" office:value="0.184775" calcext:value-type="float">
            <text:p>0.184775</text:p>
          </table:table-cell>
          <table:table-cell office:value-type="float" office:value="6.5604" calcext:value-type="float">
            <text:p>6.5604</text:p>
          </table:table-cell>
          <table:table-cell office:value-type="float" office:value="48.1984" calcext:value-type="float">
            <text:p>48.1984</text:p>
          </table:table-cell>
          <table:table-cell office:value-type="float" office:value="0.488125" calcext:value-type="float">
            <text:p>0.488125</text:p>
          </table:table-cell>
          <table:table-cell office:value-type="float" office:value="0.313662" calcext:value-type="float">
            <text:p>0.313662</text:p>
          </table:table-cell>
          <table:table-cell office:value-type="float" office:value="0.179042" calcext:value-type="float">
            <text:p>0.179042</text:p>
          </table:table-cell>
          <table:table-cell office:value-type="float" office:value="3.51959" calcext:value-type="float">
            <text:p>3.51959</text:p>
          </table:table-cell>
          <table:table-cell office:value-type="float" office:value="0.039973" calcext:value-type="float">
            <text:p>0.039973</text:p>
          </table:table-cell>
          <table:table-cell table:formula="of:=0.5*SQRT(100*[.H60]/[.J60]-1)/SIN(PI()/10)" office:value-type="float" office:value="4.55121936790689" calcext:value-type="float">
            <text:p>4.55121936790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-3.005" calcext:value-type="float">
            <text:p>-3.005</text:p>
          </table:table-cell>
          <table:table-cell office:value-type="float" office:value="0.268375" calcext:value-type="float">
            <text:p>0.268375</text:p>
          </table:table-cell>
          <table:table-cell office:value-type="float" office:value="9.2984" calcext:value-type="float">
            <text:p>9.2984</text:p>
          </table:table-cell>
          <table:table-cell office:value-type="float" office:value="96.9185" calcext:value-type="float">
            <text:p>96.918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624337" calcext:value-type="float">
            <text:p>0.624337</text:p>
          </table:table-cell>
          <table:table-cell office:value-type="float" office:value="0.448986" calcext:value-type="float">
            <text:p>0.448986</text:p>
          </table:table-cell>
          <table:table-cell office:value-type="float" office:value="2.02689" calcext:value-type="float">
            <text:p>2.02689</text:p>
          </table:table-cell>
          <table:table-cell office:value-type="float" office:value="0.0554494" calcext:value-type="float">
            <text:p>0.0554494</text:p>
          </table:table-cell>
          <table:table-cell table:formula="of:=0.5*SQRT(100*[.H61]/[.J61]-1)/SIN(PI()/10)" office:value-type="float" office:value="8.83314787853476" calcext:value-type="float">
            <text:p>8.83314787853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-3.08" calcext:value-type="float">
            <text:p>-3.08</text:p>
          </table:table-cell>
          <table:table-cell office:value-type="float" office:value="0.2268" calcext:value-type="float">
            <text:p>0.2268</text:p>
          </table:table-cell>
          <table:table-cell office:value-type="float" office:value="9.7132" calcext:value-type="float">
            <text:p>9.7132</text:p>
          </table:table-cell>
          <table:table-cell office:value-type="float" office:value="102.992" calcext:value-type="float">
            <text:p>102.992</text:p>
          </table:table-cell>
          <table:table-cell office:value-type="float" office:value="0.73875" calcext:value-type="float">
            <text:p>0.73875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465477" calcext:value-type="float">
            <text:p>0.465477</text:p>
          </table:table-cell>
          <table:table-cell office:value-type="float" office:value="1.16813" calcext:value-type="float">
            <text:p>1.16813</text:p>
          </table:table-cell>
          <table:table-cell office:value-type="float" office:value="0.0448" calcext:value-type="float">
            <text:p>0.0448</text:p>
          </table:table-cell>
          <table:table-cell table:formula="of:=0.5*SQRT(100*[.H62]/[.J62]-1)/SIN(PI()/10)" office:value-type="float" office:value="11.5887002708013" calcext:value-type="float">
            <text:p>11.5887002708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-2.9425" calcext:value-type="float">
            <text:p>-2.9425</text:p>
          </table:table-cell>
          <table:table-cell office:value-type="float" office:value="0.307894" calcext:value-type="float">
            <text:p>0.307894</text:p>
          </table:table-cell>
          <table:table-cell office:value-type="float" office:value="8.9662" calcext:value-type="float">
            <text:p>8.9662</text:p>
          </table:table-cell>
          <table:table-cell office:value-type="float" office:value="91.5463" calcext:value-type="float">
            <text:p>91.5463</text:p>
          </table:table-cell>
          <table:table-cell office:value-type="float" office:value="0.75" calcext:value-type="float">
            <text:p>0.75</text:p>
          </table:table-cell>
          <table:table-cell office:value-type="float" office:value="0.609025" calcext:value-type="float">
            <text:p>0.609025</text:p>
          </table:table-cell>
          <table:table-cell office:value-type="float" office:value="0.449766" calcext:value-type="float">
            <text:p>0.449766</text:p>
          </table:table-cell>
          <table:table-cell office:value-type="float" office:value="1.65505" calcext:value-type="float">
            <text:p>1.65505</text:p>
          </table:table-cell>
          <table:table-cell office:value-type="float" office:value="0.058203" calcext:value-type="float">
            <text:p>0.058203</text:p>
          </table:table-cell>
          <table:table-cell table:formula="of:=0.5*SQRT(100*[.H63]/[.J63]-1)/SIN(PI()/10)" office:value-type="float" office:value="9.68092626932349" calcext:value-type="float">
            <text:p>9.68092626932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float" office:value="-2.39" calcext:value-type="float">
            <text:p>-2.39</text:p>
          </table:table-cell>
          <table:table-cell office:value-type="float" office:value="0.3687" calcext:value-type="float">
            <text:p>0.3687</text:p>
          </table:table-cell>
          <table:table-cell office:value-type="float" office:value="6.0808" calcext:value-type="float">
            <text:p>6.0808</text:p>
          </table:table-cell>
          <table:table-cell office:value-type="float" office:value="45.65" calcext:value-type="float">
            <text:p>45.65</text:p>
          </table:table-cell>
          <table:table-cell office:value-type="float" office:value="0.525625" calcext:value-type="float">
            <text:p>0.525625</text:p>
          </table:table-cell>
          <table:table-cell office:value-type="float" office:value="0.357462" calcext:value-type="float">
            <text:p>0.357462</text:p>
          </table:table-cell>
          <table:table-cell office:value-type="float" office:value="0.209733" calcext:value-type="float">
            <text:p>0.209733</text:p>
          </table:table-cell>
          <table:table-cell office:value-type="float" office:value="5.85542" calcext:value-type="float">
            <text:p>5.85542</text:p>
          </table:table-cell>
          <table:table-cell office:value-type="float" office:value="0.0667632" calcext:value-type="float">
            <text:p>0.0667632</text:p>
          </table:table-cell>
          <table:table-cell table:formula="of:=0.5*SQRT(100*[.H64]/[.J64]-1)/SIN(PI()/10)" office:value-type="float" office:value="3.65575631111134" calcext:value-type="float">
            <text:p>3.65575631111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-2.0875" calcext:value-type="float">
            <text:p>-2.0875</text:p>
          </table:table-cell>
          <table:table-cell office:value-type="float" office:value="0.385344" calcext:value-type="float">
            <text:p>0.385344</text:p>
          </table:table-cell>
          <table:table-cell office:value-type="float" office:value="4.743" calcext:value-type="float">
            <text:p>4.743</text:p>
          </table:table-cell>
          <table:table-cell office:value-type="float" office:value="29.5042" calcext:value-type="float">
            <text:p>29.5042</text:p>
          </table:table-cell>
          <table:table-cell office:value-type="float" office:value="0.476875" calcext:value-type="float">
            <text:p>0.476875</text:p>
          </table:table-cell>
          <table:table-cell office:value-type="float" office:value="0.279462" calcext:value-type="float">
            <text:p>0.279462</text:p>
          </table:table-cell>
          <table:table-cell office:value-type="float" office:value="0.124844" calcext:value-type="float">
            <text:p>0.124844</text:p>
          </table:table-cell>
          <table:table-cell office:value-type="float" office:value="4.13439" calcext:value-type="float">
            <text:p>4.13439</text:p>
          </table:table-cell>
          <table:table-cell office:value-type="float" office:value="0.0570035" calcext:value-type="float">
            <text:p>0.0570035</text:p>
          </table:table-cell>
          <table:table-cell table:formula="of:=0.5*SQRT(100*[.H65]/[.J65]-1)/SIN(PI()/10)" office:value-type="float" office:value="3.88309596618521" calcext:value-type="float">
            <text:p>3.88309596618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-1.2525" calcext:value-type="float">
            <text:p>-1.2525</text:p>
          </table:table-cell>
          <table:table-cell office:value-type="float" office:value="0.0674438" calcext:value-type="float">
            <text:p>0.0674438</text:p>
          </table:table-cell>
          <table:table-cell office:value-type="float" office:value="1.6362" calcext:value-type="float">
            <text:p>1.6362</text:p>
          </table:table-cell>
          <table:table-cell office:value-type="float" office:value="3.07911" calcext:value-type="float">
            <text:p>3.07911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04695" calcext:value-type="float">
            <text:p>0.04695</text:p>
          </table:table-cell>
          <table:table-cell office:value-type="float" office:value="0.00572448" calcext:value-type="float">
            <text:p>0.00572448</text:p>
          </table:table-cell>
          <table:table-cell office:value-type="float" office:value="2.91463" calcext:value-type="float">
            <text:p>2.91463</text:p>
          </table:table-cell>
          <table:table-cell office:value-type="float" office:value="0.00520399" calcext:value-type="float">
            <text:p>0.00520399</text:p>
          </table:table-cell>
          <table:table-cell table:formula="of:=0.5*SQRT(100*[.H66]/[.J66]-1)/SIN(PI()/10)" office:value-type="float" office:value="1.26459383043247" calcext:value-type="float">
            <text:p>1.26459383043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-0.8425" calcext:value-type="float">
            <text:p>-0.8425</text:p>
          </table:table-cell>
          <table:table-cell office:value-type="float" office:value="0.0639938" calcext:value-type="float">
            <text:p>0.0639938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71447" calcext:value-type="float">
            <text:p>0.771447</text:p>
          </table:table-cell>
          <table:table-cell office:value-type="float" office:value="0.155625" calcext:value-type="float">
            <text:p>0.155625</text:p>
          </table:table-cell>
          <table:table-cell office:value-type="float" office:value="0.0344625" calcext:value-type="float">
            <text:p>0.0344625</text:p>
          </table:table-cell>
          <table:table-cell office:value-type="float" office:value="0.00268631" calcext:value-type="float">
            <text:p>0.00268631</text:p>
          </table:table-cell>
          <table:table-cell office:value-type="float" office:value="1.96218" calcext:value-type="float">
            <text:p>1.96218</text:p>
          </table:table-cell>
          <table:table-cell office:value-type="float" office:value="0.00302428" calcext:value-type="float">
            <text:p>0.00302428</text:p>
          </table:table-cell>
          <table:table-cell table:formula="of:=0.5*SQRT(100*[.H67]/[.J67]-1)/SIN(PI()/10)" office:value-type="float" office:value="1.40716625196792" calcext:value-type="float">
            <text:p>1.40716625196792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2.66454E-015" calcext:value-type="float">
            <text:p>-2.66454E-15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437" calcext:value-type="float">
            <text:p>0.133437</text:p>
          </table:table-cell>
          <table:table-cell office:value-type="float" office:value="0.0180687" calcext:value-type="float">
            <text:p>0.0180687</text:p>
          </table:table-cell>
          <table:table-cell office:value-type="float" office:value="0.000344068" calcext:value-type="float">
            <text:p>0.000344068</text:p>
          </table:table-cell>
          <table:table-cell office:value-type="float" office:value="0.6096" calcext:value-type="float">
            <text:p>0.6096</text:p>
          </table:table-cell>
          <table:table-cell office:value-type="float" office:value="-0.000000000000266454" calcext:value-type="float">
            <text:p>-2.66454E-13</text:p>
          </table:table-cell>
          <table:table-cell table:formula="of:=0.5*SQRT(100*[.H69]/[.J69]-1)/SIN(PI()/10)" office:value-type="float" office:value="2.26757265613201" calcext:value-type="float">
            <text:p>2.26757265613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-3.9875" calcext:value-type="float">
            <text:p>-3.9875</text:p>
          </table:table-cell>
          <table:table-cell office:value-type="float" office:value="0.00184375" calcext:value-type="float">
            <text:p>0.00184375</text:p>
          </table:table-cell>
          <table:table-cell office:value-type="float" office:value="15.902" calcext:value-type="float">
            <text:p>15.902</text:p>
          </table:table-cell>
          <table:table-cell office:value-type="float" office:value="252.987" calcext:value-type="float">
            <text:p>252.987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52376" calcext:value-type="float">
            <text:p>0.00152376</text:p>
          </table:table-cell>
          <table:table-cell table:formula="of:=0.5*SQRT(100*[.H70]/[.J70]-1)/SIN(PI()/10)" office:value-type="float" office:value="288.990074737611" calcext:value-type="float">
            <text:p>288.990074737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-3.23125" calcext:value-type="float">
            <text:p>-3.23125</text:p>
          </table:table-cell>
          <table:table-cell office:value-type="float" office:value="0.126323" calcext:value-type="float">
            <text:p>0.126323</text:p>
          </table:table-cell>
          <table:table-cell office:value-type="float" office:value="10.5673" calcext:value-type="float">
            <text:p>10.5673</text:p>
          </table:table-cell>
          <table:table-cell office:value-type="float" office:value="116.829" calcext:value-type="float">
            <text:p>116.829</text:p>
          </table:table-cell>
          <table:table-cell office:value-type="float" office:value="0.846875" calcext:value-type="float">
            <text:p>0.846875</text:p>
          </table:table-cell>
          <table:table-cell office:value-type="float" office:value="0.729688" calcext:value-type="float">
            <text:p>0.729688</text:p>
          </table:table-cell>
          <table:table-cell office:value-type="float" office:value="0.562148" calcext:value-type="float">
            <text:p>0.562148</text:p>
          </table:table-cell>
          <table:table-cell office:value-type="float" office:value="0.939638" calcext:value-type="float">
            <text:p>0.939638</text:p>
          </table:table-cell>
          <table:table-cell office:value-type="float" office:value="0.0273279" calcext:value-type="float">
            <text:p>0.0273279</text:p>
          </table:table-cell>
          <table:table-cell table:formula="of:=0.5*SQRT(100*[.H71]/[.J71]-1)/SIN(PI()/10)" office:value-type="float" office:value="14.1664663844275" calcext:value-type="float">
            <text:p>14.1664663844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-3.15375" calcext:value-type="float">
            <text:p>-3.15375</text:p>
          </table:table-cell>
          <table:table-cell office:value-type="float" office:value="0.170761" calcext:value-type="float">
            <text:p>0.170761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108.972" calcext:value-type="float">
            <text:p>108.972</text:p>
          </table:table-cell>
          <table:table-cell office:value-type="float" office:value="0.844063" calcext:value-type="float">
            <text:p>0.844063</text:p>
          </table:table-cell>
          <table:table-cell office:value-type="float" office:value="0.724094" calcext:value-type="float">
            <text:p>0.724094</text:p>
          </table:table-cell>
          <table:table-cell office:value-type="float" office:value="0.552707" calcext:value-type="float">
            <text:p>0.552707</text:p>
          </table:table-cell>
          <table:table-cell office:value-type="float" office:value="0.619806" calcext:value-type="float">
            <text:p>0.619806</text:p>
          </table:table-cell>
          <table:table-cell office:value-type="float" office:value="0.0352812" calcext:value-type="float">
            <text:p>0.0352812</text:p>
          </table:table-cell>
          <table:table-cell table:formula="of:=0.5*SQRT(100*[.H72]/[.J72]-1)/SIN(PI()/10)" office:value-type="float" office:value="17.4136776491926" calcext:value-type="float">
            <text:p>17.41367764919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-3.285" calcext:value-type="float">
            <text:p>-3.285</text:p>
          </table:table-cell>
          <table:table-cell office:value-type="float" office:value="0.135575" calcext:value-type="float">
            <text:p>0.135575</text:p>
          </table:table-cell>
          <table:table-cell office:value-type="float" office:value="10.9268" calcext:value-type="float">
            <text:p>10.9268</text:p>
          </table:table-cell>
          <table:table-cell office:value-type="float" office:value="125.153" calcext:value-type="float">
            <text:p>125.153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77605" calcext:value-type="float">
            <text:p>0.77605</text:p>
          </table:table-cell>
          <table:table-cell office:value-type="float" office:value="0.62009" calcext:value-type="float">
            <text:p>0.62009</text:p>
          </table:table-cell>
          <table:table-cell office:value-type="float" office:value="0.641007" calcext:value-type="float">
            <text:p>0.641007</text:p>
          </table:table-cell>
          <table:table-cell office:value-type="float" office:value="0.0267802" calcext:value-type="float">
            <text:p>0.0267802</text:p>
          </table:table-cell>
          <table:table-cell table:formula="of:=0.5*SQRT(100*[.H73]/[.J73]-1)/SIN(PI()/10)" office:value-type="float" office:value="17.7296454100918" calcext:value-type="float">
            <text:p>17.7296454100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-2.605" calcext:value-type="float">
            <text:p>-2.605</text:p>
          </table:table-cell>
          <table:table-cell office:value-type="float" office:value="0.304975" calcext:value-type="float">
            <text:p>0.304975</text:p>
          </table:table-cell>
          <table:table-cell office:value-type="float" office:value="7.091" calcext:value-type="float">
            <text:p>7.091</text:p>
          </table:table-cell>
          <table:table-cell office:value-type="float" office:value="58.6864" calcext:value-type="float">
            <text:p>58.6864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424625" calcext:value-type="float">
            <text:p>0.424625</text:p>
          </table:table-cell>
          <table:table-cell office:value-type="float" office:value="0.255528" calcext:value-type="float">
            <text:p>0.255528</text:p>
          </table:table-cell>
          <table:table-cell office:value-type="float" office:value="4.13686" calcext:value-type="float">
            <text:p>4.13686</text:p>
          </table:table-cell>
          <table:table-cell office:value-type="float" office:value="0.0576512" calcext:value-type="float">
            <text:p>0.0576512</text:p>
          </table:table-cell>
          <table:table-cell table:formula="of:=0.5*SQRT(100*[.H74]/[.J74]-1)/SIN(PI()/10)" office:value-type="float" office:value="4.92489455395558" calcext:value-type="float">
            <text:p>4.92489455395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5" calcext:value-type="float">
            <text:p>2.35</text:p>
          </table:table-cell>
          <table:table-cell office:value-type="float" office:value="-2.85" calcext:value-type="float">
            <text:p>-2.85</text:p>
          </table:table-cell>
          <table:table-cell office:value-type="float" office:value="0.2621" calcext:value-type="float">
            <text:p>0.2621</text:p>
          </table:table-cell>
          <table:table-cell office:value-type="float" office:value="8.3846" calcext:value-type="float">
            <text:p>8.3846</text:p>
          </table:table-cell>
          <table:table-cell office:value-type="float" office:value="78.9802" calcext:value-type="float">
            <text:p>78.9802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366488" calcext:value-type="float">
            <text:p>0.366488</text:p>
          </table:table-cell>
          <table:table-cell office:value-type="float" office:value="3.16011" calcext:value-type="float">
            <text:p>3.16011</text:p>
          </table:table-cell>
          <table:table-cell office:value-type="float" office:value="0.0474604" calcext:value-type="float">
            <text:p>0.0474604</text:p>
          </table:table-cell>
          <table:table-cell table:formula="of:=0.5*SQRT(100*[.H75]/[.J75]-1)/SIN(PI()/10)" office:value-type="float" office:value="6.53126826266795" calcext:value-type="float">
            <text:p>6.53126826266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-2.16" calcext:value-type="float">
            <text:p>-2.16</text:p>
          </table:table-cell>
          <table:table-cell office:value-type="float" office:value="0.227" calcext:value-type="float">
            <text:p>0.227</text:p>
          </table:table-cell>
          <table:table-cell office:value-type="float" office:value="4.8926" calcext:value-type="float">
            <text:p>4.8926</text:p>
          </table:table-cell>
          <table:table-cell office:value-type="float" office:value="29.0046" calcext:value-type="float">
            <text:p>29.0046</text:p>
          </table:table-cell>
          <table:table-cell office:value-type="float" office:value="0.439688" calcext:value-type="float">
            <text:p>0.439688</text:p>
          </table:table-cell>
          <table:table-cell office:value-type="float" office:value="0.250831" calcext:value-type="float">
            <text:p>0.250831</text:p>
          </table:table-cell>
          <table:table-cell office:value-type="float" office:value="0.113452" calcext:value-type="float">
            <text:p>0.113452</text:p>
          </table:table-cell>
          <table:table-cell office:value-type="float" office:value="3.20744" calcext:value-type="float">
            <text:p>3.20744</text:p>
          </table:table-cell>
          <table:table-cell office:value-type="float" office:value="0.0335799" calcext:value-type="float">
            <text:p>0.0335799</text:p>
          </table:table-cell>
          <table:table-cell table:formula="of:=0.5*SQRT(100*[.H76]/[.J76]-1)/SIN(PI()/10)" office:value-type="float" office:value="4.22560552928488" calcext:value-type="float">
            <text:p>4.22560552928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-1.305" calcext:value-type="float">
            <text:p>-1.305</text:p>
          </table:table-cell>
          <table:table-cell office:value-type="float" office:value="0.096375" calcext:value-type="float">
            <text:p>0.096375</text:p>
          </table:table-cell>
          <table:table-cell office:value-type="float" office:value="1.7994" calcext:value-type="float">
            <text:p>1.7994</text:p>
          </table:table-cell>
          <table:table-cell office:value-type="float" office:value="3.86364" calcext:value-type="float">
            <text:p>3.86364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0.060775" calcext:value-type="float">
            <text:p>0.060775</text:p>
          </table:table-cell>
          <table:table-cell office:value-type="float" office:value="0.00791737" calcext:value-type="float">
            <text:p>0.00791737</text:p>
          </table:table-cell>
          <table:table-cell office:value-type="float" office:value="3.15662" calcext:value-type="float">
            <text:p>3.15662</text:p>
          </table:table-cell>
          <table:table-cell office:value-type="float" office:value="0.00743634" calcext:value-type="float">
            <text:p>0.00743634</text:p>
          </table:table-cell>
          <table:table-cell table:formula="of:=0.5*SQRT(100*[.H77]/[.J77]-1)/SIN(PI()/10)" office:value-type="float" office:value="1.55644344884274" calcext:value-type="float">
            <text:p>1.55644344884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-0.97" calcext:value-type="float">
            <text:p>-0.97</text:p>
          </table:table-cell>
          <table:table-cell office:value-type="float" office:value="0.1033" calcext:value-type="float">
            <text:p>0.1033</text:p>
          </table:table-cell>
          <table:table-cell office:value-type="float" office:value="1.0442" calcext:value-type="float">
            <text:p>1.0442</text:p>
          </table:table-cell>
          <table:table-cell office:value-type="float" office:value="1.55331" calcext:value-type="float">
            <text:p>1.55331</text:p>
          </table:table-cell>
          <table:table-cell office:value-type="float" office:value="0.15375" calcext:value-type="float">
            <text:p>0.15375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0338013" calcext:value-type="float">
            <text:p>0.00338013</text:p>
          </table:table-cell>
          <table:table-cell office:value-type="float" office:value="2.1687" calcext:value-type="float">
            <text:p>2.1687</text:p>
          </table:table-cell>
          <table:table-cell office:value-type="float" office:value="0.00488185" calcext:value-type="float">
            <text:p>0.00488185</text:p>
          </table:table-cell>
          <table:table-cell table:formula="of:=0.5*SQRT(100*[.H78]/[.J78]-1)/SIN(PI()/10)" office:value-type="float" office:value="1.32134764075875" calcext:value-type="float">
            <text:p>1.32134764075875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00222045" calcext:value-type="float">
            <text:p>-2.22045E-14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594" calcext:value-type="float">
            <text:p>0.133594</text:p>
          </table:table-cell>
          <table:table-cell office:value-type="float" office:value="0.0181156" calcext:value-type="float">
            <text:p>0.0181156</text:p>
          </table:table-cell>
          <table:table-cell office:value-type="float" office:value="0.000346186" calcext:value-type="float">
            <text:p>0.000346186</text:p>
          </table:table-cell>
          <table:table-cell office:value-type="float" office:value="0.611429" calcext:value-type="float">
            <text:p>0.611429</text:p>
          </table:table-cell>
          <table:table-cell office:value-type="float" office:value="-0.00000000000222045" calcext:value-type="float">
            <text:p>-2.22045E-12</text:p>
          </table:table-cell>
          <table:table-cell table:formula="of:=0.5*SQRT(100*[.H80]/[.J80]-1)/SIN(PI()/10)" office:value-type="float" office:value="2.26688219058288" calcext:value-type="float">
            <text:p>2.26688219058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-3.995" calcext:value-type="float">
            <text:p>-3.995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15.9608" calcext:value-type="float">
            <text:p>15.9608</text:p>
          </table:table-cell>
          <table:table-cell office:value-type="float" office:value="254.795" calcext:value-type="float">
            <text:p>254.795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640496" calcext:value-type="float">
            <text:p>0.000640496</text:p>
          </table:table-cell>
          <table:table-cell table:formula="of:=0.5*SQRT(100*[.H81]/[.J81]-1)/SIN(PI()/10)" office:value-type="float" office:value="457.362887628366" calcext:value-type="float">
            <text:p>457.362887628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5" calcext:value-type="float">
            <text:p>2.15</text:p>
          </table:table-cell>
          <table:table-cell office:value-type="float" office:value="-3.22312" calcext:value-type="float">
            <text:p>-3.22312</text:p>
          </table:table-cell>
          <table:table-cell office:value-type="float" office:value="0.262215" calcext:value-type="float">
            <text:p>0.262215</text:p>
          </table:table-cell>
          <table:table-cell office:value-type="float" office:value="10.6508" calcext:value-type="float">
            <text:p>10.6508</text:p>
          </table:table-cell>
          <table:table-cell office:value-type="float" office:value="123.357" calcext:value-type="float">
            <text:p>123.357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701125" calcext:value-type="float">
            <text:p>0.701125</text:p>
          </table:table-cell>
          <table:table-cell office:value-type="float" office:value="0.565948" calcext:value-type="float">
            <text:p>0.565948</text:p>
          </table:table-cell>
          <table:table-cell office:value-type="float" office:value="1.24039" calcext:value-type="float">
            <text:p>1.24039</text:p>
          </table:table-cell>
          <table:table-cell office:value-type="float" office:value="0.0567258" calcext:value-type="float">
            <text:p>0.0567258</text:p>
          </table:table-cell>
          <table:table-cell table:formula="of:=0.5*SQRT(100*[.H82]/[.J82]-1)/SIN(PI()/10)" office:value-type="float" office:value="12.0567486266666" calcext:value-type="float">
            <text:p>12.0567486266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-3.12562" calcext:value-type="float">
            <text:p>-3.12562</text:p>
          </table:table-cell>
          <table:table-cell office:value-type="float" office:value="0.203918" calcext:value-type="float">
            <text:p>0.203918</text:p>
          </table:table-cell>
          <table:table-cell office:value-type="float" office:value="9.97345" calcext:value-type="float">
            <text:p>9.97345</text:p>
          </table:table-cell>
          <table:table-cell office:value-type="float" office:value="107.104" calcext:value-type="float">
            <text:p>107.104</text:p>
          </table:table-cell>
          <table:table-cell office:value-type="float" office:value="0.819375" calcext:value-type="float">
            <text:p>0.819375</text:p>
          </table:table-cell>
          <table:table-cell office:value-type="float" office:value="0.697525" calcext:value-type="float">
            <text:p>0.697525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1.07109" calcext:value-type="float">
            <text:p>1.07109</text:p>
          </table:table-cell>
          <table:table-cell office:value-type="float" office:value="0.0421319" calcext:value-type="float">
            <text:p>0.0421319</text:p>
          </table:table-cell>
          <table:table-cell table:formula="of:=0.5*SQRT(100*[.H83]/[.J83]-1)/SIN(PI()/10)" office:value-type="float" office:value="12.9566957025338" calcext:value-type="float">
            <text:p>12.9566957025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-3.1075" calcext:value-type="float">
            <text:p>-3.1075</text:p>
          </table:table-cell>
          <table:table-cell office:value-type="float" office:value="0.175044" calcext:value-type="float">
            <text:p>0.175044</text:p>
          </table:table-cell>
          <table:table-cell office:value-type="float" office:value="9.8316" calcext:value-type="float">
            <text:p>9.8316</text:p>
          </table:table-cell>
          <table:table-cell office:value-type="float" office:value="102.926" calcext:value-type="float">
            <text:p>102.926</text:p>
          </table:table-cell>
          <table:table-cell office:value-type="float" office:value="0.823594" calcext:value-type="float">
            <text:p>0.823594</text:p>
          </table:table-cell>
          <table:table-cell office:value-type="float" office:value="0.697084" calcext:value-type="float">
            <text:p>0.697084</text:p>
          </table:table-cell>
          <table:table-cell office:value-type="float" office:value="0.520041" calcext:value-type="float">
            <text:p>0.520041</text:p>
          </table:table-cell>
          <table:table-cell office:value-type="float" office:value="1.08822" calcext:value-type="float">
            <text:p>1.08822</text:p>
          </table:table-cell>
          <table:table-cell office:value-type="float" office:value="0.0345765" calcext:value-type="float">
            <text:p>0.0345765</text:p>
          </table:table-cell>
          <table:table-cell table:formula="of:=0.5*SQRT(100*[.H84]/[.J84]-1)/SIN(PI()/10)" office:value-type="float" office:value="12.848582428484" calcext:value-type="float">
            <text:p>12.848582428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-2.85188" calcext:value-type="float">
            <text:p>-2.85188</text:p>
          </table:table-cell>
          <table:table-cell office:value-type="float" office:value="0.258159" calcext:value-type="float">
            <text:p>0.258159</text:p>
          </table:table-cell>
          <table:table-cell office:value-type="float" office:value="8.39135" calcext:value-type="float">
            <text:p>8.39135</text:p>
          </table:table-cell>
          <table:table-cell office:value-type="float" office:value="78.435" calcext:value-type="float">
            <text:p>78.435</text:p>
          </table:table-cell>
          <table:table-cell office:value-type="float" office:value="0.737031" calcext:value-type="float">
            <text:p>0.737031</text:p>
          </table:table-cell>
          <table:table-cell office:value-type="float" office:value="0.573247" calcext:value-type="float">
            <text:p>0.573247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1.76612" calcext:value-type="float">
            <text:p>1.76612</text:p>
          </table:table-cell>
          <table:table-cell office:value-type="float" office:value="0.0488013" calcext:value-type="float">
            <text:p>0.0488013</text:p>
          </table:table-cell>
          <table:table-cell table:formula="of:=0.5*SQRT(100*[.H85]/[.J85]-1)/SIN(PI()/10)" office:value-type="float" office:value="9.07513521568688" calcext:value-type="float">
            <text:p>9.0751352156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float" office:value="-2.68875" calcext:value-type="float">
            <text:p>-2.68875</text:p>
          </table:table-cell>
          <table:table-cell office:value-type="float" office:value="0.282523" calcext:value-type="float">
            <text:p>0.282523</text:p>
          </table:table-cell>
          <table:table-cell office:value-type="float" office:value="7.5119" calcext:value-type="float">
            <text:p>7.5119</text:p>
          </table:table-cell>
          <table:table-cell office:value-type="float" office:value="65.0522" calcext:value-type="float">
            <text:p>65.0522</text:p>
          </table:table-cell>
          <table:table-cell office:value-type="float" office:value="0.655313" calcext:value-type="float">
            <text:p>0.655313</text:p>
          </table:table-cell>
          <table:table-cell office:value-type="float" office:value="0.485644" calcext:value-type="float">
            <text:p>0.485644</text:p>
          </table:table-cell>
          <table:table-cell office:value-type="float" office:value="0.308437" calcext:value-type="float">
            <text:p>0.308437</text:p>
          </table:table-cell>
          <table:table-cell office:value-type="float" office:value="3.23035" calcext:value-type="float">
            <text:p>3.23035</text:p>
          </table:table-cell>
          <table:table-cell office:value-type="float" office:value="0.0511586" calcext:value-type="float">
            <text:p>0.0511586</text:p>
          </table:table-cell>
          <table:table-cell table:formula="of:=0.5*SQRT(100*[.H86]/[.J86]-1)/SIN(PI()/10)" office:value-type="float" office:value="6.0614302233821" calcext:value-type="float">
            <text:p>6.0614302233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-2.275" calcext:value-type="float">
            <text:p>-2.275</text:p>
          </table:table-cell>
          <table:table-cell office:value-type="float" office:value="0.293075" calcext:value-type="float">
            <text:p>0.293075</text:p>
          </table:table-cell>
          <table:table-cell office:value-type="float" office:value="5.4687" calcext:value-type="float">
            <text:p>5.4687</text:p>
          </table:table-cell>
          <table:table-cell office:value-type="float" office:value="36.6274" calcext:value-type="float">
            <text:p>36.6274</text:p>
          </table:table-cell>
          <table:table-cell office:value-type="float" office:value="0.533594" calcext:value-type="float">
            <text:p>0.533594</text:p>
          </table:table-cell>
          <table:table-cell office:value-type="float" office:value="0.343553" calcext:value-type="float">
            <text:p>0.343553</text:p>
          </table:table-cell>
          <table:table-cell office:value-type="float" office:value="0.181197" calcext:value-type="float">
            <text:p>0.181197</text:p>
          </table:table-cell>
          <table:table-cell office:value-type="float" office:value="3.92655" calcext:value-type="float">
            <text:p>3.92655</text:p>
          </table:table-cell>
          <table:table-cell office:value-type="float" office:value="0.0433543" calcext:value-type="float">
            <text:p>0.0433543</text:p>
          </table:table-cell>
          <table:table-cell table:formula="of:=0.5*SQRT(100*[.H87]/[.J87]-1)/SIN(PI()/10)" office:value-type="float" office:value="4.50426704081403" calcext:value-type="float">
            <text:p>4.504267040814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-1.315" calcext:value-type="float">
            <text:p>-1.315</text:p>
          </table:table-cell>
          <table:table-cell office:value-type="float" office:value="0.116475" calcext:value-type="float">
            <text:p>0.116475</text:p>
          </table:table-cell>
          <table:table-cell office:value-type="float" office:value="1.8457" calcext:value-type="float">
            <text:p>1.8457</text:p>
          </table:table-cell>
          <table:table-cell office:value-type="float" office:value="4.25313" calcext:value-type="float">
            <text:p>4.25313</text:p>
          </table:table-cell>
          <table:table-cell office:value-type="float" office:value="0.189531" calcext:value-type="float">
            <text:p>0.189531</text:p>
          </table:table-cell>
          <table:table-cell office:value-type="float" office:value="0.0560531" calcext:value-type="float">
            <text:p>0.0560531</text:p>
          </table:table-cell>
          <table:table-cell office:value-type="float" office:value="0.00855718" calcext:value-type="float">
            <text:p>0.00855718</text:p>
          </table:table-cell>
          <table:table-cell office:value-type="float" office:value="4.05451" calcext:value-type="float">
            <text:p>4.05451</text:p>
          </table:table-cell>
          <table:table-cell office:value-type="float" office:value="0.00898727" calcext:value-type="float">
            <text:p>0.00898727</text:p>
          </table:table-cell>
          <table:table-cell table:formula="of:=0.5*SQRT(100*[.H88]/[.J88]-1)/SIN(PI()/10)" office:value-type="float" office:value="1.00068260043524" calcext:value-type="float">
            <text:p>1.00068260043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-0.940625" calcext:value-type="float">
            <text:p>-0.940625</text:p>
          </table:table-cell>
          <table:table-cell office:value-type="float" office:value="0.0985746" calcext:value-type="float">
            <text:p>0.0985746</text:p>
          </table:table-cell>
          <table:table-cell office:value-type="float" office:value="0.98335" calcext:value-type="float">
            <text:p>0.98335</text:p>
          </table:table-cell>
          <table:table-cell office:value-type="float" office:value="1.35611" calcext:value-type="float">
            <text:p>1.35611</text:p>
          </table:table-cell>
          <table:table-cell office:value-type="float" office:value="0.150937" calcext:value-type="float">
            <text:p>0.150937</text:p>
          </table:table-cell>
          <table:table-cell office:value-type="float" office:value="0.0356312" calcext:value-type="float">
            <text:p>0.0356312</text:p>
          </table:table-cell>
          <table:table-cell office:value-type="float" office:value="0.00355017" calcext:value-type="float">
            <text:p>0.00355017</text:p>
          </table:table-cell>
          <table:table-cell office:value-type="float" office:value="2.59036" calcext:value-type="float">
            <text:p>2.59036</text:p>
          </table:table-cell>
          <table:table-cell office:value-type="float" office:value="0.00465854" calcext:value-type="float">
            <text:p>0.00465854</text:p>
          </table:table-cell>
          <table:table-cell table:formula="of:=0.5*SQRT(100*[.H89]/[.J89]-1)/SIN(PI()/10)" office:value-type="float" office:value="0.991540435649897" calcext:value-type="float">
            <text:p>0.991540435649897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0064837" calcext:value-type="float">
            <text:p>-6.4837E-14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0.0179906" calcext:value-type="float">
            <text:p>0.0179906</text:p>
          </table:table-cell>
          <table:table-cell office:value-type="float" office:value="0.000341576" calcext:value-type="float">
            <text:p>0.000341576</text:p>
          </table:table-cell>
          <table:table-cell office:value-type="float" office:value="0.613185" calcext:value-type="float">
            <text:p>0.613185</text:p>
          </table:table-cell>
          <table:table-cell office:value-type="float" office:value="-0.0000000000064837" calcext:value-type="float">
            <text:p>-6.4837E-12</text:p>
          </table:table-cell>
          <table:table-cell table:formula="of:=0.5*SQRT(100*[.H91]/[.J91]-1)/SIN(PI()/10)" office:value-type="float" office:value="2.25014930431175" calcext:value-type="float">
            <text:p>2.25014930431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-3.98344" calcext:value-type="float">
            <text:p>-3.98344</text:p>
          </table:table-cell>
          <table:table-cell office:value-type="float" office:value="0.00365068" calcext:value-type="float">
            <text:p>0.00365068</text:p>
          </table:table-cell>
          <table:table-cell office:value-type="float" office:value="15.8714" calcext:value-type="float">
            <text:p>15.8714</text:p>
          </table:table-cell>
          <table:table-cell office:value-type="float" office:value="252.117" calcext:value-type="float">
            <text:p>252.117</text:p>
          </table:table-cell>
          <table:table-cell office:value-type="float" office:value="0.997891" calcext:value-type="float">
            <text:p>0.997891</text:p>
          </table:table-cell>
          <table:table-cell office:value-type="float" office:value="0.995848" calcext:value-type="float">
            <text:p>0.995848</text:p>
          </table:table-cell>
          <table:table-cell office:value-type="float" office:value="0.991953" calcext:value-type="float">
            <text:p>0.991953</text:p>
          </table:table-cell>
          <table:table-cell office:value-type="float" office:value="0.00359375" calcext:value-type="float">
            <text:p>0.00359375</text:p>
          </table:table-cell>
          <table:table-cell office:value-type="float" office:value="0.00301709" calcext:value-type="float">
            <text:p>0.00301709</text:p>
          </table:table-cell>
          <table:table-cell table:formula="of:=0.5*SQRT(100*[.H92]/[.J92]-1)/SIN(PI()/10)" office:value-type="float" office:value="269.340958045549" calcext:value-type="float">
            <text:p>269.340958045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5" calcext:value-type="float">
            <text:p>2.15</text:p>
          </table:table-cell>
          <table:table-cell office:value-type="float" office:value="-3.29937" calcext:value-type="float">
            <text:p>-3.29937</text:p>
          </table:table-cell>
          <table:table-cell office:value-type="float" office:value="0.155125" calcext:value-type="float">
            <text:p>0.155125</text:p>
          </table:table-cell>
          <table:table-cell office:value-type="float" office:value="11.041" calcext:value-type="float">
            <text:p>11.041</text:p>
          </table:table-cell>
          <table:table-cell office:value-type="float" office:value="128.32" calcext:value-type="float">
            <text:p>128.32</text:p>
          </table:table-cell>
          <table:table-cell office:value-type="float" office:value="0.872109" calcext:value-type="float">
            <text:p>0.872109</text:p>
          </table:table-cell>
          <table:table-cell office:value-type="float" office:value="0.770727" calcext:value-type="float">
            <text:p>0.770727</text:p>
          </table:table-cell>
          <table:table-cell office:value-type="float" office:value="0.619618" calcext:value-type="float">
            <text:p>0.619618</text:p>
          </table:table-cell>
          <table:table-cell office:value-type="float" office:value="0.695069" calcext:value-type="float">
            <text:p>0.695069</text:p>
          </table:table-cell>
          <table:table-cell office:value-type="float" office:value="0.0335586" calcext:value-type="float">
            <text:p>0.0335586</text:p>
          </table:table-cell>
          <table:table-cell table:formula="of:=0.5*SQRT(100*[.H93]/[.J93]-1)/SIN(PI()/10)" office:value-type="float" office:value="16.9612077010406" calcext:value-type="float">
            <text:p>16.9612077010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-3.12125" calcext:value-type="float">
            <text:p>-3.12125</text:p>
          </table:table-cell>
          <table:table-cell office:value-type="float" office:value="0.186198" calcext:value-type="float">
            <text:p>0.186198</text:p>
          </table:table-cell>
          <table:table-cell office:value-type="float" office:value="9.9284" calcext:value-type="float">
            <text:p>9.9284</text:p>
          </table:table-cell>
          <table:table-cell office:value-type="float" office:value="105.469" calcext:value-type="float">
            <text:p>105.469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703478" calcext:value-type="float">
            <text:p>0.703478</text:p>
          </table:table-cell>
          <table:table-cell office:value-type="float" office:value="0.52551" calcext:value-type="float">
            <text:p>0.52551</text:p>
          </table:table-cell>
          <table:table-cell office:value-type="float" office:value="0.944186" calcext:value-type="float">
            <text:p>0.944186</text:p>
          </table:table-cell>
          <table:table-cell office:value-type="float" office:value="0.0384708" calcext:value-type="float">
            <text:p>0.0384708</text:p>
          </table:table-cell>
          <table:table-cell table:formula="of:=0.5*SQRT(100*[.H94]/[.J94]-1)/SIN(PI()/10)" office:value-type="float" office:value="13.8723457602652" calcext:value-type="float">
            <text:p>13.8723457602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office:value-type="float" office:value="-2.92625" calcext:value-type="float">
            <text:p>-2.92625</text:p>
          </table:table-cell>
          <table:table-cell office:value-type="float" office:value="0.292811" calcext:value-type="float">
            <text:p>0.292811</text:p>
          </table:table-cell>
          <table:table-cell office:value-type="float" office:value="8.85575" calcext:value-type="float">
            <text:p>8.85575</text:p>
          </table:table-cell>
          <table:table-cell office:value-type="float" office:value="88.2507" calcext:value-type="float">
            <text:p>88.2507</text:p>
          </table:table-cell>
          <table:table-cell office:value-type="float" office:value="0.721641" calcext:value-type="float">
            <text:p>0.721641</text:p>
          </table:table-cell>
          <table:table-cell office:value-type="float" office:value="0.576389" calcext:value-type="float">
            <text:p>0.576389</text:p>
          </table:table-cell>
          <table:table-cell office:value-type="float" office:value="0.408915" calcext:value-type="float">
            <text:p>0.408915</text:p>
          </table:table-cell>
          <table:table-cell office:value-type="float" office:value="2.24227" calcext:value-type="float">
            <text:p>2.24227</text:p>
          </table:table-cell>
          <table:table-cell office:value-type="float" office:value="0.0578392" calcext:value-type="float">
            <text:p>0.0578392</text:p>
          </table:table-cell>
          <table:table-cell table:formula="of:=0.5*SQRT(100*[.H95]/[.J95]-1)/SIN(PI()/10)" office:value-type="float" office:value="8.04239426533236" calcext:value-type="float">
            <text:p>8.04239426533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-2.92906" calcext:value-type="float">
            <text:p>-2.92906</text:p>
          </table:table-cell>
          <table:table-cell office:value-type="float" office:value="0.284968" calcext:value-type="float">
            <text:p>0.284968</text:p>
          </table:table-cell>
          <table:table-cell office:value-type="float" office:value="8.86437" calcext:value-type="float">
            <text:p>8.86437</text:p>
          </table:table-cell>
          <table:table-cell office:value-type="float" office:value="87.7745" calcext:value-type="float">
            <text:p>87.7745</text:p>
          </table:table-cell>
          <table:table-cell office:value-type="float" office:value="0.743594" calcext:value-type="float">
            <text:p>0.743594</text:p>
          </table:table-cell>
          <table:table-cell office:value-type="float" office:value="0.603644" calcext:value-type="float">
            <text:p>0.603644</text:p>
          </table:table-cell>
          <table:table-cell office:value-type="float" office:value="0.433583" calcext:value-type="float">
            <text:p>0.433583</text:p>
          </table:table-cell>
          <table:table-cell office:value-type="float" office:value="1.86619" calcext:value-type="float">
            <text:p>1.86619</text:p>
          </table:table-cell>
          <table:table-cell office:value-type="float" office:value="0.0538692" calcext:value-type="float">
            <text:p>0.0538692</text:p>
          </table:table-cell>
          <table:table-cell table:formula="of:=0.5*SQRT(100*[.H96]/[.J96]-1)/SIN(PI()/10)" office:value-type="float" office:value="9.05901544063944" calcext:value-type="float">
            <text:p>9.05901544063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office:value-type="float" office:value="-2.79438" calcext:value-type="float">
            <text:p>-2.79438</text:p>
          </table:table-cell>
          <table:table-cell office:value-type="float" office:value="0.307518" calcext:value-type="float">
            <text:p>0.307518</text:p>
          </table:table-cell>
          <table:table-cell office:value-type="float" office:value="8.11605" calcext:value-type="float">
            <text:p>8.11605</text:p>
          </table:table-cell>
          <table:table-cell office:value-type="float" office:value="75.0071" calcext:value-type="float">
            <text:p>75.0071</text:p>
          </table:table-cell>
          <table:table-cell office:value-type="float" office:value="0.713438" calcext:value-type="float">
            <text:p>0.713438</text:p>
          </table:table-cell>
          <table:table-cell office:value-type="float" office:value="0.554131" calcext:value-type="float">
            <text:p>0.554131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2.11853" calcext:value-type="float">
            <text:p>2.11853</text:p>
          </table:table-cell>
          <table:table-cell office:value-type="float" office:value="0.0556846" calcext:value-type="float">
            <text:p>0.0556846</text:p>
          </table:table-cell>
          <table:table-cell table:formula="of:=0.5*SQRT(100*[.H97]/[.J97]-1)/SIN(PI()/10)" office:value-type="float" office:value="8.11543516250865" calcext:value-type="float">
            <text:p>8.11543516250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-2.12813" calcext:value-type="float">
            <text:p>-2.12813</text:p>
          </table:table-cell>
          <table:table-cell office:value-type="float" office:value="0.255284" calcext:value-type="float">
            <text:p>0.255284</text:p>
          </table:table-cell>
          <table:table-cell office:value-type="float" office:value="4.7842" calcext:value-type="float">
            <text:p>4.7842</text:p>
          </table:table-cell>
          <table:table-cell office:value-type="float" office:value="27.9666" calcext:value-type="float">
            <text:p>27.9666</text:p>
          </table:table-cell>
          <table:table-cell office:value-type="float" office:value="0.467109" calcext:value-type="float">
            <text:p>0.467109</text:p>
          </table:table-cell>
          <table:table-cell office:value-type="float" office:value="0.277939" calcext:value-type="float">
            <text:p>0.277939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3.98262" calcext:value-type="float">
            <text:p>3.98262</text:p>
          </table:table-cell>
          <table:table-cell office:value-type="float" office:value="0.0377639" calcext:value-type="float">
            <text:p>0.0377639</text:p>
          </table:table-cell>
          <table:table-cell table:formula="of:=0.5*SQRT(100*[.H98]/[.J98]-1)/SIN(PI()/10)" office:value-type="float" office:value="3.95634882856171" calcext:value-type="float">
            <text:p>3.95634882856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-1.29219" calcext:value-type="float">
            <text:p>-1.29219</text:p>
          </table:table-cell>
          <table:table-cell office:value-type="float" office:value="0.150926" calcext:value-type="float">
            <text:p>0.150926</text:p>
          </table:table-cell>
          <table:table-cell office:value-type="float" office:value="1.82067" calcext:value-type="float">
            <text:p>1.82067</text:p>
          </table:table-cell>
          <table:table-cell office:value-type="float" office:value="4.36744" calcext:value-type="float">
            <text:p>4.36744</text:p>
          </table:table-cell>
          <table:table-cell office:value-type="float" office:value="0.190703" calcext:value-type="float">
            <text:p>0.190703</text:p>
          </table:table-cell>
          <table:table-cell office:value-type="float" office:value="0.0553047" calcext:value-type="float">
            <text:p>0.0553047</text:p>
          </table:table-cell>
          <table:table-cell office:value-type="float" office:value="0.00843246" calcext:value-type="float">
            <text:p>0.00843246</text:p>
          </table:table-cell>
          <table:table-cell office:value-type="float" office:value="3.74048" calcext:value-type="float">
            <text:p>3.74048</text:p>
          </table:table-cell>
          <table:table-cell office:value-type="float" office:value="0.0116456" calcext:value-type="float">
            <text:p>0.0116456</text:p>
          </table:table-cell>
          <table:table-cell table:formula="of:=0.5*SQRT(100*[.H99]/[.J99]-1)/SIN(PI()/10)" office:value-type="float" office:value="1.1193071400938" calcext:value-type="float">
            <text:p>1.1193071400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-0.956562" calcext:value-type="float">
            <text:p>-0.956562</text:p>
          </table:table-cell>
          <table:table-cell office:value-type="float" office:value="0.0935632" calcext:value-type="float">
            <text:p>0.0935632</text:p>
          </table:table-cell>
          <table:table-cell office:value-type="float" office:value="1.00858" calcext:value-type="float">
            <text:p>1.00858</text:p>
          </table:table-cell>
          <table:table-cell office:value-type="float" office:value="1.38387" calcext:value-type="float">
            <text:p>1.38387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0.036575" calcext:value-type="float">
            <text:p>0.036575</text:p>
          </table:table-cell>
          <table:table-cell office:value-type="float" office:value="0.00340739" calcext:value-type="float">
            <text:p>0.00340739</text:p>
          </table:table-cell>
          <table:table-cell office:value-type="float" office:value="2.45768" calcext:value-type="float">
            <text:p>2.45768</text:p>
          </table:table-cell>
          <table:table-cell office:value-type="float" office:value="0.0044217" calcext:value-type="float">
            <text:p>0.0044217</text:p>
          </table:table-cell>
          <table:table-cell table:formula="of:=0.5*SQRT(100*[.H100]/[.J100]-1)/SIN(PI()/10)" office:value-type="float" office:value="1.13053242018955" calcext:value-type="float">
            <text:p>1.13053242018955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00879297" calcext:value-type="float">
            <text:p>-8.79297E-14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2" calcext:value-type="float">
            <text:p>0.13332</text:p>
          </table:table-cell>
          <table:table-cell office:value-type="float" office:value="0.0180414" calcext:value-type="float">
            <text:p>0.0180414</text:p>
          </table:table-cell>
          <table:table-cell office:value-type="float" office:value="0.000343352" calcext:value-type="float">
            <text:p>0.000343352</text:p>
          </table:table-cell>
          <table:table-cell office:value-type="float" office:value="0.61185" calcext:value-type="float">
            <text:p>0.61185</text:p>
          </table:table-cell>
          <table:table-cell office:value-type="float" office:value="-0.00000000000879297" calcext:value-type="float">
            <text:p>-8.79297E-12</text:p>
          </table:table-cell>
          <table:table-cell table:formula="of:=0.5*SQRT(100*[.H102]/[.J102]-1)/SIN(PI()/10)" office:value-type="float" office:value="2.25868729397803" calcext:value-type="float">
            <text:p>2.258687293978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-3.98609" calcext:value-type="float">
            <text:p>-3.98609</text:p>
          </table:table-cell>
          <table:table-cell office:value-type="float" office:value="0.00241912" calcext:value-type="float">
            <text:p>0.00241912</text:p>
          </table:table-cell>
          <table:table-cell office:value-type="float" office:value="15.8914" calcext:value-type="float">
            <text:p>15.8914</text:p>
          </table:table-cell>
          <table:table-cell office:value-type="float" office:value="252.682" calcext:value-type="float">
            <text:p>252.682</text:p>
          </table:table-cell>
          <table:table-cell office:value-type="float" office:value="0.998164" calcext:value-type="float">
            <text:p>0.998164</text:p>
          </table:table-cell>
          <table:table-cell office:value-type="float" office:value="0.996384" calcext:value-type="float">
            <text:p>0.996384</text:p>
          </table:table-cell>
          <table:table-cell office:value-type="float" office:value="0.992978" calcext:value-type="float">
            <text:p>0.992978</text:p>
          </table:table-cell>
          <table:table-cell office:value-type="float" office:value="0.00523002" calcext:value-type="float">
            <text:p>0.00523002</text:p>
          </table:table-cell>
          <table:table-cell office:value-type="float" office:value="0.00199927" calcext:value-type="float">
            <text:p>0.00199927</text:p>
          </table:table-cell>
          <table:table-cell table:formula="of:=0.5*SQRT(100*[.H103]/[.J103]-1)/SIN(PI()/10)" office:value-type="float" office:value="223.325306942522" calcext:value-type="float">
            <text:p>223.325306942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5" calcext:value-type="float">
            <text:p>2.15</text:p>
          </table:table-cell>
          <table:table-cell office:value-type="float" office:value="-3.15156" calcext:value-type="float">
            <text:p>-3.15156</text:p>
          </table:table-cell>
          <table:table-cell office:value-type="float" office:value="0.227204" calcext:value-type="float">
            <text:p>0.227204</text:p>
          </table:table-cell>
          <table:table-cell office:value-type="float" office:value="10.1596" calcext:value-type="float">
            <text:p>10.1596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0.816445" calcext:value-type="float">
            <text:p>0.816445</text:p>
          </table:table-cell>
          <table:table-cell office:value-type="float" office:value="0.699735" calcext:value-type="float">
            <text:p>0.699735</text:p>
          </table:table-cell>
          <table:table-cell office:value-type="float" office:value="0.542557" calcext:value-type="float">
            <text:p>0.542557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0.0491517" calcext:value-type="float">
            <text:p>0.0491517</text:p>
          </table:table-cell>
          <table:table-cell table:formula="of:=0.5*SQRT(100*[.H104]/[.J104]-1)/SIN(PI()/10)" office:value-type="float" office:value="13.2767051477897" calcext:value-type="float">
            <text:p>13.2767051477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float" office:value="-3.07531" calcext:value-type="float">
            <text:p>-3.07531</text:p>
          </table:table-cell>
          <table:table-cell office:value-type="float" office:value="0.272178" calcext:value-type="float">
            <text:p>0.272178</text:p>
          </table:table-cell>
          <table:table-cell office:value-type="float" office:value="9.72973" calcext:value-type="float">
            <text:p>9.72973</text:p>
          </table:table-cell>
          <table:table-cell office:value-type="float" office:value="103.858" calcext:value-type="float">
            <text:p>103.858</text:p>
          </table:table-cell>
          <table:table-cell office:value-type="float" office:value="0.793242" calcext:value-type="float">
            <text:p>0.793242</text:p>
          </table:table-cell>
          <table:table-cell office:value-type="float" office:value="0.672116" calcext:value-type="float">
            <text:p>0.672116</text:p>
          </table:table-cell>
          <table:table-cell office:value-type="float" office:value="0.510649" calcext:value-type="float">
            <text:p>0.510649</text:p>
          </table:table-cell>
          <table:table-cell office:value-type="float" office:value="1.27216" calcext:value-type="float">
            <text:p>1.27216</text:p>
          </table:table-cell>
          <table:table-cell office:value-type="float" office:value="0.0562351" calcext:value-type="float">
            <text:p>0.0562351</text:p>
          </table:table-cell>
          <table:table-cell table:formula="of:=0.5*SQRT(100*[.H105]/[.J105]-1)/SIN(PI()/10)" office:value-type="float" office:value="11.649020229388" calcext:value-type="float">
            <text:p>11.649020229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-2.82641" calcext:value-type="float">
            <text:p>-2.82641</text:p>
          </table:table-cell>
          <table:table-cell office:value-type="float" office:value="0.30549" calcext:value-type="float">
            <text:p>0.30549</text:p>
          </table:table-cell>
          <table:table-cell office:value-type="float" office:value="8.29406" calcext:value-type="float">
            <text:p>8.29406</text:p>
          </table:table-cell>
          <table:table-cell office:value-type="float" office:value="78.2507" calcext:value-type="float">
            <text:p>78.2507</text:p>
          </table:table-cell>
          <table:table-cell office:value-type="float" office:value="0.701367" calcext:value-type="float">
            <text:p>0.701367</text:p>
          </table:table-cell>
          <table:table-cell office:value-type="float" office:value="0.549185" calcext:value-type="float">
            <text:p>0.549185</text:p>
          </table:table-cell>
          <table:table-cell office:value-type="float" office:value="0.377889" calcext:value-type="float">
            <text:p>0.377889</text:p>
          </table:table-cell>
          <table:table-cell office:value-type="float" office:value="2.13983" calcext:value-type="float">
            <text:p>2.13983</text:p>
          </table:table-cell>
          <table:table-cell office:value-type="float" office:value="0.0603437" calcext:value-type="float">
            <text:p>0.0603437</text:p>
          </table:table-cell>
          <table:table-cell table:formula="of:=0.5*SQRT(100*[.H106]/[.J106]-1)/SIN(PI()/10)" office:value-type="float" office:value="8.03576495608901" calcext:value-type="float">
            <text:p>8.03576495608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-2.94281" calcext:value-type="float">
            <text:p>-2.94281</text:p>
          </table:table-cell>
          <table:table-cell office:value-type="float" office:value="0.234705" calcext:value-type="float">
            <text:p>0.234705</text:p>
          </table:table-cell>
          <table:table-cell office:value-type="float" office:value="8.89485" calcext:value-type="float">
            <text:p>8.89485</text:p>
          </table:table-cell>
          <table:table-cell office:value-type="float" office:value="87.0506" calcext:value-type="float">
            <text:p>87.0506</text:p>
          </table:table-cell>
          <table:table-cell office:value-type="float" office:value="0.759102" calcext:value-type="float">
            <text:p>0.759102</text:p>
          </table:table-cell>
          <table:table-cell office:value-type="float" office:value="0.609513" calcext:value-type="float">
            <text:p>0.609513</text:p>
          </table:table-cell>
          <table:table-cell office:value-type="float" office:value="0.426889" calcext:value-type="float">
            <text:p>0.426889</text:p>
          </table:table-cell>
          <table:table-cell office:value-type="float" office:value="1.95349" calcext:value-type="float">
            <text:p>1.95349</text:p>
          </table:table-cell>
          <table:table-cell office:value-type="float" office:value="0.0443676" calcext:value-type="float">
            <text:p>0.0443676</text:p>
          </table:table-cell>
          <table:table-cell table:formula="of:=0.5*SQRT(100*[.H107]/[.J107]-1)/SIN(PI()/10)" office:value-type="float" office:value="8.89201096386636" calcext:value-type="float">
            <text:p>8.89201096386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5" calcext:value-type="float">
            <text:p>2.35</text:p>
          </table:table-cell>
          <table:table-cell office:value-type="float" office:value="-2.78141" calcext:value-type="float">
            <text:p>-2.78141</text:p>
          </table:table-cell>
          <table:table-cell office:value-type="float" office:value="0.285242" calcext:value-type="float">
            <text:p>0.285242</text:p>
          </table:table-cell>
          <table:table-cell office:value-type="float" office:value="8.02146" calcext:value-type="float">
            <text:p>8.02146</text:p>
          </table:table-cell>
          <table:table-cell office:value-type="float" office:value="72.8318" calcext:value-type="float">
            <text:p>72.8318</text:p>
          </table:table-cell>
          <table:table-cell office:value-type="float" office:value="0.693242" calcext:value-type="float">
            <text:p>0.693242</text:p>
          </table:table-cell>
          <table:table-cell office:value-type="float" office:value="0.530941" calcext:value-type="float">
            <text:p>0.530941</text:p>
          </table:table-cell>
          <table:table-cell office:value-type="float" office:value="0.350886" calcext:value-type="float">
            <text:p>0.350886</text:p>
          </table:table-cell>
          <table:table-cell office:value-type="float" office:value="2.25858" calcext:value-type="float">
            <text:p>2.25858</text:p>
          </table:table-cell>
          <table:table-cell office:value-type="float" office:value="0.0516508" calcext:value-type="float">
            <text:p>0.0516508</text:p>
          </table:table-cell>
          <table:table-cell table:formula="of:=0.5*SQRT(100*[.H108]/[.J108]-1)/SIN(PI()/10)" office:value-type="float" office:value="7.67632823066904" calcext:value-type="float">
            <text:p>7.67632823066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-2.10391" calcext:value-type="float">
            <text:p>-2.10391</text:p>
          </table:table-cell>
          <table:table-cell office:value-type="float" office:value="0.242591" calcext:value-type="float">
            <text:p>0.242591</text:p>
          </table:table-cell>
          <table:table-cell office:value-type="float" office:value="4.66901" calcext:value-type="float">
            <text:p>4.66901</text:p>
          </table:table-cell>
          <table:table-cell office:value-type="float" office:value="26.4335" calcext:value-type="float">
            <text:p>26.433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234956" calcext:value-type="float">
            <text:p>0.234956</text:p>
          </table:table-cell>
          <table:table-cell office:value-type="float" office:value="0.103845" calcext:value-type="float">
            <text:p>0.103845</text:p>
          </table:table-cell>
          <table:table-cell office:value-type="float" office:value="4.18735" calcext:value-type="float">
            <text:p>4.18735</text:p>
          </table:table-cell>
          <table:table-cell office:value-type="float" office:value="0.0358862" calcext:value-type="float">
            <text:p>0.0358862</text:p>
          </table:table-cell>
          <table:table-cell table:formula="of:=0.5*SQRT(100*[.H109]/[.J109]-1)/SIN(PI()/10)" office:value-type="float" office:value="3.47447719463103" calcext:value-type="float">
            <text:p>3.47447719463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.6</text:p>
          </table:table-cell>
          <table:table-cell office:value-type="float" office:value="-1.25906" calcext:value-type="float">
            <text:p>-1.25906</text:p>
          </table:table-cell>
          <table:table-cell office:value-type="float" office:value="0.116062" calcext:value-type="float">
            <text:p>0.116062</text:p>
          </table:table-cell>
          <table:table-cell office:value-type="float" office:value="1.7013" calcext:value-type="float">
            <text:p>1.7013</text:p>
          </table:table-cell>
          <table:table-cell office:value-type="float" office:value="3.66951" calcext:value-type="float">
            <text:p>3.66951</text:p>
          </table:table-cell>
          <table:table-cell office:value-type="float" office:value="0.196016" calcext:value-type="float">
            <text:p>0.196016</text:p>
          </table:table-cell>
          <table:table-cell office:value-type="float" office:value="0.0584844" calcext:value-type="float">
            <text:p>0.0584844</text:p>
          </table:table-cell>
          <table:table-cell office:value-type="float" office:value="0.00911481" calcext:value-type="float">
            <text:p>0.00911481</text:p>
          </table:table-cell>
          <table:table-cell office:value-type="float" office:value="3.46071" calcext:value-type="float">
            <text:p>3.46071</text:p>
          </table:table-cell>
          <table:table-cell office:value-type="float" office:value="0.00895537" calcext:value-type="float">
            <text:p>0.00895537</text:p>
          </table:table-cell>
          <table:table-cell table:formula="of:=0.5*SQRT(100*[.H110]/[.J110]-1)/SIN(PI()/10)" office:value-type="float" office:value="1.34399497304485" calcext:value-type="float">
            <text:p>1.34399497304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.6</text:p>
          </table:table-cell>
          <table:table-cell office:value-type="float" office:value="-0.923594" calcext:value-type="float">
            <text:p>-0.923594</text:p>
          </table:table-cell>
          <table:table-cell office:value-type="float" office:value="0.101462" calcext:value-type="float">
            <text:p>0.101462</text:p>
          </table:table-cell>
          <table:table-cell office:value-type="float" office:value="0.954487" calcext:value-type="float">
            <text:p>0.954487</text:p>
          </table:table-cell>
          <table:table-cell office:value-type="float" office:value="1.31717" calcext:value-type="float">
            <text:p>1.31717</text:p>
          </table:table-cell>
          <table:table-cell office:value-type="float" office:value="0.157695" calcext:value-type="float">
            <text:p>0.157695</text:p>
          </table:table-cell>
          <table:table-cell office:value-type="float" office:value="0.0385664" calcext:value-type="float">
            <text:p>0.0385664</text:p>
          </table:table-cell>
          <table:table-cell office:value-type="float" office:value="0.00412535" calcext:value-type="float">
            <text:p>0.00412535</text:p>
          </table:table-cell>
          <table:table-cell office:value-type="float" office:value="2.58314" calcext:value-type="float">
            <text:p>2.58314</text:p>
          </table:table-cell>
          <table:table-cell office:value-type="float" office:value="0.00479499" calcext:value-type="float">
            <text:p>0.00479499</text:p>
          </table:table-cell>
          <table:table-cell table:formula="of:=0.5*SQRT(100*[.H111]/[.J111]-1)/SIN(PI()/10)" office:value-type="float" office:value="1.13609106073583" calcext:value-type="float">
            <text:p>1.13609106073583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.00000000000022915" calcext:value-type="float">
            <text:p>2.2915E-13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79" calcext:value-type="float">
            <text:p>0.133379</text:p>
          </table:table-cell>
          <table:table-cell office:value-type="float" office:value="0.0180559" calcext:value-type="float">
            <text:p>0.0180559</text:p>
          </table:table-cell>
          <table:table-cell office:value-type="float" office:value="0.000343802" calcext:value-type="float">
            <text:p>0.000343802</text:p>
          </table:table-cell>
          <table:table-cell office:value-type="float" office:value="0.611134" calcext:value-type="float">
            <text:p>0.611134</text:p>
          </table:table-cell>
          <table:table-cell office:value-type="float" office:value="0.000000000022915" calcext:value-type="float">
            <text:p>2.2915E-11</text:p>
          </table:table-cell>
          <table:table-cell table:formula="of:=0.5*SQRT(100*[.H113]/[.J113]-1)/SIN(PI()/10)" office:value-type="float" office:value="2.26206195430764" calcext:value-type="float">
            <text:p>2.26206195430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3.98719" calcext:value-type="float">
            <text:p>-3.98719</text:p>
          </table:table-cell>
          <table:table-cell office:value-type="float" office:value="0.00252334" calcext:value-type="float">
            <text:p>0.00252334</text:p>
          </table:table-cell>
          <table:table-cell office:value-type="float" office:value="15.9002" calcext:value-type="float">
            <text:p>15.9002</text:p>
          </table:table-cell>
          <table:table-cell office:value-type="float" office:value="252.968" calcext:value-type="float">
            <text:p>252.968</text:p>
          </table:table-cell>
          <table:table-cell office:value-type="float" office:value="0.99834" calcext:value-type="float">
            <text:p>0.99834</text:p>
          </table:table-cell>
          <table:table-cell office:value-type="float" office:value="0.996726" calcext:value-type="float">
            <text:p>0.996726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00364203" calcext:value-type="float">
            <text:p>0.00364203</text:p>
          </table:table-cell>
          <table:table-cell office:value-type="float" office:value="0.0020854" calcext:value-type="float">
            <text:p>0.0020854</text:p>
          </table:table-cell>
          <table:table-cell table:formula="of:=0.5*SQRT(100*[.H114]/[.J114]-1)/SIN(PI()/10)" office:value-type="float" office:value="267.667621457336" calcext:value-type="float">
            <text:p>267.667621457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.15</text:p>
          </table:table-cell>
          <table:table-cell office:value-type="float" office:value="-3.20352" calcext:value-type="float">
            <text:p>-3.20352</text:p>
          </table:table-cell>
          <table:table-cell office:value-type="float" office:value="0.187419" calcext:value-type="float">
            <text:p>0.187419</text:p>
          </table:table-cell>
          <table:table-cell office:value-type="float" office:value="10.4499" calcext:value-type="float">
            <text:p>10.4499</text:p>
          </table:table-cell>
          <table:table-cell office:value-type="float" office:value="116.436" calcext:value-type="float">
            <text:p>116.436</text:p>
          </table:table-cell>
          <table:table-cell office:value-type="float" office:value="0.837598" calcext:value-type="float">
            <text:p>0.837598</text:p>
          </table:table-cell>
          <table:table-cell office:value-type="float" office:value="0.720431" calcext:value-type="float">
            <text:p>0.720431</text:p>
          </table:table-cell>
          <table:table-cell office:value-type="float" office:value="0.558546" calcext:value-type="float">
            <text:p>0.558546</text:p>
          </table:table-cell>
          <table:table-cell office:value-type="float" office:value="1.09981" calcext:value-type="float">
            <text:p>1.09981</text:p>
          </table:table-cell>
          <table:table-cell office:value-type="float" office:value="0.0405449" calcext:value-type="float">
            <text:p>0.0405449</text:p>
          </table:table-cell>
          <table:table-cell table:formula="of:=0.5*SQRT(100*[.H115]/[.J115]-1)/SIN(PI()/10)" office:value-type="float" office:value="12.9952449698197" calcext:value-type="float">
            <text:p>12.9952449698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-3.15531" calcext:value-type="float">
            <text:p>-3.15531</text:p>
          </table:table-cell>
          <table:table-cell office:value-type="float" office:value="0.215603" calcext:value-type="float">
            <text:p>0.215603</text:p>
          </table:table-cell>
          <table:table-cell office:value-type="float" office:value="10.1716" calcext:value-type="float">
            <text:p>10.1716</text:p>
          </table:table-cell>
          <table:table-cell office:value-type="float" office:value="111.455" calcext:value-type="float">
            <text:p>111.455</text:p>
          </table:table-cell>
          <table:table-cell office:value-type="float" office:value="0.830234" calcext:value-type="float">
            <text:p>0.830234</text:p>
          </table:table-cell>
          <table:table-cell office:value-type="float" office:value="0.709188" calcext:value-type="float">
            <text:p>0.709188</text:p>
          </table:table-cell>
          <table:table-cell office:value-type="float" office:value="0.543693" calcext:value-type="float">
            <text:p>0.543693</text:p>
          </table:table-cell>
          <table:table-cell office:value-type="float" office:value="1.04614" calcext:value-type="float">
            <text:p>1.04614</text:p>
          </table:table-cell>
          <table:table-cell office:value-type="float" office:value="0.0445461" calcext:value-type="float">
            <text:p>0.0445461</text:p>
          </table:table-cell>
          <table:table-cell table:formula="of:=0.5*SQRT(100*[.H116]/[.J116]-1)/SIN(PI()/10)" office:value-type="float" office:value="13.223498632953" calcext:value-type="float">
            <text:p>13.223498632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office:value-type="float" office:value="-3.00969" calcext:value-type="float">
            <text:p>-3.00969</text:p>
          </table:table-cell>
          <table:table-cell office:value-type="float" office:value="0.217781" calcext:value-type="float">
            <text:p>0.217781</text:p>
          </table:table-cell>
          <table:table-cell office:value-type="float" office:value="9.276" calcext:value-type="float">
            <text:p>9.276</text:p>
          </table:table-cell>
          <table:table-cell office:value-type="float" office:value="93.5854" calcext:value-type="float">
            <text:p>93.5854</text:p>
          </table:table-cell>
          <table:table-cell office:value-type="float" office:value="0.786406" calcext:value-type="float">
            <text:p>0.786406</text:p>
          </table:table-cell>
          <table:table-cell office:value-type="float" office:value="0.645742" calcext:value-type="float">
            <text:p>0.645742</text:p>
          </table:table-cell>
          <table:table-cell office:value-type="float" office:value="0.464181" calcext:value-type="float">
            <text:p>0.464181</text:p>
          </table:table-cell>
          <table:table-cell office:value-type="float" office:value="1.5206" calcext:value-type="float">
            <text:p>1.5206</text:p>
          </table:table-cell>
          <table:table-cell office:value-type="float" office:value="0.0430185" calcext:value-type="float">
            <text:p>0.0430185</text:p>
          </table:table-cell>
          <table:table-cell table:formula="of:=0.5*SQRT(100*[.H117]/[.J117]-1)/SIN(PI()/10)" office:value-type="float" office:value="10.4192171851177" calcext:value-type="float">
            <text:p>10.4192171851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-2.87891" calcext:value-type="float">
            <text:p>-2.87891</text:p>
          </table:table-cell>
          <table:table-cell office:value-type="float" office:value="0.280286" calcext:value-type="float">
            <text:p>0.280286</text:p>
          </table:table-cell>
          <table:table-cell office:value-type="float" office:value="8.56839" calcext:value-type="float">
            <text:p>8.56839</text:p>
          </table:table-cell>
          <table:table-cell office:value-type="float" office:value="82.351" calcext:value-type="float">
            <text:p>82.351</text:p>
          </table:table-cell>
          <table:table-cell office:value-type="float" office:value="0.726602" calcext:value-type="float">
            <text:p>0.726602</text:p>
          </table:table-cell>
          <table:table-cell office:value-type="float" office:value="0.579286" calcext:value-type="float">
            <text:p>0.579286</text:p>
          </table:table-cell>
          <table:table-cell office:value-type="float" office:value="0.40479" calcext:value-type="float">
            <text:p>0.40479</text:p>
          </table:table-cell>
          <table:table-cell office:value-type="float" office:value="2.25781" calcext:value-type="float">
            <text:p>2.25781</text:p>
          </table:table-cell>
          <table:table-cell office:value-type="float" office:value="0.0529842" calcext:value-type="float">
            <text:p>0.0529842</text:p>
          </table:table-cell>
          <table:table-cell table:formula="of:=0.5*SQRT(100*[.H118]/[.J118]-1)/SIN(PI()/10)" office:value-type="float" office:value="8.03447745143174" calcext:value-type="float">
            <text:p>8.03447745143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 office:value-type="float" office:value="-2.74992" calcext:value-type="float">
            <text:p>-2.74992</text:p>
          </table:table-cell>
          <table:table-cell office:value-type="float" office:value="0.277286" calcext:value-type="float">
            <text:p>0.277286</text:p>
          </table:table-cell>
          <table:table-cell office:value-type="float" office:value="7.83936" calcext:value-type="float">
            <text:p>7.83936</text:p>
          </table:table-cell>
          <table:table-cell office:value-type="float" office:value="69.7218" calcext:value-type="float">
            <text:p>69.7218</text:p>
          </table:table-cell>
          <table:table-cell office:value-type="float" office:value="0.669688" calcext:value-type="float">
            <text:p>0.669688</text:p>
          </table:table-cell>
          <table:table-cell office:value-type="float" office:value="0.509101" calcext:value-type="float">
            <text:p>0.509101</text:p>
          </table:table-cell>
          <table:table-cell office:value-type="float" office:value="0.332889" calcext:value-type="float">
            <text:p>0.332889</text:p>
          </table:table-cell>
          <table:table-cell office:value-type="float" office:value="2.79982" calcext:value-type="float">
            <text:p>2.79982</text:p>
          </table:table-cell>
          <table:table-cell office:value-type="float" office:value="0.0502102" calcext:value-type="float">
            <text:p>0.0502102</text:p>
          </table:table-cell>
          <table:table-cell table:formula="of:=0.5*SQRT(100*[.H119]/[.J119]-1)/SIN(PI()/10)" office:value-type="float" office:value="6.70720417147749" calcext:value-type="float">
            <text:p>6.70720417147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-2.1857" calcext:value-type="float">
            <text:p>-2.1857</text:p>
          </table:table-cell>
          <table:table-cell office:value-type="float" office:value="0.265908" calcext:value-type="float">
            <text:p>0.265908</text:p>
          </table:table-cell>
          <table:table-cell office:value-type="float" office:value="5.04321" calcext:value-type="float">
            <text:p>5.04321</text:p>
          </table:table-cell>
          <table:table-cell office:value-type="float" office:value="30.9339" calcext:value-type="float">
            <text:p>30.9339</text:p>
          </table:table-cell>
          <table:table-cell office:value-type="float" office:value="0.480586" calcext:value-type="float">
            <text:p>0.480586</text:p>
          </table:table-cell>
          <table:table-cell office:value-type="float" office:value="0.293706" calcext:value-type="float">
            <text:p>0.293706</text:p>
          </table:table-cell>
          <table:table-cell office:value-type="float" office:value="0.141757" calcext:value-type="float">
            <text:p>0.141757</text:p>
          </table:table-cell>
          <table:table-cell office:value-type="float" office:value="3.98374" calcext:value-type="float">
            <text:p>3.98374</text:p>
          </table:table-cell>
          <table:table-cell office:value-type="float" office:value="0.0393355" calcext:value-type="float">
            <text:p>0.0393355</text:p>
          </table:table-cell>
          <table:table-cell table:formula="of:=0.5*SQRT(100*[.H120]/[.J120]-1)/SIN(PI()/10)" office:value-type="float" office:value="4.0845728013539" calcext:value-type="float">
            <text:p>4.0845728013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-1.24812" calcext:value-type="float">
            <text:p>-1.24812</text:p>
          </table:table-cell>
          <table:table-cell office:value-type="float" office:value="0.117009" calcext:value-type="float">
            <text:p>0.117009</text:p>
          </table:table-cell>
          <table:table-cell office:value-type="float" office:value="1.67483" calcext:value-type="float">
            <text:p>1.67483</text:p>
          </table:table-cell>
          <table:table-cell office:value-type="float" office:value="3.57981" calcext:value-type="float">
            <text:p>3.57981</text:p>
          </table:table-cell>
          <table:table-cell office:value-type="float" office:value="0.185996" calcext:value-type="float">
            <text:p>0.185996</text:p>
          </table:table-cell>
          <table:table-cell office:value-type="float" office:value="0.0523824" calcext:value-type="float">
            <text:p>0.0523824</text:p>
          </table:table-cell>
          <table:table-cell office:value-type="float" office:value="0.00748771" calcext:value-type="float">
            <text:p>0.00748771</text:p>
          </table:table-cell>
          <table:table-cell office:value-type="float" office:value="3.26296" calcext:value-type="float">
            <text:p>3.26296</text:p>
          </table:table-cell>
          <table:table-cell office:value-type="float" office:value="0.00902847" calcext:value-type="float">
            <text:p>0.00902847</text:p>
          </table:table-cell>
          <table:table-cell table:formula="of:=0.5*SQRT(100*[.H121]/[.J121]-1)/SIN(PI()/10)" office:value-type="float" office:value="1.2589141023504" calcext:value-type="float">
            <text:p>1.2589141023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-0.919297" calcext:value-type="float">
            <text:p>-0.919297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945281" calcext:value-type="float">
            <text:p>0.945281</text:p>
          </table:table-cell>
          <table:table-cell office:value-type="float" office:value="1.26795" calcext:value-type="float">
            <text:p>1.26795</text:p>
          </table:table-cell>
          <table:table-cell office:value-type="float" office:value="0.142109" calcext:value-type="float">
            <text:p>0.142109</text:p>
          </table:table-cell>
          <table:table-cell office:value-type="float" office:value="0.0308695" calcext:value-type="float">
            <text:p>0.0308695</text:p>
          </table:table-cell>
          <table:table-cell office:value-type="float" office:value="0.00268343" calcext:value-type="float">
            <text:p>0.00268343</text:p>
          </table:table-cell>
          <table:table-cell office:value-type="float" office:value="2.43691" calcext:value-type="float">
            <text:p>2.43691</text:p>
          </table:table-cell>
          <table:table-cell office:value-type="float" office:value="0.00473414" calcext:value-type="float">
            <text:p>0.00473414</text:p>
          </table:table-cell>
          <table:table-cell table:formula="of:=0.5*SQRT(100*[.H122]/[.J122]-1)/SIN(PI()/10)" office:value-type="float" office:value="0.835676012092116" calcext:value-type="float">
            <text:p>0.835676012092116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.0000000000000230926" calcext:value-type="float">
            <text:p>2.30926E-14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2" calcext:value-type="float">
            <text:p>0.13332</text:p>
          </table:table-cell>
          <table:table-cell office:value-type="float" office:value="0.018041" calcext:value-type="float">
            <text:p>0.018041</text:p>
          </table:table-cell>
          <table:table-cell office:value-type="float" office:value="0.000343305" calcext:value-type="float">
            <text:p>0.000343305</text:p>
          </table:table-cell>
          <table:table-cell office:value-type="float" office:value="0.611645" calcext:value-type="float">
            <text:p>0.611645</text:p>
          </table:table-cell>
          <table:table-cell office:value-type="float" office:value="0.00000000000230926" calcext:value-type="float">
            <text:p>2.30926E-12</text:p>
          </table:table-cell>
          <table:table-cell table:formula="of:=0.5*SQRT(100*[.H124]/[.J124]-1)/SIN(PI()/10)" office:value-type="float" office:value="2.25922208473365" calcext:value-type="float">
            <text:p>2.259222084733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-3.98906" calcext:value-type="float">
            <text:p>-3.98906</text:p>
          </table:table-cell>
          <table:table-cell office:value-type="float" office:value="0.00188662" calcext:value-type="float">
            <text:p>0.00188662</text:p>
          </table:table-cell>
          <table:table-cell office:value-type="float" office:value="15.9145" calcext:value-type="float">
            <text:p>15.9145</text:p>
          </table:table-cell>
          <table:table-cell office:value-type="float" office:value="253.386" calcext:value-type="float">
            <text:p>253.386</text:p>
          </table:table-cell>
          <table:table-cell office:value-type="float" office:value="0.998584" calcext:value-type="float">
            <text:p>0.998584</text:p>
          </table:table-cell>
          <table:table-cell office:value-type="float" office:value="0.997203" calcext:value-type="float">
            <text:p>0.997203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00320204" calcext:value-type="float">
            <text:p>0.00320204</text:p>
          </table:table-cell>
          <table:table-cell office:value-type="float" office:value="0.00155919" calcext:value-type="float">
            <text:p>0.00155919</text:p>
          </table:table-cell>
          <table:table-cell table:formula="of:=0.5*SQRT(100*[.H125]/[.J125]-1)/SIN(PI()/10)" office:value-type="float" office:value="285.534821784326" calcext:value-type="float">
            <text:p>285.5348217843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5" calcext:value-type="float">
            <text:p>2.15</text:p>
          </table:table-cell>
          <table:table-cell office:value-type="float" office:value="-3.24906" calcext:value-type="float">
            <text:p>-3.24906</text:p>
          </table:table-cell>
          <table:table-cell office:value-type="float" office:value="0.177905" calcext:value-type="float">
            <text:p>0.177905</text:p>
          </table:table-cell>
          <table:table-cell office:value-type="float" office:value="10.7343" calcext:value-type="float">
            <text:p>10.7343</text:p>
          </table:table-cell>
          <table:table-cell office:value-type="float" office:value="122.232" calcext:value-type="float">
            <text:p>122.232</text:p>
          </table:table-cell>
          <table:table-cell office:value-type="float" office:value="0.849014" calcext:value-type="float">
            <text:p>0.849014</text:p>
          </table:table-cell>
          <table:table-cell office:value-type="float" office:value="0.740282" calcext:value-type="float">
            <text:p>0.740282</text:p>
          </table:table-cell>
          <table:table-cell office:value-type="float" office:value="0.585941" calcext:value-type="float">
            <text:p>0.585941</text:p>
          </table:table-cell>
          <table:table-cell office:value-type="float" office:value="1.07223" calcext:value-type="float">
            <text:p>1.07223</text:p>
          </table:table-cell>
          <table:table-cell office:value-type="float" office:value="0.0384868" calcext:value-type="float">
            <text:p>0.0384868</text:p>
          </table:table-cell>
          <table:table-cell table:formula="of:=0.5*SQRT(100*[.H126]/[.J126]-1)/SIN(PI()/10)" office:value-type="float" office:value="13.3467056068375" calcext:value-type="float">
            <text:p>13.3467056068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-3.12262" calcext:value-type="float">
            <text:p>-3.12262</text:p>
          </table:table-cell>
          <table:table-cell office:value-type="float" office:value="0.206878" calcext:value-type="float">
            <text:p>0.206878</text:p>
          </table:table-cell>
          <table:table-cell office:value-type="float" office:value="9.95762" calcext:value-type="float">
            <text:p>9.95762</text:p>
          </table:table-cell>
          <table:table-cell office:value-type="float" office:value="106.799" calcext:value-type="float">
            <text:p>106.799</text:p>
          </table:table-cell>
          <table:table-cell office:value-type="float" office:value="0.81165" calcext:value-type="float">
            <text:p>0.81165</text:p>
          </table:table-cell>
          <table:table-cell office:value-type="float" office:value="0.684983" calcext:value-type="float">
            <text:p>0.684983</text:p>
          </table:table-cell>
          <table:table-cell office:value-type="float" office:value="0.515776" calcext:value-type="float">
            <text:p>0.515776</text:p>
          </table:table-cell>
          <table:table-cell office:value-type="float" office:value="1.3815" calcext:value-type="float">
            <text:p>1.3815</text:p>
          </table:table-cell>
          <table:table-cell office:value-type="float" office:value="0.0427433" calcext:value-type="float">
            <text:p>0.0427433</text:p>
          </table:table-cell>
          <table:table-cell table:formula="of:=0.5*SQRT(100*[.H127]/[.J127]-1)/SIN(PI()/10)" office:value-type="float" office:value="11.2778890204347" calcext:value-type="float">
            <text:p>11.27788902043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5" calcext:value-type="float">
            <text:p>2.25</text:p>
          </table:table-cell>
          <table:table-cell office:value-type="float" office:value="-3.04887" calcext:value-type="float">
            <text:p>-3.04887</text:p>
          </table:table-cell>
          <table:table-cell office:value-type="float" office:value="0.218999" calcext:value-type="float">
            <text:p>0.218999</text:p>
          </table:table-cell>
          <table:table-cell office:value-type="float" office:value="9.51459" calcext:value-type="float">
            <text:p>9.51459</text:p>
          </table:table-cell>
          <table:table-cell office:value-type="float" office:value="98.2849" calcext:value-type="float">
            <text:p>98.2849</text:p>
          </table:table-cell>
          <table:table-cell office:value-type="float" office:value="0.799297" calcext:value-type="float">
            <text:p>0.799297</text:p>
          </table:table-cell>
          <table:table-cell office:value-type="float" office:value="0.663548" calcext:value-type="float">
            <text:p>0.663548</text:p>
          </table:table-cell>
          <table:table-cell office:value-type="float" office:value="0.486136" calcext:value-type="float">
            <text:p>0.486136</text:p>
          </table:table-cell>
          <table:table-cell office:value-type="float" office:value="1.45147" calcext:value-type="float">
            <text:p>1.45147</text:p>
          </table:table-cell>
          <table:table-cell office:value-type="float" office:value="0.0432592" calcext:value-type="float">
            <text:p>0.0432592</text:p>
          </table:table-cell>
          <table:table-cell table:formula="of:=0.5*SQRT(100*[.H128]/[.J128]-1)/SIN(PI()/10)" office:value-type="float" office:value="10.8197468116556" calcext:value-type="float">
            <text:p>10.8197468116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-2.86922" calcext:value-type="float">
            <text:p>-2.86922</text:p>
          </table:table-cell>
          <table:table-cell office:value-type="float" office:value="0.275771" calcext:value-type="float">
            <text:p>0.275771</text:p>
          </table:table-cell>
          <table:table-cell office:value-type="float" office:value="8.50819" calcext:value-type="float">
            <text:p>8.50819</text:p>
          </table:table-cell>
          <table:table-cell office:value-type="float" office:value="81.1022" calcext:value-type="float">
            <text:p>81.1022</text:p>
          </table:table-cell>
          <table:table-cell office:value-type="float" office:value="0.726328" calcext:value-type="float">
            <text:p>0.726328</text:p>
          </table:table-cell>
          <table:table-cell office:value-type="float" office:value="0.574642" calcext:value-type="float">
            <text:p>0.574642</text:p>
          </table:table-cell>
          <table:table-cell office:value-type="float" office:value="0.396448" calcext:value-type="float">
            <text:p>0.396448</text:p>
          </table:table-cell>
          <table:table-cell office:value-type="float" office:value="2.10774" calcext:value-type="float">
            <text:p>2.10774</text:p>
          </table:table-cell>
          <table:table-cell office:value-type="float" office:value="0.0521307" calcext:value-type="float">
            <text:p>0.0521307</text:p>
          </table:table-cell>
          <table:table-cell table:formula="of:=0.5*SQRT(100*[.H129]/[.J129]-1)/SIN(PI()/10)" office:value-type="float" office:value="8.2920760451885" calcext:value-type="float">
            <text:p>8.2920760451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-2.74453" calcext:value-type="float">
            <text:p>-2.74453</text:p>
          </table:table-cell>
          <table:table-cell office:value-type="float" office:value="0.294286" calcext:value-type="float">
            <text:p>0.294286</text:p>
          </table:table-cell>
          <table:table-cell office:value-type="float" office:value="7.82674" calcext:value-type="float">
            <text:p>7.82674</text:p>
          </table:table-cell>
          <table:table-cell office:value-type="float" office:value="69.9928" calcext:value-type="float">
            <text:p>69.9928</text:p>
          </table:table-cell>
          <table:table-cell office:value-type="float" office:value="0.69209" calcext:value-type="float">
            <text:p>0.69209</text:p>
          </table:table-cell>
          <table:table-cell office:value-type="float" office:value="0.525618" calcext:value-type="float">
            <text:p>0.525618</text:p>
          </table:table-cell>
          <table:table-cell office:value-type="float" office:value="0.342017" calcext:value-type="float">
            <text:p>0.342017</text:p>
          </table:table-cell>
          <table:table-cell office:value-type="float" office:value="2.37579" calcext:value-type="float">
            <text:p>2.37579</text:p>
          </table:table-cell>
          <table:table-cell office:value-type="float" office:value="0.0532885" calcext:value-type="float">
            <text:p>0.0532885</text:p>
          </table:table-cell>
          <table:table-cell table:formula="of:=0.5*SQRT(100*[.H130]/[.J130]-1)/SIN(PI()/10)" office:value-type="float" office:value="7.43660903052722" calcext:value-type="float">
            <text:p>7.436609030527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-2.17328" calcext:value-type="float">
            <text:p>-2.17328</text:p>
          </table:table-cell>
          <table:table-cell office:value-type="float" office:value="0.257192" calcext:value-type="float">
            <text:p>0.257192</text:p>
          </table:table-cell>
          <table:table-cell office:value-type="float" office:value="4.98034" calcext:value-type="float">
            <text:p>4.98034</text:p>
          </table:table-cell>
          <table:table-cell office:value-type="float" office:value="30.2152" calcext:value-type="float">
            <text:p>30.2152</text:p>
          </table:table-cell>
          <table:table-cell office:value-type="float" office:value="0.460127" calcext:value-type="float">
            <text:p>0.460127</text:p>
          </table:table-cell>
          <table:table-cell office:value-type="float" office:value="0.274949" calcext:value-type="float">
            <text:p>0.274949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4.0499" calcext:value-type="float">
            <text:p>4.0499</text:p>
          </table:table-cell>
          <table:table-cell office:value-type="float" office:value="0.0380462" calcext:value-type="float">
            <text:p>0.0380462</text:p>
          </table:table-cell>
          <table:table-cell table:formula="of:=0.5*SQRT(100*[.H131]/[.J131]-1)/SIN(PI()/10)" office:value-type="float" office:value="3.89305562348119" calcext:value-type="float">
            <text:p>3.89305562348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-1.27941" calcext:value-type="float">
            <text:p>-1.27941</text:p>
          </table:table-cell>
          <table:table-cell office:value-type="float" office:value="0.122815" calcext:value-type="float">
            <text:p>0.122815</text:p>
          </table:table-cell>
          <table:table-cell office:value-type="float" office:value="1.75972" calcext:value-type="float">
            <text:p>1.75972</text:p>
          </table:table-cell>
          <table:table-cell office:value-type="float" office:value="3.94271" calcext:value-type="float">
            <text:p>3.94271</text:p>
          </table:table-cell>
          <table:table-cell office:value-type="float" office:value="0.193154" calcext:value-type="float">
            <text:p>0.193154</text:p>
          </table:table-cell>
          <table:table-cell office:value-type="float" office:value="0.0565146" calcext:value-type="float">
            <text:p>0.0565146</text:p>
          </table:table-cell>
          <table:table-cell office:value-type="float" office:value="0.00835944" calcext:value-type="float">
            <text:p>0.00835944</text:p>
          </table:table-cell>
          <table:table-cell office:value-type="float" office:value="3.37054" calcext:value-type="float">
            <text:p>3.37054</text:p>
          </table:table-cell>
          <table:table-cell office:value-type="float" office:value="0.00947649" calcext:value-type="float">
            <text:p>0.00947649</text:p>
          </table:table-cell>
          <table:table-cell table:formula="of:=0.5*SQRT(100*[.H132]/[.J132]-1)/SIN(PI()/10)" office:value-type="float" office:value="1.33104556938015" calcext:value-type="float">
            <text:p>1.33104556938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 office:value-type="float" office:value="-0.954961" calcext:value-type="float">
            <text:p>-0.954961</text:p>
          </table:table-cell>
          <table:table-cell office:value-type="float" office:value="0.105265" calcext:value-type="float">
            <text:p>0.105265</text:p>
          </table:table-cell>
          <table:table-cell office:value-type="float" office:value="1.01722" calcext:value-type="float">
            <text:p>1.0172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338187" calcext:value-type="float">
            <text:p>0.0338187</text:p>
          </table:table-cell>
          <table:table-cell office:value-type="float" office:value="0.00324966" calcext:value-type="float">
            <text:p>0.00324966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0.00497473" calcext:value-type="float">
            <text:p>0.00497473</text:p>
          </table:table-cell>
          <table:table-cell table:formula="of:=0.5*SQRT(100*[.H133]/[.J133]-1)/SIN(PI()/10)" office:value-type="float" office:value="0.966417784180573" calcext:value-type="float">
            <text:p>0.966417784180573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table:formula="of:=0.5*SQRT(100*[.H134]/[.J134]-1)/SIN(PI()/10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0188294" calcext:value-type="float">
            <text:p>-1.88294E-13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5" calcext:value-type="float">
            <text:p>0.133335</text:p>
          </table:table-cell>
          <table:table-cell office:value-type="float" office:value="0.0180448" calcext:value-type="float">
            <text:p>0.0180448</text:p>
          </table:table-cell>
          <table:table-cell office:value-type="float" office:value="0.000343441" calcext:value-type="float">
            <text:p>0.000343441</text:p>
          </table:table-cell>
          <table:table-cell office:value-type="float" office:value="0.611568" calcext:value-type="float">
            <text:p>0.611568</text:p>
          </table:table-cell>
          <table:table-cell office:value-type="float" office:value="-0.0000000000188294" calcext:value-type="float">
            <text:p>-1.88294E-11</text:p>
          </table:table-cell>
          <table:table-cell table:formula="of:=0.5*SQRT(100*[.H135]/[.J135]-1)/SIN(PI()/10)" office:value-type="float" office:value="2.25979720619085" calcext:value-type="float">
            <text:p>2.25979720619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-3.98775" calcext:value-type="float">
            <text:p>-3.98775</text:p>
          </table:table-cell>
          <table:table-cell office:value-type="float" office:value="0.0020391" calcext:value-type="float">
            <text:p>0.0020391</text:p>
          </table:table-cell>
          <table:table-cell office:value-type="float" office:value="15.9042" calcext:value-type="float">
            <text:p>15.9042</text:p>
          </table:table-cell>
          <table:table-cell office:value-type="float" office:value="253.068" calcext:value-type="float">
            <text:p>253.068</text:p>
          </table:table-cell>
          <table:table-cell office:value-type="float" office:value="0.998428" calcext:value-type="float">
            <text:p>0.998428</text:p>
          </table:table-cell>
          <table:table-cell office:value-type="float" office:value="0.996893" calcext:value-type="float">
            <text:p>0.996893</text:p>
          </table:table-cell>
          <table:table-cell office:value-type="float" office:value="0.993933" calcext:value-type="float">
            <text:p>0.993933</text:p>
          </table:table-cell>
          <table:table-cell office:value-type="float" office:value="0.00344069" calcext:value-type="float">
            <text:p>0.00344069</text:p>
          </table:table-cell>
          <table:table-cell office:value-type="float" office:value="0.0016852" calcext:value-type="float">
            <text:p>0.0016852</text:p>
          </table:table-cell>
          <table:table-cell table:formula="of:=0.5*SQRT(100*[.H136]/[.J136]-1)/SIN(PI()/10)" office:value-type="float" office:value="275.411230814718" calcext:value-type="float">
            <text:p>275.411230814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5" calcext:value-type="float">
            <text:p>2.15</text:p>
          </table:table-cell>
          <table:table-cell office:value-type="float" office:value="-3.23188" calcext:value-type="float">
            <text:p>-3.23188</text:p>
          </table:table-cell>
          <table:table-cell office:value-type="float" office:value="0.192687" calcext:value-type="float">
            <text:p>0.192687</text:p>
          </table:table-cell>
          <table:table-cell office:value-type="float" office:value="10.6377" calcext:value-type="float">
            <text:p>10.6377</text:p>
          </table:table-cell>
          <table:table-cell office:value-type="float" office:value="120.523" calcext:value-type="float">
            <text:p>120.523</text:p>
          </table:table-cell>
          <table:table-cell office:value-type="float" office:value="0.841772" calcext:value-type="float">
            <text:p>0.841772</text:p>
          </table:table-cell>
          <table:table-cell office:value-type="float" office:value="0.731359" calcext:value-type="float">
            <text:p>0.731359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1.13365" calcext:value-type="float">
            <text:p>1.13365</text:p>
          </table:table-cell>
          <table:table-cell office:value-type="float" office:value="0.0416846" calcext:value-type="float">
            <text:p>0.0416846</text:p>
          </table:table-cell>
          <table:table-cell table:formula="of:=0.5*SQRT(100*[.H137]/[.J137]-1)/SIN(PI()/10)" office:value-type="float" office:value="12.8949949986098" calcext:value-type="float">
            <text:p>12.8949949986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-3.08387" calcext:value-type="float">
            <text:p>-3.08387</text:p>
          </table:table-cell>
          <table:table-cell office:value-type="float" office:value="0.237204" calcext:value-type="float">
            <text:p>0.237204</text:p>
          </table:table-cell>
          <table:table-cell office:value-type="float" office:value="9.74744" calcext:value-type="float">
            <text:p>9.74744</text:p>
          </table:table-cell>
          <table:table-cell office:value-type="float" office:value="103.413" calcext:value-type="float">
            <text:p>103.413</text:p>
          </table:table-cell>
          <table:table-cell office:value-type="float" office:value="0.791348" calcext:value-type="float">
            <text:p>0.791348</text:p>
          </table:table-cell>
          <table:table-cell office:value-type="float" office:value="0.663299" calcext:value-type="float">
            <text:p>0.663299</text:p>
          </table:table-cell>
          <table:table-cell office:value-type="float" office:value="0.497387" calcext:value-type="float">
            <text:p>0.497387</text:p>
          </table:table-cell>
          <table:table-cell office:value-type="float" office:value="1.60682" calcext:value-type="float">
            <text:p>1.60682</text:p>
          </table:table-cell>
          <table:table-cell office:value-type="float" office:value="0.049009" calcext:value-type="float">
            <text:p>0.049009</text:p>
          </table:table-cell>
          <table:table-cell table:formula="of:=0.5*SQRT(100*[.H138]/[.J138]-1)/SIN(PI()/10)" office:value-type="float" office:value="10.269129104714" calcext:value-type="float">
            <text:p>10.269129104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-3.00154" calcext:value-type="float">
            <text:p>-3.00154</text:p>
          </table:table-cell>
          <table:table-cell office:value-type="float" office:value="0.258885" calcext:value-type="float">
            <text:p>0.258885</text:p>
          </table:table-cell>
          <table:table-cell office:value-type="float" office:value="9.26815" calcext:value-type="float">
            <text:p>9.26815</text:p>
          </table:table-cell>
          <table:table-cell office:value-type="float" office:value="94.612" calcext:value-type="float">
            <text:p>94.612</text:p>
          </table:table-cell>
          <table:table-cell office:value-type="float" office:value="0.77082" calcext:value-type="float">
            <text:p>0.77082</text:p>
          </table:table-cell>
          <table:table-cell office:value-type="float" office:value="0.632695" calcext:value-type="float">
            <text:p>0.632695</text:p>
          </table:table-cell>
          <table:table-cell office:value-type="float" office:value="0.460147" calcext:value-type="float">
            <text:p>0.460147</text:p>
          </table:table-cell>
          <table:table-cell office:value-type="float" office:value="1.73613" calcext:value-type="float">
            <text:p>1.73613</text:p>
          </table:table-cell>
          <table:table-cell office:value-type="float" office:value="0.0511378" calcext:value-type="float">
            <text:p>0.0511378</text:p>
          </table:table-cell>
          <table:table-cell table:formula="of:=0.5*SQRT(100*[.H139]/[.J139]-1)/SIN(PI()/10)" office:value-type="float" office:value="9.63278505946104" calcext:value-type="float">
            <text:p>9.632785059461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-2.87697" calcext:value-type="float">
            <text:p>-2.87697</text:p>
          </table:table-cell>
          <table:table-cell office:value-type="float" office:value="0.261349" calcext:value-type="float">
            <text:p>0.261349</text:p>
          </table:table-cell>
          <table:table-cell office:value-type="float" office:value="8.53832" calcext:value-type="float">
            <text:p>8.53832</text:p>
          </table:table-cell>
          <table:table-cell office:value-type="float" office:value="81.2286" calcext:value-type="float">
            <text:p>81.2286</text:p>
          </table:table-cell>
          <table:table-cell office:value-type="float" office:value="0.737026" calcext:value-type="float">
            <text:p>0.737026</text:p>
          </table:table-cell>
          <table:table-cell office:value-type="float" office:value="0.584263" calcext:value-type="float">
            <text:p>0.584263</text:p>
          </table:table-cell>
          <table:table-cell office:value-type="float" office:value="0.401861" calcext:value-type="float">
            <text:p>0.401861</text:p>
          </table:table-cell>
          <table:table-cell office:value-type="float" office:value="1.97529" calcext:value-type="float">
            <text:p>1.97529</text:p>
          </table:table-cell>
          <table:table-cell office:value-type="float" office:value="0.0494043" calcext:value-type="float">
            <text:p>0.0494043</text:p>
          </table:table-cell>
          <table:table-cell table:formula="of:=0.5*SQRT(100*[.H140]/[.J140]-1)/SIN(PI()/10)" office:value-type="float" office:value="8.64983983631025" calcext:value-type="float">
            <text:p>8.64983983631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5" calcext:value-type="float">
            <text:p>2.35</text:p>
          </table:table-cell>
          <table:table-cell office:value-type="float" office:value="-2.72098" calcext:value-type="float">
            <text:p>-2.72098</text:p>
          </table:table-cell>
          <table:table-cell office:value-type="float" office:value="0.299762" calcext:value-type="float">
            <text:p>0.299762</text:p>
          </table:table-cell>
          <table:table-cell office:value-type="float" office:value="7.70347" calcext:value-type="float">
            <text:p>7.70347</text:p>
          </table:table-cell>
          <table:table-cell office:value-type="float" office:value="68.2005" calcext:value-type="float">
            <text:p>68.2005</text:p>
          </table:table-cell>
          <table:table-cell office:value-type="float" office:value="0.667959" calcext:value-type="float">
            <text:p>0.667959</text:p>
          </table:table-cell>
          <table:table-cell office:value-type="float" office:value="0.505433" calcext:value-type="float">
            <text:p>0.505433</text:p>
          </table:table-cell>
          <table:table-cell office:value-type="float" office:value="0.330098" calcext:value-type="float">
            <text:p>0.330098</text:p>
          </table:table-cell>
          <table:table-cell office:value-type="float" office:value="2.70674" calcext:value-type="float">
            <text:p>2.70674</text:p>
          </table:table-cell>
          <table:table-cell office:value-type="float" office:value="0.05428" calcext:value-type="float">
            <text:p>0.05428</text:p>
          </table:table-cell>
          <table:table-cell table:formula="of:=0.5*SQRT(100*[.H141]/[.J141]-1)/SIN(PI()/10)" office:value-type="float" office:value="6.80212080090995" calcext:value-type="float">
            <text:p>6.802120800909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-2.14021" calcext:value-type="float">
            <text:p>-2.14021</text:p>
          </table:table-cell>
          <table:table-cell office:value-type="float" office:value="0.256038" calcext:value-type="float">
            <text:p>0.256038</text:p>
          </table:table-cell>
          <table:table-cell office:value-type="float" office:value="4.83656" calcext:value-type="float">
            <text:p>4.83656</text:p>
          </table:table-cell>
          <table:table-cell office:value-type="float" office:value="28.6441" calcext:value-type="float">
            <text:p>28.6441</text:p>
          </table:table-cell>
          <table:table-cell office:value-type="float" office:value="0.454326" calcext:value-type="float">
            <text:p>0.454326</text:p>
          </table:table-cell>
          <table:table-cell office:value-type="float" office:value="0.268022" calcext:value-type="float">
            <text:p>0.268022</text:p>
          </table:table-cell>
          <table:table-cell office:value-type="float" office:value="0.124447" calcext:value-type="float">
            <text:p>0.124447</text:p>
          </table:table-cell>
          <table:table-cell office:value-type="float" office:value="3.75583" calcext:value-type="float">
            <text:p>3.75583</text:p>
          </table:table-cell>
          <table:table-cell office:value-type="float" office:value="0.0378755" calcext:value-type="float">
            <text:p>0.0378755</text:p>
          </table:table-cell>
          <table:table-cell table:formula="of:=0.5*SQRT(100*[.H142]/[.J142]-1)/SIN(PI()/10)" office:value-type="float" office:value="4.00807594522136" calcext:value-type="float">
            <text:p>4.00807594522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-1.26895" calcext:value-type="float">
            <text:p>-1.26895</text:p>
          </table:table-cell>
          <table:table-cell office:value-type="float" office:value="0.122137" calcext:value-type="float">
            <text:p>0.122137</text:p>
          </table:table-cell>
          <table:table-cell office:value-type="float" office:value="1.73236" calcext:value-type="float">
            <text:p>1.73236</text:p>
          </table:table-cell>
          <table:table-cell office:value-type="float" office:value="3.87133" calcext:value-type="float">
            <text:p>3.87133</text:p>
          </table:table-cell>
          <table:table-cell office:value-type="float" office:value="0.189507" calcext:value-type="float">
            <text:p>0.189507</text:p>
          </table:table-cell>
          <table:table-cell office:value-type="float" office:value="0.0550019" calcext:value-type="float">
            <text:p>0.0550019</text:p>
          </table:table-cell>
          <table:table-cell office:value-type="float" office:value="0.00830309" calcext:value-type="float">
            <text:p>0.00830309</text:p>
          </table:table-cell>
          <table:table-cell office:value-type="float" office:value="3.39102" calcext:value-type="float">
            <text:p>3.39102</text:p>
          </table:table-cell>
          <table:table-cell office:value-type="float" office:value="0.00942416" calcext:value-type="float">
            <text:p>0.00942416</text:p>
          </table:table-cell>
          <table:table-cell table:formula="of:=0.5*SQRT(100*[.H143]/[.J143]-1)/SIN(PI()/10)" office:value-type="float" office:value="1.27608104411114" calcext:value-type="float">
            <text:p>1.276081044111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" calcext:value-type="float">
            <text:p>4.6</text:p>
          </table:table-cell>
          <table:table-cell office:value-type="float" office:value="-0.940312" calcext:value-type="float">
            <text:p>-0.940312</text:p>
          </table:table-cell>
          <table:table-cell office:value-type="float" office:value="0.0988843" calcext:value-type="float">
            <text:p>0.0988843</text:p>
          </table:table-cell>
          <table:table-cell office:value-type="float" office:value="0.983072" calcext:value-type="float">
            <text:p>0.983072</text:p>
          </table:table-cell>
          <table:table-cell office:value-type="float" office:value="1.35008" calcext:value-type="float">
            <text:p>1.35008</text:p>
          </table:table-cell>
          <table:table-cell office:value-type="float" office:value="0.141914" calcext:value-type="float">
            <text:p>0.141914</text:p>
          </table:table-cell>
          <table:table-cell office:value-type="float" office:value="0.0313893" calcext:value-type="float">
            <text:p>0.0313893</text:p>
          </table:table-cell>
          <table:table-cell office:value-type="float" office:value="0.00286426" calcext:value-type="float">
            <text:p>0.00286426</text:p>
          </table:table-cell>
          <table:table-cell office:value-type="float" office:value="2.54065" calcext:value-type="float">
            <text:p>2.54065</text:p>
          </table:table-cell>
          <table:table-cell office:value-type="float" office:value="0.00467317" calcext:value-type="float">
            <text:p>0.00467317</text:p>
          </table:table-cell>
          <table:table-cell table:formula="of:=0.5*SQRT(100*[.H144]/[.J144]-1)/SIN(PI()/10)" office:value-type="float" office:value="0.78517680643119" calcext:value-type="float">
            <text:p>0.78517680643119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182254" calcext:value-type="float">
            <text:p>-1.82254E-12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7" calcext:value-type="float">
            <text:p>0.133337</text:p>
          </table:table-cell>
          <table:table-cell office:value-type="float" office:value="0.0180456" calcext:value-type="float">
            <text:p>0.0180456</text:p>
          </table:table-cell>
          <table:table-cell office:value-type="float" office:value="0.000343474" calcext:value-type="float">
            <text:p>0.000343474</text:p>
          </table:table-cell>
          <table:table-cell office:value-type="float" office:value="0.611597" calcext:value-type="float">
            <text:p>0.611597</text:p>
          </table:table-cell>
          <table:table-cell office:value-type="float" office:value="-0.000000000182254" calcext:value-type="float">
            <text:p>-1.82254E-10</text:p>
          </table:table-cell>
          <table:table-cell table:formula="of:=0.5*SQRT(100*[.H146]/[.J146]-1)/SIN(PI()/10)" office:value-type="float" office:value="2.25979193368571" calcext:value-type="float">
            <text:p>2.25979193368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-3.98866" calcext:value-type="float">
            <text:p>-3.98866</text:p>
          </table:table-cell>
          <table:table-cell office:value-type="float" office:value="0.00188786" calcext:value-type="float">
            <text:p>0.00188786</text:p>
          </table:table-cell>
          <table:table-cell office:value-type="float" office:value="15.9113" calcext:value-type="float">
            <text:p>15.9113</text:p>
          </table:table-cell>
          <table:table-cell office:value-type="float" office:value="253.285" calcext:value-type="float">
            <text:p>253.285</text:p>
          </table:table-cell>
          <table:table-cell office:value-type="float" office:value="0.998545" calcext:value-type="float">
            <text:p>0.998545</text:p>
          </table:table-cell>
          <table:table-cell office:value-type="float" office:value="0.997125" calcext:value-type="float">
            <text:p>0.997125</text:p>
          </table:table-cell>
          <table:table-cell office:value-type="float" office:value="0.994385" calcext:value-type="float">
            <text:p>0.994385</text:p>
          </table:table-cell>
          <table:table-cell office:value-type="float" office:value="0.0031684" calcext:value-type="float">
            <text:p>0.0031684</text:p>
          </table:table-cell>
          <table:table-cell office:value-type="float" office:value="0.00156021" calcext:value-type="float">
            <text:p>0.00156021</text:p>
          </table:table-cell>
          <table:table-cell table:formula="of:=0.5*SQRT(100*[.H147]/[.J147]-1)/SIN(PI()/10)" office:value-type="float" office:value="287.035452193033" calcext:value-type="float">
            <text:p>287.0354521930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5" calcext:value-type="float">
            <text:p>2.15</text:p>
          </table:table-cell>
          <table:table-cell office:value-type="float" office:value="-3.23771" calcext:value-type="float">
            <text:p>-3.23771</text:p>
          </table:table-cell>
          <table:table-cell office:value-type="float" office:value="0.191571" calcext:value-type="float">
            <text:p>0.191571</text:p>
          </table:table-cell>
          <table:table-cell office:value-type="float" office:value="10.6743" calcext:value-type="float">
            <text:p>10.6743</text:p>
          </table:table-cell>
          <table:table-cell office:value-type="float" office:value="121.331" calcext:value-type="float">
            <text:p>121.331</text:p>
          </table:table-cell>
          <table:table-cell office:value-type="float" office:value="0.844302" calcext:value-type="float">
            <text:p>0.844302</text:p>
          </table:table-cell>
          <table:table-cell office:value-type="float" office:value="0.735328" calcext:value-type="float">
            <text:p>0.735328</text:p>
          </table:table-cell>
          <table:table-cell office:value-type="float" office:value="0.581523" calcext:value-type="float">
            <text:p>0.581523</text:p>
          </table:table-cell>
          <table:table-cell office:value-type="float" office:value="1.05002" calcext:value-type="float">
            <text:p>1.05002</text:p>
          </table:table-cell>
          <table:table-cell office:value-type="float" office:value="0.0414432" calcext:value-type="float">
            <text:p>0.0414432</text:p>
          </table:table-cell>
          <table:table-cell table:formula="of:=0.5*SQRT(100*[.H148]/[.J148]-1)/SIN(PI()/10)" office:value-type="float" office:value="13.4433119213828" calcext:value-type="float">
            <text:p>13.4433119213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-3.12494" calcext:value-type="float">
            <text:p>-3.12494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9.98197" calcext:value-type="float">
            <text:p>9.98197</text:p>
          </table:table-cell>
          <table:table-cell office:value-type="float" office:value="107.543" calcext:value-type="float">
            <text:p>107.543</text:p>
          </table:table-cell>
          <table:table-cell office:value-type="float" office:value="0.814868" calcext:value-type="float">
            <text:p>0.814868</text:p>
          </table:table-cell>
          <table:table-cell office:value-type="float" office:value="0.690012" calcext:value-type="float">
            <text:p>0.690012</text:p>
          </table:table-cell>
          <table:table-cell office:value-type="float" office:value="0.522909" calcext:value-type="float">
            <text:p>0.522909</text:p>
          </table:table-cell>
          <table:table-cell office:value-type="float" office:value="1.2927" calcext:value-type="float">
            <text:p>1.2927</text:p>
          </table:table-cell>
          <table:table-cell office:value-type="float" office:value="0.0447748" calcext:value-type="float">
            <text:p>0.0447748</text:p>
          </table:table-cell>
          <table:table-cell table:formula="of:=0.5*SQRT(100*[.H149]/[.J149]-1)/SIN(PI()/10)" office:value-type="float" office:value="11.7100934844854" calcext:value-type="float">
            <text:p>11.7100934844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-2.99276" calcext:value-type="float">
            <text:p>-2.99276</text:p>
          </table:table-cell>
          <table:table-cell office:value-type="float" office:value="0.252763" calcext:value-type="float">
            <text:p>0.252763</text:p>
          </table:table-cell>
          <table:table-cell office:value-type="float" office:value="9.2094" calcext:value-type="float">
            <text:p>9.2094</text:p>
          </table:table-cell>
          <table:table-cell office:value-type="float" office:value="93.338" calcext:value-type="float">
            <text:p>93.338</text:p>
          </table:table-cell>
          <table:table-cell office:value-type="float" office:value="0.766499" calcext:value-type="float">
            <text:p>0.766499</text:p>
          </table:table-cell>
          <table:table-cell office:value-type="float" office:value="0.627203" calcext:value-type="float">
            <text:p>0.627203</text:p>
          </table:table-cell>
          <table:table-cell office:value-type="float" office:value="0.453983" calcext:value-type="float">
            <text:p>0.453983</text:p>
          </table:table-cell>
          <table:table-cell office:value-type="float" office:value="1.79449" calcext:value-type="float">
            <text:p>1.79449</text:p>
          </table:table-cell>
          <table:table-cell office:value-type="float" office:value="0.0499285" calcext:value-type="float">
            <text:p>0.0499285</text:p>
          </table:table-cell>
          <table:table-cell table:formula="of:=0.5*SQRT(100*[.H150]/[.J150]-1)/SIN(PI()/10)" office:value-type="float" office:value="9.42796094658068" calcext:value-type="float">
            <text:p>9.42796094658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-2.86341" calcext:value-type="float">
            <text:p>-2.86341</text:p>
          </table:table-cell>
          <table:table-cell office:value-type="float" office:value="0.274847" calcext:value-type="float">
            <text:p>0.274847</text:p>
          </table:table-cell>
          <table:table-cell office:value-type="float" office:value="8.47395" calcext:value-type="float">
            <text:p>8.47395</text:p>
          </table:table-cell>
          <table:table-cell office:value-type="float" office:value="80.5049" calcext:value-type="float">
            <text:p>80.5049</text:p>
          </table:table-cell>
          <table:table-cell office:value-type="float" office:value="0.726091" calcext:value-type="float">
            <text:p>0.726091</text:p>
          </table:table-cell>
          <table:table-cell office:value-type="float" office:value="0.57326" calcext:value-type="float">
            <text:p>0.57326</text:p>
          </table:table-cell>
          <table:table-cell office:value-type="float" office:value="0.394096" calcext:value-type="float">
            <text:p>0.394096</text:p>
          </table:table-cell>
          <table:table-cell office:value-type="float" office:value="2.18956" calcext:value-type="float">
            <text:p>2.18956</text:p>
          </table:table-cell>
          <table:table-cell office:value-type="float" office:value="0.051956" calcext:value-type="float">
            <text:p>0.051956</text:p>
          </table:table-cell>
          <table:table-cell table:formula="of:=0.5*SQRT(100*[.H151]/[.J151]-1)/SIN(PI()/10)" office:value-type="float" office:value="8.11948671834882" calcext:value-type="float">
            <text:p>8.11948671834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5" calcext:value-type="float">
            <text:p>2.35</text:p>
          </table:table-cell>
          <table:table-cell office:value-type="float" office:value="-2.75408" calcext:value-type="float">
            <text:p>-2.75408</text:p>
          </table:table-cell>
          <table:table-cell office:value-type="float" office:value="0.286531" calcext:value-type="float">
            <text:p>0.286531</text:p>
          </table:table-cell>
          <table:table-cell office:value-type="float" office:value="7.8715" calcext:value-type="float">
            <text:p>7.8715</text:p>
          </table:table-cell>
          <table:table-cell office:value-type="float" office:value="70.426" calcext:value-type="float">
            <text:p>70.426</text:p>
          </table:table-cell>
          <table:table-cell office:value-type="float" office:value="0.687126" calcext:value-type="float">
            <text:p>0.687126</text:p>
          </table:table-cell>
          <table:table-cell office:value-type="float" office:value="0.526582" calcext:value-type="float">
            <text:p>0.526582</text:p>
          </table:table-cell>
          <table:table-cell office:value-type="float" office:value="0.3474" calcext:value-type="float">
            <text:p>0.3474</text:p>
          </table:table-cell>
          <table:table-cell office:value-type="float" office:value="2.50891" calcext:value-type="float">
            <text:p>2.50891</text:p>
          </table:table-cell>
          <table:table-cell office:value-type="float" office:value="0.0518842" calcext:value-type="float">
            <text:p>0.0518842</text:p>
          </table:table-cell>
          <table:table-cell table:formula="of:=0.5*SQRT(100*[.H152]/[.J152]-1)/SIN(PI()/10)" office:value-type="float" office:value="7.23398315913623" calcext:value-type="float">
            <text:p>7.233983159136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-2.1661" calcext:value-type="float">
            <text:p>-2.1661</text:p>
          </table:table-cell>
          <table:table-cell office:value-type="float" office:value="0.245276" calcext:value-type="float">
            <text:p>0.245276</text:p>
          </table:table-cell>
          <table:table-cell office:value-type="float" office:value="4.93728" calcext:value-type="float">
            <text:p>4.93728</text:p>
          </table:table-cell>
          <table:table-cell office:value-type="float" office:value="29.4644" calcext:value-type="float">
            <text:p>29.4644</text:p>
          </table:table-cell>
          <table:table-cell office:value-type="float" office:value="0.456689" calcext:value-type="float">
            <text:p>0.456689</text:p>
          </table:table-cell>
          <table:table-cell office:value-type="float" office:value="0.270712" calcext:value-type="float">
            <text:p>0.270712</text:p>
          </table:table-cell>
          <table:table-cell office:value-type="float" office:value="0.126558" calcext:value-type="float">
            <text:p>0.126558</text:p>
          </table:table-cell>
          <table:table-cell office:value-type="float" office:value="4.07887" calcext:value-type="float">
            <text:p>4.07887</text:p>
          </table:table-cell>
          <table:table-cell office:value-type="float" office:value="0.0362834" calcext:value-type="float">
            <text:p>0.0362834</text:p>
          </table:table-cell>
          <table:table-cell table:formula="of:=0.5*SQRT(100*[.H153]/[.J153]-1)/SIN(PI()/10)" office:value-type="float" office:value="3.84157397311469" calcext:value-type="float">
            <text:p>3.841573973114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office:value-type="float" office:value="-1.2704" calcext:value-type="float">
            <text:p>-1.2704</text:p>
          </table:table-cell>
          <table:table-cell office:value-type="float" office:value="0.12211" calcext:value-type="float">
            <text:p>0.12211</text:p>
          </table:table-cell>
          <table:table-cell office:value-type="float" office:value="1.73603" calcext:value-type="float">
            <text:p>1.73603</text:p>
          </table:table-cell>
          <table:table-cell office:value-type="float" office:value="3.8912" calcext:value-type="float">
            <text:p>3.8912</text:p>
          </table:table-cell>
          <table:table-cell office:value-type="float" office:value="0.190422" calcext:value-type="float">
            <text:p>0.190422</text:p>
          </table:table-cell>
          <table:table-cell office:value-type="float" office:value="0.0554939" calcext:value-type="float">
            <text:p>0.0554939</text:p>
          </table:table-cell>
          <table:table-cell office:value-type="float" office:value="0.00840579" calcext:value-type="float">
            <text:p>0.00840579</text:p>
          </table:table-cell>
          <table:table-cell office:value-type="float" office:value="3.49977" calcext:value-type="float">
            <text:p>3.49977</text:p>
          </table:table-cell>
          <table:table-cell office:value-type="float" office:value="0.00942208" calcext:value-type="float">
            <text:p>0.00942208</text:p>
          </table:table-cell>
          <table:table-cell table:formula="of:=0.5*SQRT(100*[.H154]/[.J154]-1)/SIN(PI()/10)" office:value-type="float" office:value="1.23823924164206" calcext:value-type="float">
            <text:p>1.23823924164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-0.947588" calcext:value-type="float">
            <text:p>-0.947588</text:p>
          </table:table-cell>
          <table:table-cell office:value-type="float" office:value="0.0999123" calcext:value-type="float">
            <text:p>0.0999123</text:p>
          </table:table-cell>
          <table:table-cell office:value-type="float" office:value="0.997835" calcext:value-type="float">
            <text:p>0.997835</text:p>
          </table:table-cell>
          <table:table-cell office:value-type="float" office:value="1.39151" calcext:value-type="float">
            <text:p>1.39151</text:p>
          </table:table-cell>
          <table:table-cell office:value-type="float" office:value="0.145698" calcext:value-type="float">
            <text:p>0.145698</text:p>
          </table:table-cell>
          <table:table-cell office:value-type="float" office:value="0.0332798" calcext:value-type="float">
            <text:p>0.0332798</text:p>
          </table:table-cell>
          <table:table-cell office:value-type="float" office:value="0.00325601" calcext:value-type="float">
            <text:p>0.00325601</text:p>
          </table:table-cell>
          <table:table-cell office:value-type="float" office:value="2.55194" calcext:value-type="float">
            <text:p>2.55194</text:p>
          </table:table-cell>
          <table:table-cell office:value-type="float" office:value="0.00472176" calcext:value-type="float">
            <text:p>0.00472176</text:p>
          </table:table-cell>
          <table:table-cell table:formula="of:=0.5*SQRT(100*[.H155]/[.J155]-1)/SIN(PI()/10)" office:value-type="float" office:value="0.892266245956152" calcext:value-type="float">
            <text:p>0.892266245956152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162537" calcext:value-type="float">
            <text:p>-1.62537E-12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180436" calcext:value-type="float">
            <text:p>0.0180436</text:p>
          </table:table-cell>
          <table:table-cell office:value-type="float" office:value="0.000343402" calcext:value-type="float">
            <text:p>0.000343402</text:p>
          </table:table-cell>
          <table:table-cell office:value-type="float" office:value="0.611624" calcext:value-type="float">
            <text:p>0.611624</text:p>
          </table:table-cell>
          <table:table-cell office:value-type="float" office:value="-0.000000000162537" calcext:value-type="float">
            <text:p>-1.62537E-10</text:p>
          </table:table-cell>
          <table:table-cell table:formula="of:=0.5*SQRT(100*[.H157]/[.J157]-1)/SIN(PI()/10)" office:value-type="float" office:value="2.25952704921002" calcext:value-type="float">
            <text:p>2.25952704921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-3.98826" calcext:value-type="float">
            <text:p>-3.98826</text:p>
          </table:table-cell>
          <table:table-cell office:value-type="float" office:value="0.00197811" calcext:value-type="float">
            <text:p>0.00197811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53.19" calcext:value-type="float">
            <text:p>253.19</text:p>
          </table:table-cell>
          <table:table-cell office:value-type="float" office:value="0.998495" calcext:value-type="float">
            <text:p>0.998495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0.994191" calcext:value-type="float">
            <text:p>0.994191</text:p>
          </table:table-cell>
          <table:table-cell office:value-type="float" office:value="0.0032677" calcext:value-type="float">
            <text:p>0.0032677</text:p>
          </table:table-cell>
          <table:table-cell office:value-type="float" office:value="0.0016348" calcext:value-type="float">
            <text:p>0.0016348</text:p>
          </table:table-cell>
          <table:table-cell table:formula="of:=0.5*SQRT(100*[.H158]/[.J158]-1)/SIN(PI()/10)" office:value-type="float" office:value="282.626367094464" calcext:value-type="float">
            <text:p>282.626367094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5" calcext:value-type="float">
            <text:p>2.15</text:p>
          </table:table-cell>
          <table:table-cell office:value-type="float" office:value="-3.21869" calcext:value-type="float">
            <text:p>-3.21869</text:p>
          </table:table-cell>
          <table:table-cell office:value-type="float" office:value="0.195492" calcext:value-type="float">
            <text:p>0.195492</text:p>
          </table:table-cell>
          <table:table-cell office:value-type="float" office:value="10.5555" calcext:value-type="float">
            <text:p>10.5555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0.840651" calcext:value-type="float">
            <text:p>0.840651</text:p>
          </table:table-cell>
          <table:table-cell office:value-type="float" office:value="0.728746" calcext:value-type="float">
            <text:p>0.728746</text:p>
          </table:table-cell>
          <table:table-cell office:value-type="float" office:value="0.571969" calcext:value-type="float">
            <text:p>0.571969</text:p>
          </table:table-cell>
          <table:table-cell office:value-type="float" office:value="1.0603" calcext:value-type="float">
            <text:p>1.0603</text:p>
          </table:table-cell>
          <table:table-cell office:value-type="float" office:value="0.0422914" calcext:value-type="float">
            <text:p>0.0422914</text:p>
          </table:table-cell>
          <table:table-cell table:formula="of:=0.5*SQRT(100*[.H159]/[.J159]-1)/SIN(PI()/10)" office:value-type="float" office:value="13.3161514324972" calcext:value-type="float">
            <text:p>13.3161514324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-3.13503" calcext:value-type="float">
            <text:p>-3.13503</text:p>
          </table:table-cell>
          <table:table-cell office:value-type="float" office:value="0.215005" calcext:value-type="float">
            <text:p>0.215005</text:p>
          </table:table-cell>
          <table:table-cell office:value-type="float" office:value="10.0434" calcext:value-type="float">
            <text:p>10.0434</text:p>
          </table:table-cell>
          <table:table-cell office:value-type="float" office:value="108.709" calcext:value-type="float">
            <text:p>108.709</text:p>
          </table:table-cell>
          <table:table-cell office:value-type="float" office:value="0.816943" calcext:value-type="float">
            <text:p>0.816943</text:p>
          </table:table-cell>
          <table:table-cell office:value-type="float" office:value="0.693641" calcext:value-type="float">
            <text:p>0.693641</text:p>
          </table:table-cell>
          <table:table-cell office:value-type="float" office:value="0.527843" calcext:value-type="float">
            <text:p>0.527843</text:p>
          </table:table-cell>
          <table:table-cell office:value-type="float" office:value="1.27937" calcext:value-type="float">
            <text:p>1.27937</text:p>
          </table:table-cell>
          <table:table-cell office:value-type="float" office:value="0.0444226" calcext:value-type="float">
            <text:p>0.0444226</text:p>
          </table:table-cell>
          <table:table-cell table:formula="of:=0.5*SQRT(100*[.H160]/[.J160]-1)/SIN(PI()/10)" office:value-type="float" office:value="11.8035982318928" calcext:value-type="float">
            <text:p>11.8035982318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-2.98396" calcext:value-type="float">
            <text:p>-2.98396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9.15663" calcext:value-type="float">
            <text:p>9.15663</text:p>
          </table:table-cell>
          <table:table-cell office:value-type="float" office:value="92.3904" calcext:value-type="float">
            <text:p>92.3904</text:p>
          </table:table-cell>
          <table:table-cell office:value-type="float" office:value="0.763652" calcext:value-type="float">
            <text:p>0.763652</text:p>
          </table:table-cell>
          <table:table-cell office:value-type="float" office:value="0.623162" calcext:value-type="float">
            <text:p>0.623162</text:p>
          </table:table-cell>
          <table:table-cell office:value-type="float" office:value="0.449003" calcext:value-type="float">
            <text:p>0.449003</text:p>
          </table:table-cell>
          <table:table-cell office:value-type="float" office:value="1.80803" calcext:value-type="float">
            <text:p>1.80803</text:p>
          </table:table-cell>
          <table:table-cell office:value-type="float" office:value="0.0499055" calcext:value-type="float">
            <text:p>0.0499055</text:p>
          </table:table-cell>
          <table:table-cell table:formula="of:=0.5*SQRT(100*[.H161]/[.J161]-1)/SIN(PI()/10)" office:value-type="float" office:value="9.36034450876542" calcext:value-type="float">
            <text:p>9.36034450876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-2.87085" calcext:value-type="float">
            <text:p>-2.87085</text:p>
          </table:table-cell>
          <table:table-cell office:value-type="float" office:value="0.271511" calcext:value-type="float">
            <text:p>0.271511</text:p>
          </table:table-cell>
          <table:table-cell office:value-type="float" office:value="8.51332" calcext:value-type="float">
            <text:p>8.51332</text:p>
          </table:table-cell>
          <table:table-cell office:value-type="float" office:value="81.062" calcext:value-type="float">
            <text:p>81.062</text:p>
          </table:table-cell>
          <table:table-cell office:value-type="float" office:value="0.727666" calcext:value-type="float">
            <text:p>0.727666</text:p>
          </table:table-cell>
          <table:table-cell office:value-type="float" office:value="0.575648" calcext:value-type="float">
            <text:p>0.575648</text:p>
          </table:table-cell>
          <table:table-cell office:value-type="float" office:value="0.396891" calcext:value-type="float">
            <text:p>0.396891</text:p>
          </table:table-cell>
          <table:table-cell office:value-type="float" office:value="2.06467" calcext:value-type="float">
            <text:p>2.06467</text:p>
          </table:table-cell>
          <table:table-cell office:value-type="float" office:value="0.0513252" calcext:value-type="float">
            <text:p>0.0513252</text:p>
          </table:table-cell>
          <table:table-cell table:formula="of:=0.5*SQRT(100*[.H162]/[.J162]-1)/SIN(PI()/10)" office:value-type="float" office:value="8.3889830464172" calcext:value-type="float">
            <text:p>8.3889830464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5" calcext:value-type="float">
            <text:p>2.35</text:p>
          </table:table-cell>
          <table:table-cell office:value-type="float" office:value="-2.7585" calcext:value-type="float">
            <text:p>-2.7585</text:p>
          </table:table-cell>
          <table:table-cell office:value-type="float" office:value="0.282359" calcext:value-type="float">
            <text:p>0.282359</text:p>
          </table:table-cell>
          <table:table-cell office:value-type="float" office:value="7.89169" calcext:value-type="float">
            <text:p>7.89169</text:p>
          </table:table-cell>
          <table:table-cell office:value-type="float" office:value="70.7077" calcext:value-type="float">
            <text:p>70.7077</text:p>
          </table:table-cell>
          <table:table-cell office:value-type="float" office:value="0.690634" calcext:value-type="float">
            <text:p>0.690634</text:p>
          </table:table-cell>
          <table:table-cell office:value-type="float" office:value="0.528119" calcext:value-type="float">
            <text:p>0.528119</text:p>
          </table:table-cell>
          <table:table-cell office:value-type="float" office:value="0.346988" calcext:value-type="float">
            <text:p>0.346988</text:p>
          </table:table-cell>
          <table:table-cell office:value-type="float" office:value="2.36003" calcext:value-type="float">
            <text:p>2.36003</text:p>
          </table:table-cell>
          <table:table-cell office:value-type="float" office:value="0.0511289" calcext:value-type="float">
            <text:p>0.0511289</text:p>
          </table:table-cell>
          <table:table-cell table:formula="of:=0.5*SQRT(100*[.H163]/[.J163]-1)/SIN(PI()/10)" office:value-type="float" office:value="7.48113535507941" calcext:value-type="float">
            <text:p>7.481135355079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-2.17341" calcext:value-type="float">
            <text:p>-2.17341</text:p>
          </table:table-cell>
          <table:table-cell office:value-type="float" office:value="0.251694" calcext:value-type="float">
            <text:p>0.251694</text:p>
          </table:table-cell>
          <table:table-cell office:value-type="float" office:value="4.97542" calcext:value-type="float">
            <text:p>4.97542</text:p>
          </table:table-cell>
          <table:table-cell office:value-type="float" office:value="30.032" calcext:value-type="float">
            <text:p>30.032</text:p>
          </table:table-cell>
          <table:table-cell office:value-type="float" office:value="0.46157" calcext:value-type="float">
            <text:p>0.46157</text:p>
          </table:table-cell>
          <table:table-cell office:value-type="float" office:value="0.275569" calcext:value-type="float">
            <text:p>0.275569</text:p>
          </table:table-cell>
          <table:table-cell office:value-type="float" office:value="0.130533" calcext:value-type="float">
            <text:p>0.130533</text:p>
          </table:table-cell>
          <table:table-cell office:value-type="float" office:value="3.96124" calcext:value-type="float">
            <text:p>3.96124</text:p>
          </table:table-cell>
          <table:table-cell office:value-type="float" office:value="0.0372328" calcext:value-type="float">
            <text:p>0.0372328</text:p>
          </table:table-cell>
          <table:table-cell table:formula="of:=0.5*SQRT(100*[.H164]/[.J164]-1)/SIN(PI()/10)" office:value-type="float" office:value="3.94900903287623" calcext:value-type="float">
            <text:p>3.94900903287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-1.27297" calcext:value-type="float">
            <text:p>-1.27297</text:p>
          </table:table-cell>
          <table:table-cell office:value-type="float" office:value="0.120126" calcext:value-type="float">
            <text:p>0.120126</text:p>
          </table:table-cell>
          <table:table-cell office:value-type="float" office:value="1.74059" calcext:value-type="float">
            <text:p>1.74059</text:p>
          </table:table-cell>
          <table:table-cell office:value-type="float" office:value="3.88005" calcext:value-type="float">
            <text:p>3.88005</text:p>
          </table:table-cell>
          <table:table-cell office:value-type="float" office:value="0.189163" calcext:value-type="float">
            <text:p>0.189163</text:p>
          </table:table-cell>
          <table:table-cell office:value-type="float" office:value="0.0548601" calcext:value-type="float">
            <text:p>0.0548601</text:p>
          </table:table-cell>
          <table:table-cell office:value-type="float" office:value="0.00822022" calcext:value-type="float">
            <text:p>0.00822022</text:p>
          </table:table-cell>
          <table:table-cell office:value-type="float" office:value="3.41984" calcext:value-type="float">
            <text:p>3.41984</text:p>
          </table:table-cell>
          <table:table-cell office:value-type="float" office:value="0.00926898" calcext:value-type="float">
            <text:p>0.00926898</text:p>
          </table:table-cell>
          <table:table-cell table:formula="of:=0.5*SQRT(100*[.H165]/[.J165]-1)/SIN(PI()/10)" office:value-type="float" office:value="1.25767310031272" calcext:value-type="float">
            <text:p>1.25767310031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6" calcext:value-type="float">
            <text:p>4.6</text:p>
          </table:table-cell>
          <table:table-cell office:value-type="float" office:value="-0.945112" calcext:value-type="float">
            <text:p>-0.945112</text:p>
          </table:table-cell>
          <table:table-cell office:value-type="float" office:value="0.103806" calcext:value-type="float">
            <text:p>0.103806</text:p>
          </table:table-cell>
          <table:table-cell office:value-type="float" office:value="0.997043" calcext:value-type="float">
            <text:p>0.997043</text:p>
          </table:table-cell>
          <table:table-cell office:value-type="float" office:value="1.40306" calcext:value-type="float">
            <text:p>1.40306</text:p>
          </table:table-cell>
          <table:table-cell office:value-type="float" office:value="0.145316" calcext:value-type="float">
            <text:p>0.145316</text:p>
          </table:table-cell>
          <table:table-cell office:value-type="float" office:value="0.0329141" calcext:value-type="float">
            <text:p>0.0329141</text:p>
          </table:table-cell>
          <table:table-cell office:value-type="float" office:value="0.00313596" calcext:value-type="float">
            <text:p>0.00313596</text:p>
          </table:table-cell>
          <table:table-cell office:value-type="float" office:value="2.54472" calcext:value-type="float">
            <text:p>2.54472</text:p>
          </table:table-cell>
          <table:table-cell office:value-type="float" office:value="0.00490577" calcext:value-type="float">
            <text:p>0.00490577</text:p>
          </table:table-cell>
          <table:table-cell table:formula="of:=0.5*SQRT(100*[.H166]/[.J166]-1)/SIN(PI()/10)" office:value-type="float" office:value="0.876471514987678" calcext:value-type="float">
            <text:p>0.876471514987678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123102" calcext:value-type="float">
            <text:p>-1.23102E-12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0180444" calcext:value-type="float">
            <text:p>0.0180444</text:p>
          </table:table-cell>
          <table:table-cell office:value-type="float" office:value="0.00034343" calcext:value-type="float">
            <text:p>0.00034343</text:p>
          </table:table-cell>
          <table:table-cell office:value-type="float" office:value="0.611603" calcext:value-type="float">
            <text:p>0.611603</text:p>
          </table:table-cell>
          <table:table-cell office:value-type="float" office:value="-0.000000000123102" calcext:value-type="float">
            <text:p>-1.23102E-10</text:p>
          </table:table-cell>
          <table:table-cell table:formula="of:=0.5*SQRT(100*[.H168]/[.J168]-1)/SIN(PI()/10)" office:value-type="float" office:value="2.25966150759097" calcext:value-type="float">
            <text:p>2.2596615075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-3.98833" calcext:value-type="float">
            <text:p>-3.98833</text:p>
          </table:table-cell>
          <table:table-cell office:value-type="float" office:value="0.00194375" calcext:value-type="float">
            <text:p>0.00194375</text:p>
          </table:table-cell>
          <table:table-cell office:value-type="float" office:value="15.9087" calcext:value-type="float">
            <text:p>15.9087</text:p>
          </table:table-cell>
          <table:table-cell office:value-type="float" office:value="253.207" calcext:value-type="float">
            <text:p>253.207</text:p>
          </table:table-cell>
          <table:table-cell office:value-type="float" office:value="0.998495" calcext:value-type="float">
            <text:p>0.998495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0.994193" calcext:value-type="float">
            <text:p>0.994193</text:p>
          </table:table-cell>
          <table:table-cell office:value-type="float" office:value="0.0033685" calcext:value-type="float">
            <text:p>0.0033685</text:p>
          </table:table-cell>
          <table:table-cell office:value-type="float" office:value="0.00160641" calcext:value-type="float">
            <text:p>0.00160641</text:p>
          </table:table-cell>
          <table:table-cell table:formula="of:=0.5*SQRT(100*[.H169]/[.J169]-1)/SIN(PI()/10)" office:value-type="float" office:value="278.365410889869" calcext:value-type="float">
            <text:p>278.365410889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-3.23397" calcext:value-type="float">
            <text:p>-3.23397</text:p>
          </table:table-cell>
          <table:table-cell office:value-type="float" office:value="0.19261" calcext:value-type="float">
            <text:p>0.19261</text:p>
          </table:table-cell>
          <table:table-cell office:value-type="float" office:value="10.6512" calcext:value-type="float">
            <text:p>10.6512</text:p>
          </table:table-cell>
          <table:table-cell office:value-type="float" office:value="120.839" calcext:value-type="float">
            <text:p>120.839</text:p>
          </table:table-cell>
          <table:table-cell office:value-type="float" office:value="0.844521" calcext:value-type="float">
            <text:p>0.844521</text:p>
          </table:table-cell>
          <table:table-cell office:value-type="float" office:value="0.734683" calcext:value-type="float">
            <text:p>0.734683</text:p>
          </table:table-cell>
          <table:table-cell office:value-type="float" office:value="0.579902" calcext:value-type="float">
            <text:p>0.579902</text:p>
          </table:table-cell>
          <table:table-cell office:value-type="float" office:value="1.07854" calcext:value-type="float">
            <text:p>1.07854</text:p>
          </table:table-cell>
          <table:table-cell office:value-type="float" office:value="0.0416679" calcext:value-type="float">
            <text:p>0.0416679</text:p>
          </table:table-cell>
          <table:table-cell table:formula="of:=0.5*SQRT(100*[.H170]/[.J170]-1)/SIN(PI()/10)" office:value-type="float" office:value="13.2558652407654" calcext:value-type="float">
            <text:p>13.2558652407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-3.1215" calcext:value-type="float">
            <text:p>-3.1215</text:p>
          </table:table-cell>
          <table:table-cell office:value-type="float" office:value="0.220038" calcext:value-type="float">
            <text:p>0.220038</text:p>
          </table:table-cell>
          <table:table-cell office:value-type="float" office:value="9.96378" calcext:value-type="float">
            <text:p>9.96378</text:p>
          </table:table-cell>
          <table:table-cell office:value-type="float" office:value="107.255" calcext:value-type="float">
            <text:p>107.255</text:p>
          </table:table-cell>
          <table:table-cell office:value-type="float" office:value="0.812102" calcext:value-type="float">
            <text:p>0.812102</text:p>
          </table:table-cell>
          <table:table-cell office:value-type="float" office:value="0.687264" calcext:value-type="float">
            <text:p>0.687264</text:p>
          </table:table-cell>
          <table:table-cell office:value-type="float" office:value="0.520727" calcext:value-type="float">
            <text:p>0.520727</text:p>
          </table:table-cell>
          <table:table-cell office:value-type="float" office:value="1.30519" calcext:value-type="float">
            <text:p>1.30519</text:p>
          </table:table-cell>
          <table:table-cell office:value-type="float" office:value="0.0454624" calcext:value-type="float">
            <text:p>0.0454624</text:p>
          </table:table-cell>
          <table:table-cell table:formula="of:=0.5*SQRT(100*[.H171]/[.J171]-1)/SIN(PI()/10)" office:value-type="float" office:value="11.629178659399" calcext:value-type="float">
            <text:p>11.629178659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float" office:value="-3.0085" calcext:value-type="float">
            <text:p>-3.0085</text:p>
          </table:table-cell>
          <table:table-cell office:value-type="float" office:value="0.24878" calcext:value-type="float">
            <text:p>0.24878</text:p>
          </table:table-cell>
          <table:table-cell office:value-type="float" office:value="9.29987" calcext:value-type="float">
            <text:p>9.29987</text:p>
          </table:table-cell>
          <table:table-cell office:value-type="float" office:value="94.9523" calcext:value-type="float">
            <text:p>94.9523</text:p>
          </table:table-cell>
          <table:table-cell office:value-type="float" office:value="0.774988" calcext:value-type="float">
            <text:p>0.774988</text:p>
          </table:table-cell>
          <table:table-cell office:value-type="float" office:value="0.637866" calcext:value-type="float">
            <text:p>0.637866</text:p>
          </table:table-cell>
          <table:table-cell office:value-type="float" office:value="0.464722" calcext:value-type="float">
            <text:p>0.464722</text:p>
          </table:table-cell>
          <table:table-cell office:value-type="float" office:value="1.68645" calcext:value-type="float">
            <text:p>1.68645</text:p>
          </table:table-cell>
          <table:table-cell office:value-type="float" office:value="0.0491418" calcext:value-type="float">
            <text:p>0.0491418</text:p>
          </table:table-cell>
          <table:table-cell table:formula="of:=0.5*SQRT(100*[.H172]/[.J172]-1)/SIN(PI()/10)" office:value-type="float" office:value="9.81854714961367" calcext:value-type="float">
            <text:p>9.81854714961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-2.89216" calcext:value-type="float">
            <text:p>-2.89216</text:p>
          </table:table-cell>
          <table:table-cell office:value-type="float" office:value="0.263444" calcext:value-type="float">
            <text:p>0.263444</text:p>
          </table:table-cell>
          <table:table-cell office:value-type="float" office:value="8.62805" calcext:value-type="float">
            <text:p>8.62805</text:p>
          </table:table-cell>
          <table:table-cell office:value-type="float" office:value="82.9216" calcext:value-type="float">
            <text:p>82.9216</text:p>
          </table:table-cell>
          <table:table-cell office:value-type="float" office:value="0.738245" calcext:value-type="float">
            <text:p>0.738245</text:p>
          </table:table-cell>
          <table:table-cell office:value-type="float" office:value="0.587319" calcext:value-type="float">
            <text:p>0.587319</text:p>
          </table:table-cell>
          <table:table-cell office:value-type="float" office:value="0.407158" calcext:value-type="float">
            <text:p>0.407158</text:p>
          </table:table-cell>
          <table:table-cell office:value-type="float" office:value="2.02923" calcext:value-type="float">
            <text:p>2.02923</text:p>
          </table:table-cell>
          <table:table-cell office:value-type="float" office:value="0.0498004" calcext:value-type="float">
            <text:p>0.0498004</text:p>
          </table:table-cell>
          <table:table-cell table:formula="of:=0.5*SQRT(100*[.H173]/[.J173]-1)/SIN(PI()/10)" office:value-type="float" office:value="8.55310409809107" calcext:value-type="float">
            <text:p>8.55310409809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" calcext:value-type="float">
            <text:p>2.35</text:p>
          </table:table-cell>
          <table:table-cell office:value-type="float" office:value="-2.74462" calcext:value-type="float">
            <text:p>-2.74462</text:p>
          </table:table-cell>
          <table:table-cell office:value-type="float" office:value="0.289695" calcext:value-type="float">
            <text:p>0.289695</text:p>
          </table:table-cell>
          <table:table-cell office:value-type="float" office:value="7.82263" calcext:value-type="float">
            <text:p>7.82263</text:p>
          </table:table-cell>
          <table:table-cell office:value-type="float" office:value="69.7714" calcext:value-type="float">
            <text:p>69.7714</text:p>
          </table:table-cell>
          <table:table-cell office:value-type="float" office:value="0.682651" calcext:value-type="float">
            <text:p>0.682651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40418" calcext:value-type="float">
            <text:p>0.340418</text:p>
          </table:table-cell>
          <table:table-cell office:value-type="float" office:value="2.4782" calcext:value-type="float">
            <text:p>2.4782</text:p>
          </table:table-cell>
          <table:table-cell office:value-type="float" office:value="0.0524572" calcext:value-type="float">
            <text:p>0.0524572</text:p>
          </table:table-cell>
          <table:table-cell table:formula="of:=0.5*SQRT(100*[.H174]/[.J174]-1)/SIN(PI()/10)" office:value-type="float" office:value="7.23006511647449" calcext:value-type="float">
            <text:p>7.23006511647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-2.16169" calcext:value-type="float">
            <text:p>-2.16169</text:p>
          </table:table-cell>
          <table:table-cell office:value-type="float" office:value="0.248446" calcext:value-type="float">
            <text:p>0.248446</text:p>
          </table:table-cell>
          <table:table-cell office:value-type="float" office:value="4.92135" calcext:value-type="float">
            <text:p>4.92135</text:p>
          </table:table-cell>
          <table:table-cell office:value-type="float" office:value="29.3679" calcext:value-type="float">
            <text:p>29.3679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270241" calcext:value-type="float">
            <text:p>0.270241</text:p>
          </table:table-cell>
          <table:table-cell office:value-type="float" office:value="0.126354" calcext:value-type="float">
            <text:p>0.126354</text:p>
          </table:table-cell>
          <table:table-cell office:value-type="float" office:value="4.07502" calcext:value-type="float">
            <text:p>4.07502</text:p>
          </table:table-cell>
          <table:table-cell office:value-type="float" office:value="0.0367524" calcext:value-type="float">
            <text:p>0.0367524</text:p>
          </table:table-cell>
          <table:table-cell table:formula="of:=0.5*SQRT(100*[.H175]/[.J175]-1)/SIN(PI()/10)" office:value-type="float" office:value="3.83977173956036" calcext:value-type="float">
            <text:p>3.83977173956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-1.27462" calcext:value-type="float">
            <text:p>-1.27462</text:p>
          </table:table-cell>
          <table:table-cell office:value-type="float" office:value="0.118934" calcext:value-type="float">
            <text:p>0.118934</text:p>
          </table:table-cell>
          <table:table-cell office:value-type="float" office:value="1.7436" calcext:value-type="float">
            <text:p>1.7436</text:p>
          </table:table-cell>
          <table:table-cell office:value-type="float" office:value="3.88503" calcext:value-type="float">
            <text:p>3.88503</text:p>
          </table:table-cell>
          <table:table-cell office:value-type="float" office:value="0.191997" calcext:value-type="float">
            <text:p>0.191997</text:p>
          </table:table-cell>
          <table:table-cell office:value-type="float" office:value="0.0560577" calcext:value-type="float">
            <text:p>0.0560577</text:p>
          </table:table-cell>
          <table:table-cell office:value-type="float" office:value="0.00844873" calcext:value-type="float">
            <text:p>0.00844873</text:p>
          </table:table-cell>
          <table:table-cell office:value-type="float" office:value="3.40325" calcext:value-type="float">
            <text:p>3.40325</text:p>
          </table:table-cell>
          <table:table-cell office:value-type="float" office:value="0.00917701" calcext:value-type="float">
            <text:p>0.00917701</text:p>
          </table:table-cell>
          <table:table-cell table:formula="of:=0.5*SQRT(100*[.H176]/[.J176]-1)/SIN(PI()/10)" office:value-type="float" office:value="1.30166924581687" calcext:value-type="float">
            <text:p>1.30166924581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-0.945344" calcext:value-type="float">
            <text:p>-0.945344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995476" calcext:value-type="float">
            <text:p>0.995476</text:p>
          </table:table-cell>
          <table:table-cell office:value-type="float" office:value="1.39213" calcext:value-type="float">
            <text:p>1.39213</text:p>
          </table:table-cell>
          <table:table-cell office:value-type="float" office:value="0.145112" calcext:value-type="float">
            <text:p>0.145112</text:p>
          </table:table-cell>
          <table:table-cell office:value-type="float" office:value="0.0326585" calcext:value-type="float">
            <text:p>0.0326585</text:p>
          </table:table-cell>
          <table:table-cell office:value-type="float" office:value="0.00303677" calcext:value-type="float">
            <text:p>0.00303677</text:p>
          </table:table-cell>
          <table:table-cell office:value-type="float" office:value="2.5371" calcext:value-type="float">
            <text:p>2.5371</text:p>
          </table:table-cell>
          <table:table-cell office:value-type="float" office:value="0.00481098" calcext:value-type="float">
            <text:p>0.00481098</text:p>
          </table:table-cell>
          <table:table-cell table:formula="of:=0.5*SQRT(100*[.H177]/[.J177]-1)/SIN(PI()/10)" office:value-type="float" office:value="0.867177760473377" calcext:value-type="float">
            <text:p>0.867177760473377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-0.00000000000103384" calcext:value-type="float">
            <text:p>-1.03384E-12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4" calcext:value-type="float">
            <text:p>0.133334</text:p>
          </table:table-cell>
          <table:table-cell office:value-type="float" office:value="0.0180446" calcext:value-type="float">
            <text:p>0.0180446</text:p>
          </table:table-cell>
          <table:table-cell office:value-type="float" office:value="0.000343437" calcext:value-type="float">
            <text:p>0.000343437</text:p>
          </table:table-cell>
          <table:table-cell office:value-type="float" office:value="0.611592" calcext:value-type="float">
            <text:p>0.611592</text:p>
          </table:table-cell>
          <table:table-cell office:value-type="float" office:value="-0.000000000103384" calcext:value-type="float">
            <text:p>-1.03384E-10</text:p>
          </table:table-cell>
          <table:table-cell table:formula="of:=0.5*SQRT(100*[.H179]/[.J179]-1)/SIN(PI()/10)" office:value-type="float" office:value="2.25971119110021" calcext:value-type="float">
            <text:p>2.25971119110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-3.98793" calcext:value-type="float">
            <text:p>-3.98793</text:p>
          </table:table-cell>
          <table:table-cell office:value-type="float" office:value="0.00202078" calcext:value-type="float">
            <text:p>0.00202078</text:p>
          </table:table-cell>
          <table:table-cell office:value-type="float" office:value="15.9056" calcext:value-type="float">
            <text:p>15.9056</text:p>
          </table:table-cell>
          <table:table-cell office:value-type="float" office:value="253.111" calcext:value-type="float">
            <text:p>253.111</text:p>
          </table:table-cell>
          <table:table-cell office:value-type="float" office:value="0.998442" calcext:value-type="float">
            <text:p>0.998442</text:p>
          </table:table-cell>
          <table:table-cell office:value-type="float" office:value="0.996922" calcext:value-type="float">
            <text:p>0.996922</text:p>
          </table:table-cell>
          <table:table-cell office:value-type="float" office:value="0.993991" calcext:value-type="float">
            <text:p>0.993991</text:p>
          </table:table-cell>
          <table:table-cell office:value-type="float" office:value="0.00348662" calcext:value-type="float">
            <text:p>0.00348662</text:p>
          </table:table-cell>
          <table:table-cell office:value-type="float" office:value="0.00167007" calcext:value-type="float">
            <text:p>0.00167007</text:p>
          </table:table-cell>
          <table:table-cell table:formula="of:=0.5*SQRT(100*[.H180]/[.J180]-1)/SIN(PI()/10)" office:value-type="float" office:value="273.595107636444" calcext:value-type="float">
            <text:p>273.595107636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5" calcext:value-type="float">
            <text:p>2.15</text:p>
          </table:table-cell>
          <table:table-cell office:value-type="float" office:value="-3.23475" calcext:value-type="float">
            <text:p>-3.23475</text:p>
          </table:table-cell>
          <table:table-cell office:value-type="float" office:value="0.191502" calcext:value-type="float">
            <text:p>0.191502</text:p>
          </table:table-cell>
          <table:table-cell office:value-type="float" office:value="10.6551" calcext:value-type="float">
            <text:p>10.6551</text:p>
          </table:table-cell>
          <table:table-cell office:value-type="float" office:value="120.91" calcext:value-type="float">
            <text:p>120.91</text:p>
          </table:table-cell>
          <table:table-cell office:value-type="float" office:value="0.845786" calcext:value-type="float">
            <text:p>0.845786</text:p>
          </table:table-cell>
          <table:table-cell office:value-type="float" office:value="0.735816" calcext:value-type="float">
            <text:p>0.735816</text:p>
          </table:table-cell>
          <table:table-cell office:value-type="float" office:value="0.580621" calcext:value-type="float">
            <text:p>0.580621</text:p>
          </table:table-cell>
          <table:table-cell office:value-type="float" office:value="1.0264" calcext:value-type="float">
            <text:p>1.0264</text:p>
          </table:table-cell>
          <table:table-cell office:value-type="float" office:value="0.0414283" calcext:value-type="float">
            <text:p>0.0414283</text:p>
          </table:table-cell>
          <table:table-cell table:formula="of:=0.5*SQRT(100*[.H181]/[.J181]-1)/SIN(PI()/10)" office:value-type="float" office:value="13.6039049966536" calcext:value-type="float">
            <text:p>13.6039049966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-3.12644" calcext:value-type="float">
            <text:p>-3.12644</text:p>
          </table:table-cell>
          <table:table-cell office:value-type="float" office:value="0.220278" calcext:value-type="float">
            <text:p>0.220278</text:p>
          </table:table-cell>
          <table:table-cell office:value-type="float" office:value="9.9949" calcext:value-type="float">
            <text:p>9.9949</text:p>
          </table:table-cell>
          <table:table-cell office:value-type="float" office:value="107.884" calcext:value-type="float">
            <text:p>107.884</text:p>
          </table:table-cell>
          <table:table-cell office:value-type="float" office:value="0.811806" calcext:value-type="float">
            <text:p>0.811806</text:p>
          </table:table-cell>
          <table:table-cell office:value-type="float" office:value="0.68789" calcext:value-type="float">
            <text:p>0.68789</text:p>
          </table:table-cell>
          <table:table-cell office:value-type="float" office:value="0.52245" calcext:value-type="float">
            <text:p>0.52245</text:p>
          </table:table-cell>
          <table:table-cell office:value-type="float" office:value="1.33629" calcext:value-type="float">
            <text:p>1.33629</text:p>
          </table:table-cell>
          <table:table-cell office:value-type="float" office:value="0.045512" calcext:value-type="float">
            <text:p>0.045512</text:p>
          </table:table-cell>
          <table:table-cell table:formula="of:=0.5*SQRT(100*[.H182]/[.J182]-1)/SIN(PI()/10)" office:value-type="float" office:value="11.495741313565" calcext:value-type="float">
            <text:p>11.49574131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float" office:value="-3.00179" calcext:value-type="float">
            <text:p>-3.00179</text:p>
          </table:table-cell>
          <table:table-cell office:value-type="float" office:value="0.247322" calcext:value-type="float">
            <text:p>0.247322</text:p>
          </table:table-cell>
          <table:table-cell office:value-type="float" office:value="9.25808" calcext:value-type="float">
            <text:p>9.25808</text:p>
          </table:table-cell>
          <table:table-cell office:value-type="float" office:value="94.0939" calcext:value-type="float">
            <text:p>94.0939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0.635086" calcext:value-type="float">
            <text:p>0.635086</text:p>
          </table:table-cell>
          <table:table-cell office:value-type="float" office:value="0.460312" calcext:value-type="float">
            <text:p>0.460312</text:p>
          </table:table-cell>
          <table:table-cell office:value-type="float" office:value="1.6464" calcext:value-type="float">
            <text:p>1.6464</text:p>
          </table:table-cell>
          <table:table-cell office:value-type="float" office:value="0.0488538" calcext:value-type="float">
            <text:p>0.0488538</text:p>
          </table:table-cell>
          <table:table-cell table:formula="of:=0.5*SQRT(100*[.H183]/[.J183]-1)/SIN(PI()/10)" office:value-type="float" office:value="9.91819498329726" calcext:value-type="float">
            <text:p>9.91819498329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-2.87283" calcext:value-type="float">
            <text:p>-2.87283</text:p>
          </table:table-cell>
          <table:table-cell office:value-type="float" office:value="0.275158" calcext:value-type="float">
            <text:p>0.275158</text:p>
          </table:table-cell>
          <table:table-cell office:value-type="float" office:value="8.52829" calcext:value-type="float">
            <text:p>8.52829</text:p>
          </table:table-cell>
          <table:table-cell office:value-type="float" office:value="81.4527" calcext:value-type="float">
            <text:p>81.4527</text:p>
          </table:table-cell>
          <table:table-cell office:value-type="float" office:value="0.729449" calcext:value-type="float">
            <text:p>0.729449</text:p>
          </table:table-cell>
          <table:table-cell office:value-type="float" office:value="0.577583" calcext:value-type="float">
            <text:p>0.577583</text:p>
          </table:table-cell>
          <table:table-cell office:value-type="float" office:value="0.398945" calcext:value-type="float">
            <text:p>0.398945</text:p>
          </table:table-cell>
          <table:table-cell office:value-type="float" office:value="2.05899" calcext:value-type="float">
            <text:p>2.05899</text:p>
          </table:table-cell>
          <table:table-cell office:value-type="float" office:value="0.0520147" calcext:value-type="float">
            <text:p>0.0520147</text:p>
          </table:table-cell>
          <table:table-cell table:formula="of:=0.5*SQRT(100*[.H184]/[.J184]-1)/SIN(PI()/10)" office:value-type="float" office:value="8.41560667011979" calcext:value-type="float">
            <text:p>8.41560667011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5" calcext:value-type="float">
            <text:p>2.35</text:p>
          </table:table-cell>
          <table:table-cell office:value-type="float" office:value="-2.74487" calcext:value-type="float">
            <text:p>-2.74487</text:p>
          </table:table-cell>
          <table:table-cell office:value-type="float" office:value="0.288934" calcext:value-type="float">
            <text:p>0.288934</text:p>
          </table:table-cell>
          <table:table-cell office:value-type="float" office:value="7.82327" calcext:value-type="float">
            <text:p>7.82327</text:p>
          </table:table-cell>
          <table:table-cell office:value-type="float" office:value="69.7575" calcext:value-type="float">
            <text:p>69.7575</text:p>
          </table:table-cell>
          <table:table-cell office:value-type="float" office:value="0.682218" calcext:value-type="float">
            <text:p>0.682218</text:p>
          </table:table-cell>
          <table:table-cell office:value-type="float" office:value="0.519635" calcext:value-type="float">
            <text:p>0.519635</text:p>
          </table:table-cell>
          <table:table-cell office:value-type="float" office:value="0.340574" calcext:value-type="float">
            <text:p>0.340574</text:p>
          </table:table-cell>
          <table:table-cell office:value-type="float" office:value="2.48918" calcext:value-type="float">
            <text:p>2.48918</text:p>
          </table:table-cell>
          <table:table-cell office:value-type="float" office:value="0.0523194" calcext:value-type="float">
            <text:p>0.0523194</text:p>
          </table:table-cell>
          <table:table-cell table:formula="of:=0.5*SQRT(100*[.H185]/[.J185]-1)/SIN(PI()/10)" office:value-type="float" office:value="7.21355596767167" calcext:value-type="float">
            <text:p>7.21355596767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office:value-type="float" office:value="-2.16935" calcext:value-type="float">
            <text:p>-2.16935</text:p>
          </table:table-cell>
          <table:table-cell office:value-type="float" office:value="0.252446" calcext:value-type="float">
            <text:p>0.252446</text:p>
          </table:table-cell>
          <table:table-cell office:value-type="float" office:value="4.95854" calcext:value-type="float">
            <text:p>4.95854</text:p>
          </table:table-cell>
          <table:table-cell office:value-type="float" office:value="29.8274" calcext:value-type="float">
            <text:p>29.8274</text:p>
          </table:table-cell>
          <table:table-cell office:value-type="float" office:value="0.460299" calcext:value-type="float">
            <text:p>0.460299</text:p>
          </table:table-cell>
          <table:table-cell office:value-type="float" office:value="0.274435" calcext:value-type="float">
            <text:p>0.274435</text:p>
          </table:table-cell>
          <table:table-cell office:value-type="float" office:value="0.129491" calcext:value-type="float">
            <text:p>0.129491</text:p>
          </table:table-cell>
          <table:table-cell office:value-type="float" office:value="4.04726" calcext:value-type="float">
            <text:p>4.04726</text:p>
          </table:table-cell>
          <table:table-cell office:value-type="float" office:value="0.037344" calcext:value-type="float">
            <text:p>0.037344</text:p>
          </table:table-cell>
          <table:table-cell table:formula="of:=0.5*SQRT(100*[.H186]/[.J186]-1)/SIN(PI()/10)" office:value-type="float" office:value="3.89027338246896" calcext:value-type="float">
            <text:p>3.89027338246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-1.27183" calcext:value-type="float">
            <text:p>-1.27183</text:p>
          </table:table-cell>
          <table:table-cell office:value-type="float" office:value="0.119598" calcext:value-type="float">
            <text:p>0.119598</text:p>
          </table:table-cell>
          <table:table-cell office:value-type="float" office:value="1.73716" calcext:value-type="float">
            <text:p>1.73716</text:p>
          </table:table-cell>
          <table:table-cell office:value-type="float" office:value="3.86761" calcext:value-type="float">
            <text:p>3.86761</text:p>
          </table:table-cell>
          <table:table-cell office:value-type="float" office:value="0.191203" calcext:value-type="float">
            <text:p>0.191203</text:p>
          </table:table-cell>
          <table:table-cell office:value-type="float" office:value="0.0560875" calcext:value-type="float">
            <text:p>0.0560875</text:p>
          </table:table-cell>
          <table:table-cell office:value-type="float" office:value="0.00855901" calcext:value-type="float">
            <text:p>0.00855901</text:p>
          </table:table-cell>
          <table:table-cell office:value-type="float" office:value="3.40696" calcext:value-type="float">
            <text:p>3.40696</text:p>
          </table:table-cell>
          <table:table-cell office:value-type="float" office:value="0.00922824" calcext:value-type="float">
            <text:p>0.00922824</text:p>
          </table:table-cell>
          <table:table-cell table:formula="of:=0.5*SQRT(100*[.H187]/[.J187]-1)/SIN(PI()/10)" office:value-type="float" office:value="1.30074471608601" calcext:value-type="float">
            <text:p>1.300744716086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-0.94067" calcext:value-type="float">
            <text:p>-0.94067</text:p>
          </table:table-cell>
          <table:table-cell office:value-type="float" office:value="0.0997491" calcext:value-type="float">
            <text:p>0.0997491</text:p>
          </table:table-cell>
          <table:table-cell office:value-type="float" office:value="0.984609" calcext:value-type="float">
            <text:p>0.984609</text:p>
          </table:table-cell>
          <table:table-cell office:value-type="float" office:value="1.3606" calcext:value-type="float">
            <text:p>1.3606</text:p>
          </table:table-cell>
          <table:table-cell office:value-type="float" office:value="0.144434" calcext:value-type="float">
            <text:p>0.144434</text:p>
          </table:table-cell>
          <table:table-cell office:value-type="float" office:value="0.0325063" calcext:value-type="float">
            <text:p>0.0325063</text:p>
          </table:table-cell>
          <table:table-cell office:value-type="float" office:value="0.00303746" calcext:value-type="float">
            <text:p>0.00303746</text:p>
          </table:table-cell>
          <table:table-cell office:value-type="float" office:value="2.51166" calcext:value-type="float">
            <text:p>2.51166</text:p>
          </table:table-cell>
          <table:table-cell office:value-type="float" office:value="0.00471404" calcext:value-type="float">
            <text:p>0.00471404</text:p>
          </table:table-cell>
          <table:table-cell table:formula="of:=0.5*SQRT(100*[.H188]/[.J188]-1)/SIN(PI()/10)" office:value-type="float" office:value="0.877648509266591" calcext:value-type="float">
            <text:p>0.877648509266591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.0000000000142357" calcext:value-type="float">
            <text:p>1.42357E-11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0180444" calcext:value-type="float">
            <text:p>0.0180444</text:p>
          </table:table-cell>
          <table:table-cell office:value-type="float" office:value="0.000343429" calcext:value-type="float">
            <text:p>0.000343429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00000000142357" calcext:value-type="float">
            <text:p>1.42357E-09</text:p>
          </table:table-cell>
          <table:table-cell table:formula="of:=0.5*SQRT(100*[.H190]/[.J190]-1)/SIN(PI()/10)" office:value-type="float" office:value="2.25966989113613" calcext:value-type="float">
            <text:p>2.25966989113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-3.98801" calcext:value-type="float">
            <text:p>-3.98801</text:p>
          </table:table-cell>
          <table:table-cell office:value-type="float" office:value="0.0019957" calcext:value-type="float">
            <text:p>0.0019957</text:p>
          </table:table-cell>
          <table:table-cell office:value-type="float" office:value="15.9062" calcext:value-type="float">
            <text:p>15.9062</text:p>
          </table:table-cell>
          <table:table-cell office:value-type="float" office:value="253.129" calcext:value-type="float">
            <text:p>253.129</text:p>
          </table:table-cell>
          <table:table-cell office:value-type="float" office:value="0.998455" calcext:value-type="float">
            <text:p>0.998455</text:p>
          </table:table-cell>
          <table:table-cell office:value-type="float" office:value="0.996948" calcext:value-type="float">
            <text:p>0.996948</text:p>
          </table:table-cell>
          <table:table-cell office:value-type="float" office:value="0.99404" calcext:value-type="float">
            <text:p>0.99404</text:p>
          </table:table-cell>
          <table:table-cell office:value-type="float" office:value="0.00344764" calcext:value-type="float">
            <text:p>0.00344764</text:p>
          </table:table-cell>
          <table:table-cell office:value-type="float" office:value="0.00164934" calcext:value-type="float">
            <text:p>0.00164934</text:p>
          </table:table-cell>
          <table:table-cell table:formula="of:=0.5*SQRT(100*[.H191]/[.J191]-1)/SIN(PI()/10)" office:value-type="float" office:value="275.141074235866" calcext:value-type="float">
            <text:p>275.1410742358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5" calcext:value-type="float">
            <text:p>2.15</text:p>
          </table:table-cell>
          <table:table-cell office:value-type="float" office:value="-3.23199" calcext:value-type="float">
            <text:p>-3.23199</text:p>
          </table:table-cell>
          <table:table-cell office:value-type="float" office:value="0.192009" calcext:value-type="float">
            <text:p>0.192009</text:p>
          </table:table-cell>
          <table:table-cell office:value-type="float" office:value="10.6378" calcext:value-type="float">
            <text:p>10.6378</text:p>
          </table:table-cell>
          <table:table-cell office:value-type="float" office:value="120.552" calcext:value-type="float">
            <text:p>120.552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0.734155" calcext:value-type="float">
            <text:p>0.734155</text:p>
          </table:table-cell>
          <table:table-cell office:value-type="float" office:value="0.578674" calcext:value-type="float">
            <text:p>0.578674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0415379" calcext:value-type="float">
            <text:p>0.0415379</text:p>
          </table:table-cell>
          <table:table-cell table:formula="of:=0.5*SQRT(100*[.H192]/[.J192]-1)/SIN(PI()/10)" office:value-type="float" office:value="13.4815556592816" calcext:value-type="float">
            <text:p>13.4815556592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-3.12183" calcext:value-type="float">
            <text:p>-3.12183</text:p>
          </table:table-cell>
          <table:table-cell office:value-type="float" office:value="0.219796" calcext:value-type="float">
            <text:p>0.219796</text:p>
          </table:table-cell>
          <table:table-cell office:value-type="float" office:value="9.96564" calcext:value-type="float">
            <text:p>9.96564</text:p>
          </table:table-cell>
          <table:table-cell office:value-type="float" office:value="107.266" calcext:value-type="float">
            <text:p>107.266</text:p>
          </table:table-cell>
          <table:table-cell office:value-type="float" office:value="0.81171" calcext:value-type="float">
            <text:p>0.81171</text:p>
          </table:table-cell>
          <table:table-cell office:value-type="float" office:value="0.68728" calcext:value-type="float">
            <text:p>0.68728</text:p>
          </table:table-cell>
          <table:table-cell office:value-type="float" office:value="0.521053" calcext:value-type="float">
            <text:p>0.521053</text:p>
          </table:table-cell>
          <table:table-cell office:value-type="float" office:value="1.34307" calcext:value-type="float">
            <text:p>1.34307</text:p>
          </table:table-cell>
          <table:table-cell office:value-type="float" office:value="0.0454123" calcext:value-type="float">
            <text:p>0.0454123</text:p>
          </table:table-cell>
          <table:table-cell table:formula="of:=0.5*SQRT(100*[.H193]/[.J193]-1)/SIN(PI()/10)" office:value-type="float" office:value="11.4609259576312" calcext:value-type="float">
            <text:p>11.4609259576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office:value-type="float" office:value="-2.99359" calcext:value-type="float">
            <text:p>-2.99359</text:p>
          </table:table-cell>
          <table:table-cell office:value-type="float" office:value="0.253864" calcext:value-type="float">
            <text:p>0.253864</text:p>
          </table:table-cell>
          <table:table-cell office:value-type="float" office:value="9.21547" calcext:value-type="float">
            <text:p>9.21547</text:p>
          </table:table-cell>
          <table:table-cell office:value-type="float" office:value="93.4744" calcext:value-type="float">
            <text:p>93.4744</text:p>
          </table:table-cell>
          <table:table-cell office:value-type="float" office:value="0.768364" calcext:value-type="float">
            <text:p>0.768364</text:p>
          </table:table-cell>
          <table:table-cell office:value-type="float" office:value="0.629455" calcext:value-type="float">
            <text:p>0.629455</text:p>
          </table:table-cell>
          <table:table-cell office:value-type="float" office:value="0.455994" calcext:value-type="float">
            <text:p>0.455994</text:p>
          </table:table-cell>
          <table:table-cell office:value-type="float" office:value="1.75155" calcext:value-type="float">
            <text:p>1.75155</text:p>
          </table:table-cell>
          <table:table-cell office:value-type="float" office:value="0.0501459" calcext:value-type="float">
            <text:p>0.0501459</text:p>
          </table:table-cell>
          <table:table-cell table:formula="of:=0.5*SQRT(100*[.H194]/[.J194]-1)/SIN(PI()/10)" office:value-type="float" office:value="9.56380283606882" calcext:value-type="float">
            <text:p>9.56380283606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  <table:table-cell office:value-type="float" office:value="-2.87306" calcext:value-type="float">
            <text:p>-2.87306</text:p>
          </table:table-cell>
          <table:table-cell office:value-type="float" office:value="0.273317" calcext:value-type="float">
            <text:p>0.273317</text:p>
          </table:table-cell>
          <table:table-cell office:value-type="float" office:value="8.52778" calcext:value-type="float">
            <text:p>8.52778</text:p>
          </table:table-cell>
          <table:table-cell office:value-type="float" office:value="81.3754" calcext:value-type="float">
            <text:p>81.3754</text:p>
          </table:table-cell>
          <table:table-cell office:value-type="float" office:value="0.728018" calcext:value-type="float">
            <text:p>0.728018</text:p>
          </table:table-cell>
          <table:table-cell office:value-type="float" office:value="0.576325" calcext:value-type="float">
            <text:p>0.576325</text:p>
          </table:table-cell>
          <table:table-cell office:value-type="float" office:value="0.398037" calcext:value-type="float">
            <text:p>0.398037</text:p>
          </table:table-cell>
          <table:table-cell office:value-type="float" office:value="2.10249" calcext:value-type="float">
            <text:p>2.10249</text:p>
          </table:table-cell>
          <table:table-cell office:value-type="float" office:value="0.0516668" calcext:value-type="float">
            <text:p>0.0516668</text:p>
          </table:table-cell>
          <table:table-cell table:formula="of:=0.5*SQRT(100*[.H195]/[.J195]-1)/SIN(PI()/10)" office:value-type="float" office:value="8.31542683468356" calcext:value-type="float">
            <text:p>8.31542683468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5" calcext:value-type="float">
            <text:p>2.35</text:p>
          </table:table-cell>
          <table:table-cell office:value-type="float" office:value="-2.74665" calcext:value-type="float">
            <text:p>-2.7466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7.83171" calcext:value-type="float">
            <text:p>7.83171</text:p>
          </table:table-cell>
          <table:table-cell office:value-type="float" office:value="69.8725" calcext:value-type="float">
            <text:p>69.8725</text:p>
          </table:table-cell>
          <table:table-cell office:value-type="float" office:value="0.682677" calcext:value-type="float">
            <text:p>0.682677</text:p>
          </table:table-cell>
          <table:table-cell office:value-type="float" office:value="0.519686" calcext:value-type="float">
            <text:p>0.519686</text:p>
          </table:table-cell>
          <table:table-cell office:value-type="float" office:value="0.340421" calcext:value-type="float">
            <text:p>0.340421</text:p>
          </table:table-cell>
          <table:table-cell office:value-type="float" office:value="2.49131" calcext:value-type="float">
            <text:p>2.49131</text:p>
          </table:table-cell>
          <table:table-cell office:value-type="float" office:value="0.0520838" calcext:value-type="float">
            <text:p>0.0520838</text:p>
          </table:table-cell>
          <table:table-cell table:formula="of:=0.5*SQRT(100*[.H196]/[.J196]-1)/SIN(PI()/10)" office:value-type="float" office:value="7.21068803769001" calcext:value-type="float">
            <text:p>7.21068803769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-2.16048" calcext:value-type="float">
            <text:p>-2.16048</text:p>
          </table:table-cell>
          <table:table-cell office:value-type="float" office:value="0.252588" calcext:value-type="float">
            <text:p>0.252588</text:p>
          </table:table-cell>
          <table:table-cell office:value-type="float" office:value="4.92026" calcext:value-type="float">
            <text:p>4.92026</text:p>
          </table:table-cell>
          <table:table-cell office:value-type="float" office:value="29.4487" calcext:value-type="float">
            <text:p>29.4487</text:p>
          </table:table-cell>
          <table:table-cell office:value-type="float" office:value="0.455978" calcext:value-type="float">
            <text:p>0.455978</text:p>
          </table:table-cell>
          <table:table-cell office:value-type="float" office:value="0.270371" calcext:value-type="float">
            <text:p>0.270371</text:p>
          </table:table-cell>
          <table:table-cell office:value-type="float" office:value="0.127017" calcext:value-type="float">
            <text:p>0.127017</text:p>
          </table:table-cell>
          <table:table-cell office:value-type="float" office:value="4.01896" calcext:value-type="float">
            <text:p>4.01896</text:p>
          </table:table-cell>
          <table:table-cell office:value-type="float" office:value="0.0373651" calcext:value-type="float">
            <text:p>0.0373651</text:p>
          </table:table-cell>
          <table:table-cell table:formula="of:=0.5*SQRT(100*[.H197]/[.J197]-1)/SIN(PI()/10)" office:value-type="float" office:value="3.87227250027567" calcext:value-type="float">
            <text:p>3.87227250027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.6</text:p>
          </table:table-cell>
          <table:table-cell office:value-type="float" office:value="-1.27442" calcext:value-type="float">
            <text:p>-1.27442</text:p>
          </table:table-cell>
          <table:table-cell office:value-type="float" office:value="0.12023" calcext:value-type="float">
            <text:p>0.12023</text:p>
          </table:table-cell>
          <table:table-cell office:value-type="float" office:value="1.74437" calcext:value-type="float">
            <text:p>1.74437</text:p>
          </table:table-cell>
          <table:table-cell office:value-type="float" office:value="3.89847" calcext:value-type="float">
            <text:p>3.89847</text:p>
          </table:table-cell>
          <table:table-cell office:value-type="float" office:value="0.191478" calcext:value-type="float">
            <text:p>0.191478</text:p>
          </table:table-cell>
          <table:table-cell office:value-type="float" office:value="0.0563555" calcext:value-type="float">
            <text:p>0.0563555</text:p>
          </table:table-cell>
          <table:table-cell office:value-type="float" office:value="0.00873106" calcext:value-type="float">
            <text:p>0.00873106</text:p>
          </table:table-cell>
          <table:table-cell office:value-type="float" office:value="3.39751" calcext:value-type="float">
            <text:p>3.39751</text:p>
          </table:table-cell>
          <table:table-cell office:value-type="float" office:value="0.00927699" calcext:value-type="float">
            <text:p>0.00927699</text:p>
          </table:table-cell>
          <table:table-cell table:formula="of:=0.5*SQRT(100*[.H198]/[.J198]-1)/SIN(PI()/10)" office:value-type="float" office:value="1.31323119496381" calcext:value-type="float">
            <text:p>1.313231194963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  <table:table-cell office:value-type="float" office:value="-0.945839" calcext:value-type="float">
            <text:p>-0.945839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0.995848" calcext:value-type="float">
            <text:p>0.995848</text:p>
          </table:table-cell>
          <table:table-cell office:value-type="float" office:value="1.39082" calcext:value-type="float">
            <text:p>1.39082</text:p>
          </table:table-cell>
          <table:table-cell office:value-type="float" office:value="0.144679" calcext:value-type="float">
            <text:p>0.144679</text:p>
          </table:table-cell>
          <table:table-cell office:value-type="float" office:value="0.0325351" calcext:value-type="float">
            <text:p>0.0325351</text:p>
          </table:table-cell>
          <table:table-cell office:value-type="float" office:value="0.00302964" calcext:value-type="float">
            <text:p>0.00302964</text:p>
          </table:table-cell>
          <table:table-cell office:value-type="float" office:value="2.55571" calcext:value-type="float">
            <text:p>2.55571</text:p>
          </table:table-cell>
          <table:table-cell office:value-type="float" office:value="0.00478436" calcext:value-type="float">
            <text:p>0.00478436</text:p>
          </table:table-cell>
          <table:table-cell table:formula="of:=0.5*SQRT(100*[.H199]/[.J199]-1)/SIN(PI()/10)" office:value-type="float" office:value="0.845468315323646" calcext:value-type="float">
            <text:p>0.845468315323646</text:p>
          </table:table-cell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-2.72" calcext:value-type="float">
            <text:p>-2.72</text:p>
          </table:table-cell>
          <table:table-cell office:value-type="float" office:value="0.000000000110232" calcext:value-type="float">
            <text:p>1.10232E-10</text:p>
          </table:table-cell>
          <table:table-cell office:value-type="float" office:value="7.3984" calcext:value-type="float">
            <text:p>7.3984</text:p>
          </table:table-cell>
          <table:table-cell office:value-type="float" office:value="54.7363" calcext:value-type="float">
            <text:p>54.736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0180445" calcext:value-type="float">
            <text:p>0.0180445</text:p>
          </table:table-cell>
          <table:table-cell office:value-type="float" office:value="0.000343431" calcext:value-type="float">
            <text:p>0.000343431</text:p>
          </table:table-cell>
          <table:table-cell office:value-type="float" office:value="0.611599" calcext:value-type="float">
            <text:p>0.611599</text:p>
          </table:table-cell>
          <table:table-cell office:value-type="float" office:value="0.0000000110232" calcext:value-type="float">
            <text:p>1.10232E-08</text:p>
          </table:table-cell>
          <table:table-cell table:formula="of:=0.5*SQRT(100*[.H201]/[.J201]-1)/SIN(PI()/10)" office:value-type="float" office:value="2.2596821574528" calcext:value-type="float">
            <text:p>2.25968215745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-3.98801" calcext:value-type="float">
            <text:p>-3.98801</text:p>
          </table:table-cell>
          <table:table-cell office:value-type="float" office:value="0.00199894" calcext:value-type="float">
            <text:p>0.00199894</text:p>
          </table:table-cell>
          <table:table-cell office:value-type="float" office:value="15.9063" calcext:value-type="float">
            <text:p>15.9063</text:p>
          </table:table-cell>
          <table:table-cell office:value-type="float" office:value="253.131" calcext:value-type="float">
            <text:p>253.131</text:p>
          </table:table-cell>
          <table:table-cell office:value-type="float" office:value="0.998458" calcext:value-type="float">
            <text:p>0.998458</text:p>
          </table:table-cell>
          <table:table-cell office:value-type="float" office:value="0.996953" calcext:value-type="float">
            <text:p>0.996953</text:p>
          </table:table-cell>
          <table:table-cell office:value-type="float" office:value="0.99405" calcext:value-type="float">
            <text:p>0.99405</text:p>
          </table:table-cell>
          <table:table-cell office:value-type="float" office:value="0.0034248" calcext:value-type="float">
            <text:p>0.0034248</text:p>
          </table:table-cell>
          <table:table-cell office:value-type="float" office:value="0.00165202" calcext:value-type="float">
            <text:p>0.00165202</text:p>
          </table:table-cell>
          <table:table-cell table:formula="of:=0.5*SQRT(100*[.H202]/[.J202]-1)/SIN(PI()/10)" office:value-type="float" office:value="276.0577318495" calcext:value-type="float">
            <text:p>276.0577318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5" calcext:value-type="float">
            <text:p>2.15</text:p>
          </table:table-cell>
          <table:table-cell office:value-type="float" office:value="-3.22814" calcext:value-type="float">
            <text:p>-3.22814</text:p>
          </table:table-cell>
          <table:table-cell office:value-type="float" office:value="0.193203" calcext:value-type="float">
            <text:p>0.193203</text:p>
          </table:table-cell>
          <table:table-cell office:value-type="float" office:value="10.6141" calcext:value-type="float">
            <text:p>10.6141</text:p>
          </table:table-cell>
          <table:table-cell office:value-type="float" office:value="120.078" calcext:value-type="float">
            <text:p>120.078</text:p>
          </table:table-cell>
          <table:table-cell office:value-type="float" office:value="0.843289" calcext:value-type="float">
            <text:p>0.843289</text:p>
          </table:table-cell>
          <table:table-cell office:value-type="float" office:value="0.73251" calcext:value-type="float">
            <text:p>0.73251</text:p>
          </table:table-cell>
          <table:table-cell office:value-type="float" office:value="0.576789" calcext:value-type="float">
            <text:p>0.576789</text:p>
          </table:table-cell>
          <table:table-cell office:value-type="float" office:value="1.05985" calcext:value-type="float">
            <text:p>1.05985</text:p>
          </table:table-cell>
          <table:table-cell office:value-type="float" office:value="0.0417962" calcext:value-type="float">
            <text:p>0.0417962</text:p>
          </table:table-cell>
          <table:table-cell table:formula="of:=0.5*SQRT(100*[.H203]/[.J203]-1)/SIN(PI()/10)" office:value-type="float" office:value="13.3538784309432" calcext:value-type="float">
            <text:p>13.35387843094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float" office:value="-3.12003" calcext:value-type="float">
            <text:p>-3.12003</text:p>
          </table:table-cell>
          <table:table-cell office:value-type="float" office:value="0.219815" calcext:value-type="float">
            <text:p>0.219815</text:p>
          </table:table-cell>
          <table:table-cell office:value-type="float" office:value="9.95438" calcext:value-type="float">
            <text:p>9.95438</text:p>
          </table:table-cell>
          <table:table-cell office:value-type="float" office:value="107.042" calcext:value-type="float">
            <text:p>107.042</text:p>
          </table:table-cell>
          <table:table-cell office:value-type="float" office:value="0.811242" calcext:value-type="float">
            <text:p>0.811242</text:p>
          </table:table-cell>
          <table:table-cell office:value-type="float" office:value="0.686412" calcext:value-type="float">
            <text:p>0.686412</text:p>
          </table:table-cell>
          <table:table-cell office:value-type="float" office:value="0.519874" calcext:value-type="float">
            <text:p>0.519874</text:p>
          </table:table-cell>
          <table:table-cell office:value-type="float" office:value="1.34358" calcext:value-type="float">
            <text:p>1.34358</text:p>
          </table:table-cell>
          <table:table-cell office:value-type="float" office:value="0.0454163" calcext:value-type="float">
            <text:p>0.0454163</text:p>
          </table:table-cell>
          <table:table-cell table:formula="of:=0.5*SQRT(100*[.H204]/[.J204]-1)/SIN(PI()/10)" office:value-type="float" office:value="11.4513246632279" calcext:value-type="float">
            <text:p>11.45132466322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-2.99679" calcext:value-type="float">
            <text:p>-2.99679</text:p>
          </table:table-cell>
          <table:table-cell office:value-type="float" office:value="0.250165" calcext:value-type="float">
            <text:p>0.250165</text:p>
          </table:table-cell>
          <table:table-cell office:value-type="float" office:value="9.2309" calcext:value-type="float">
            <text:p>9.2309</text:p>
          </table:table-cell>
          <table:table-cell office:value-type="float" office:value="93.6668" calcext:value-type="float">
            <text:p>93.6668</text:p>
          </table:table-cell>
          <table:table-cell office:value-type="float" office:value="0.77096" calcext:value-type="float">
            <text:p>0.77096</text:p>
          </table:table-cell>
          <table:table-cell office:value-type="float" office:value="0.63182" calcext:value-type="float">
            <text:p>0.63182</text:p>
          </table:table-cell>
          <table:table-cell office:value-type="float" office:value="0.457507" calcext:value-type="float">
            <text:p>0.457507</text:p>
          </table:table-cell>
          <table:table-cell office:value-type="float" office:value="1.7096" calcext:value-type="float">
            <text:p>1.7096</text:p>
          </table:table-cell>
          <table:table-cell office:value-type="float" office:value="0.0494154" calcext:value-type="float">
            <text:p>0.0494154</text:p>
          </table:table-cell>
          <table:table-cell table:formula="of:=0.5*SQRT(100*[.H205]/[.J205]-1)/SIN(PI()/10)" office:value-type="float" office:value="9.70242893025855" calcext:value-type="float">
            <text:p>9.70242893025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office:value-type="float" office:value="-2.87817" calcext:value-type="float">
            <text:p>-2.87817</text:p>
          </table:table-cell>
          <table:table-cell office:value-type="float" office:value="0.270821" calcext:value-type="float">
            <text:p>0.270821</text:p>
          </table:table-cell>
          <table:table-cell office:value-type="float" office:value="8.5547" calcext:value-type="float">
            <text:p>8.5547</text:p>
          </table:table-cell>
          <table:table-cell office:value-type="float" office:value="81.7864" calcext:value-type="float">
            <text:p>81.7864</text:p>
          </table:table-cell>
          <table:table-cell office:value-type="float" office:value="0.731205" calcext:value-type="float">
            <text:p>0.731205</text:p>
          </table:table-cell>
          <table:table-cell office:value-type="float" office:value="0.579733" calcext:value-type="float">
            <text:p>0.579733</text:p>
          </table:table-cell>
          <table:table-cell office:value-type="float" office:value="0.400858" calcext:value-type="float">
            <text:p>0.400858</text:p>
          </table:table-cell>
          <table:table-cell office:value-type="float" office:value="2.0738" calcext:value-type="float">
            <text:p>2.0738</text:p>
          </table:table-cell>
          <table:table-cell office:value-type="float" office:value="0.051195" calcext:value-type="float">
            <text:p>0.051195</text:p>
          </table:table-cell>
          <table:table-cell table:formula="of:=0.5*SQRT(100*[.H206]/[.J206]-1)/SIN(PI()/10)" office:value-type="float" office:value="8.40055862216868" calcext:value-type="float">
            <text:p>8.400558622168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5" calcext:value-type="float">
            <text:p>2.35</text:p>
          </table:table-cell>
          <table:table-cell office:value-type="float" office:value="-2.73862" calcext:value-type="float">
            <text:p>-2.73862</text:p>
          </table:table-cell>
          <table:table-cell office:value-type="float" office:value="0.290101" calcext:value-type="float">
            <text:p>0.290101</text:p>
          </table:table-cell>
          <table:table-cell office:value-type="float" office:value="7.79012" calcext:value-type="float">
            <text:p>7.79012</text:p>
          </table:table-cell>
          <table:table-cell office:value-type="float" office:value="69.2484" calcext:value-type="float">
            <text:p>69.2484</text:p>
          </table:table-cell>
          <table:table-cell office:value-type="float" office:value="0.679576" calcext:value-type="float">
            <text:p>0.679576</text:p>
          </table:table-cell>
          <table:table-cell office:value-type="float" office:value="0.516414" calcext:value-type="float">
            <text:p>0.516414</text:p>
          </table:table-cell>
          <table:table-cell office:value-type="float" office:value="0.337529" calcext:value-type="float">
            <text:p>0.337529</text:p>
          </table:table-cell>
          <table:table-cell office:value-type="float" office:value="2.5187" calcext:value-type="float">
            <text:p>2.5187</text:p>
          </table:table-cell>
          <table:table-cell office:value-type="float" office:value="0.0525307" calcext:value-type="float">
            <text:p>0.0525307</text:p>
          </table:table-cell>
          <table:table-cell table:formula="of:=0.5*SQRT(100*[.H207]/[.J207]-1)/SIN(PI()/10)" office:value-type="float" office:value="7.14563015144999" calcext:value-type="float">
            <text:p>7.14563015144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" calcext:value-type="float">
            <text:p>2.6</text:p>
          </table:table-cell>
          <table:table-cell office:value-type="float" office:value="-2.16268" calcext:value-type="float">
            <text:p>-2.16268</text:p>
          </table:table-cell>
          <table:table-cell office:value-type="float" office:value="0.250927" calcext:value-type="float">
            <text:p>0.250927</text:p>
          </table:table-cell>
          <table:table-cell office:value-type="float" office:value="4.92811" calcext:value-type="float">
            <text:p>4.92811</text:p>
          </table:table-cell>
          <table:table-cell office:value-type="float" office:value="29.4895" calcext:value-type="float">
            <text:p>29.4895</text:p>
          </table:table-cell>
          <table:table-cell office:value-type="float" office:value="0.456686" calcext:value-type="float">
            <text:p>0.456686</text:p>
          </table:table-cell>
          <table:table-cell office:value-type="float" office:value="0.271155" calcext:value-type="float">
            <text:p>0.271155</text:p>
          </table:table-cell>
          <table:table-cell office:value-type="float" office:value="0.127483" calcext:value-type="float">
            <text:p>0.127483</text:p>
          </table:table-cell>
          <table:table-cell office:value-type="float" office:value="4.03533" calcext:value-type="float">
            <text:p>4.03533</text:p>
          </table:table-cell>
          <table:table-cell office:value-type="float" office:value="0.0371194" calcext:value-type="float">
            <text:p>0.0371194</text:p>
          </table:table-cell>
          <table:table-cell table:formula="of:=0.5*SQRT(100*[.H208]/[.J208]-1)/SIN(PI()/10)" office:value-type="float" office:value="3.86961371698029" calcext:value-type="float">
            <text:p>3.86961371698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-1.27346" calcext:value-type="float">
            <text:p>-1.27346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1.74222" calcext:value-type="float">
            <text:p>1.74222</text:p>
          </table:table-cell>
          <table:table-cell office:value-type="float" office:value="3.89142" calcext:value-type="float">
            <text:p>3.89142</text:p>
          </table:table-cell>
          <table:table-cell office:value-type="float" office:value="0.191063" calcext:value-type="float">
            <text:p>0.191063</text:p>
          </table:table-cell>
          <table:table-cell office:value-type="float" office:value="0.0560932" calcext:value-type="float">
            <text:p>0.0560932</text:p>
          </table:table-cell>
          <table:table-cell office:value-type="float" office:value="0.00861359" calcext:value-type="float">
            <text:p>0.00861359</text:p>
          </table:table-cell>
          <table:table-cell office:value-type="float" office:value="3.4249" calcext:value-type="float">
            <text:p>3.4249</text:p>
          </table:table-cell>
          <table:table-cell office:value-type="float" office:value="0.00929859" calcext:value-type="float">
            <text:p>0.00929859</text:p>
          </table:table-cell>
          <table:table-cell table:formula="of:=0.5*SQRT(100*[.H209]/[.J209]-1)/SIN(PI()/10)" office:value-type="float" office:value="1.29220603375714" calcext:value-type="float">
            <text:p>1.29220603375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office:value-type="float" office:value="-0.943655" calcext:value-type="float">
            <text:p>-0.943655</text:p>
          </table:table-cell>
          <table:table-cell office:value-type="float" office:value="0.10189" calcext:value-type="float">
            <text:p>0.10189</text:p>
          </table:table-cell>
          <table:table-cell office:value-type="float" office:value="0.992376" calcext:value-type="float">
            <text:p>0.992376</text:p>
          </table:table-cell>
          <table:table-cell office:value-type="float" office:value="1.38798" calcext:value-type="float">
            <text:p>1.38798</text:p>
          </table:table-cell>
          <table:table-cell office:value-type="float" office:value="0.144589" calcext:value-type="float">
            <text:p>0.144589</text:p>
          </table:table-cell>
          <table:table-cell office:value-type="float" office:value="0.0325403" calcext:value-type="float">
            <text:p>0.0325403</text:p>
          </table:table-cell>
          <table:table-cell office:value-type="float" office:value="0.00304666" calcext:value-type="float">
            <text:p>0.00304666</text:p>
          </table:table-cell>
          <table:table-cell office:value-type="float" office:value="2.53958" calcext:value-type="float">
            <text:p>2.53958</text:p>
          </table:table-cell>
          <table:table-cell office:value-type="float" office:value="0.00481522" calcext:value-type="float">
            <text:p>0.00481522</text:p>
          </table:table-cell>
          <table:table-cell table:formula="of:=0.5*SQRT(100*[.H210]/[.J210]-1)/SIN(PI()/10)" office:value-type="float" office:value="0.858208104396017" calcext:value-type="float">
            <text:p>0.858208104396017</text:p>
          </table:table-cell>
        </table:table-row>
      </table:table>
      <table:table table:name="Plots" table:style-name="ta1">
        <table:shapes>
          <draw:frame draw:z-index="0" draw:style-name="gr1" draw:text-style-name="P1" svg:width="160.19mm" svg:height="90.05mm" svg:x="0.01mm" svg:y="0.01mm">
            <draw:object draw:notify-on-update-of-ranges="PT_10.B202:PT_10.B210 PT_10.C202:PT_10.C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5mm" svg:x="-0.69mm" svg:y="94.83mm">
            <draw:object draw:notify-on-update-of-ranges="PT_10.B202:PT_10.B210 PT_10.G202:PT_10.G2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mm" svg:height="90.05mm" svg:x="180.62mm" svg:y="0.01mm">
            <draw:object draw:notify-on-update-of-ranges="PT_10.B201:PT_10.B210 PT_10.K201:PT_10.K2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1mm" svg:height="90.05mm" svg:x="181.18mm" svg:y="93.5mm">
            <draw:object draw:notify-on-update-of-ranges="PT_10.B203:PT_10.B210 PT_10.L203:PT_10.L2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 style:data-style-name="N2" text:time-value="15:57:21.509713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5:59:23.294545752</dc:date>
    <meta:editing-duration>PT11M26S</meta:editing-duration>
    <meta:editing-cycles>3</meta:editing-cycles>
    <meta:generator>LibreOffice/6.0.3.2$Linux_X86_64 LibreOffice_project/00m0$Build-2</meta:generator>
    <meta:document-statistic meta:table-count="2" meta:cell-count="25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scatter" chart:style-name="ch1">
        <chart:title svg:x="6.3cm" svg:y="0.315cm" chart:style-name="ch2">
          <text:p>Energy vs Temp</text:p>
        </chart:title>
        <chart:plot-area chart:style-name="ch3" table:cell-range-address="PT_10.B202:PT_10.C210" svg:x="0.32cm" svg:y="1.196cm" svg:width="15.38cm" svg:height="7.63cm">
          <chartooo:coordinate-region svg:x="1.153cm" svg:y="1.356cm" svg:width="14.453cm" svg:height="7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10.C202:PT_10.C210" chart:class="chart:scatter">
            <chart:domain table:cell-range-address="PT_10.B202:PT_10.B2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PT_10.B202:PT_10.B210</svg:desc>
                </draw:g>
              </table:table-cell>
              <table:table-cell office:value-type="float" office:value="-3.98801">
                <text:p>-3.98801</text:p>
                <draw:g>
                  <svg:desc>PT_10.C202:PT_10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">
                <text:p>2.15</text:p>
              </table:table-cell>
              <table:table-cell office:value-type="float" office:value="-3.22814">
                <text:p>-3.2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-3.12003">
                <text:p>-3.12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">
                <text:p>2.25</text:p>
              </table:table-cell>
              <table:table-cell office:value-type="float" office:value="-2.99679">
                <text:p>-2.99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-2.87817">
                <text:p>-2.87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">
                <text:p>2.35</text:p>
              </table:table-cell>
              <table:table-cell office:value-type="float" office:value="-2.73862">
                <text:p>-2.7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-2.16268">
                <text:p>-2.16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-1.27346">
                <text:p>-1.27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">
                <text:p>4.6</text:p>
              </table:table-cell>
              <table:table-cell office:value-type="float" office:value="-0.943655">
                <text:p>-0.94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5.611cm" svg:y="0.315cm" chart:style-name="ch2">
          <text:p>Magnetization vs Temp</text:p>
        </chart:title>
        <chart:plot-area chart:style-name="ch3" table:cell-range-address="PT_10.B202:PT_10.B210 PT_10.G202:PT_10.G210" svg:x="0.319cm" svg:y="1.196cm" svg:width="15.354cm" svg:height="7.63cm">
          <chartooo:coordinate-region svg:x="1.046cm" svg:y="1.357cm" svg:width="14.533cm" svg:height="6.9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10.G202:PT_10.G210" chart:class="chart:scatter">
            <chart:domain table:cell-range-address="PT_10.B202:PT_10.B2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PT_10.B202:PT_10.B210</svg:desc>
                </draw:g>
              </table:table-cell>
              <table:table-cell office:value-type="float" office:value="0.998458">
                <text:p>0.998458</text:p>
                <draw:g>
                  <svg:desc>PT_10.G202:PT_10.G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">
                <text:p>2.15</text:p>
              </table:table-cell>
              <table:table-cell office:value-type="float" office:value="0.843289">
                <text:p>0.843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811242">
                <text:p>0.81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">
                <text:p>2.25</text:p>
              </table:table-cell>
              <table:table-cell office:value-type="float" office:value="0.77096">
                <text:p>0.77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0.731205">
                <text:p>0.731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">
                <text:p>2.35</text:p>
              </table:table-cell>
              <table:table-cell office:value-type="float" office:value="0.679576">
                <text:p>0.679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0.456686">
                <text:p>0.456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0.191063">
                <text:p>0.191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">
                <text:p>4.6</text:p>
              </table:table-cell>
              <table:table-cell office:value-type="float" office:value="0.144589">
                <text:p>0.144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5.663cm" svg:y="0.315cm" chart:style-name="ch2">
          <text:p>Specific Heat vs Temp</text:p>
        </chart:title>
        <chart:plot-area chart:style-name="ch3" table:cell-range-address="PT_10.B201:PT_10.B210 PT_10.K201:PT_10.K210" svg:x="0.319cm" svg:y="1.196cm" svg:width="15.353cm" svg:height="7.63cm">
          <chartooo:coordinate-region svg:x="1.231cm" svg:y="1.356cm" svg:width="14.347cm" svg:height="6.9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10.K201:PT_10.K210" chart:class="chart:scatter">
            <chart:domain table:cell-range-address="PT_10.B201:PT_10.B2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10.B201:PT_10.B210</svg:desc>
                </draw:g>
              </table:table-cell>
              <table:table-cell office:value-type="float" office:value="0.0000000110232">
                <text:p>0.0000000110232</text:p>
                <draw:g>
                  <svg:desc>PT_10.K201:PT_10.K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00165202">
                <text:p>0.00165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0417962">
                <text:p>0.0417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454163">
                <text:p>0.0454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494154">
                <text:p>0.0494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51195">
                <text:p>0.05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0525307">
                <text:p>0.0525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371194">
                <text:p>0.0371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0929859">
                <text:p>0.00929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0481522">
                <text:p>0.00481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5.651cm" svg:y="0.315cm" chart:style-name="ch2">
          <text:p>Correl Length vs Temp</text:p>
        </chart:title>
        <chart:plot-area chart:style-name="ch3" table:cell-range-address="PT_10.B203:PT_10.B210 PT_10.L203:PT_10.L210" svg:x="0.319cm" svg:y="1.196cm" svg:width="15.354cm" svg:height="7.63cm">
          <chartooo:coordinate-region svg:x="0.755cm" svg:y="1.356cm" svg:width="14.639cm" svg:height="6.9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10.L203:PT_10.L210" chart:class="chart:scatter">
            <chart:domain table:cell-range-address="PT_10.B203:PT_10.B2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PT_10.B203:PT_10.B210</svg:desc>
                </draw:g>
              </table:table-cell>
              <table:table-cell office:value-type="float" office:value="13.3538784309432">
                <text:p>13.3538784309432</text:p>
                <draw:g>
                  <svg:desc>PT_10.L203:PT_10.L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11.4513246632279">
                <text:p>11.4513246632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9.70242893025855">
                <text:p>9.7024289302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8.40055862216868">
                <text:p>8.4005586221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">
                <text:p>2.35</text:p>
              </table:table-cell>
              <table:table-cell office:value-type="float" office:value="7.14563015144999">
                <text:p>7.14563015144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3.86961371698029">
                <text:p>3.86961371698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.29220603375714">
                <text:p>1.2922060337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0.858208104396017">
                <text:p>0.858208104396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